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Jomolhari" svg:font-family="Jomolhari"/>
    <style:font-face style:name="OpenSymbol" svg:font-family="OpenSymbol"/>
    <style:font-face style:name="DejaVu Sans1" svg:font-family="'DejaVu Sans'" style:font-family-generic="swiss"/>
    <style:font-face style:name="FreeSans" svg:font-family="FreeSans" style:font-family-generic="swiss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WenQuanYi Zen Hei Sharp1" svg:font-family="'WenQuanYi Zen Hei Sharp'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" svg:font-family="FreeMono" style:font-family-generic="swiss" style:font-pitch="variable"/>
    <style:font-face style:name="Jomolhari2" svg:font-family="Jomolha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ransition-table" style:family="table">
      <style:table-properties style:width="6.925in" table:align="margins"/>
    </style:style>
    <style:style style:name="Transition-table.A" style:family="table-column">
      <style:table-column-properties style:column-width="1.3847in" style:rel-column-width="13104*"/>
    </style:style>
    <style:style style:name="Transition-table.C" style:family="table-column">
      <style:table-column-properties style:column-width="1.3854in" style:rel-column-width="13110*"/>
    </style:style>
    <style:style style:name="Transition-table.E" style:family="table-column">
      <style:table-column-properties style:column-width="1.3854in" style:rel-column-width="13113*"/>
    </style:style>
    <style:style style:name="Transition-table.A1" style:family="table-cell">
      <style:table-cell-properties fo:padding="0.0382in" fo:border-left="0.05pt solid #000000" fo:border-right="none" fo:border-top="0.05pt solid #000000" fo:border-bottom="0.05pt solid #000000"/>
    </style:style>
    <style:style style:name="Transition-table.E1" style:family="table-cell">
      <style:table-cell-properties fo:padding="0.0382in" fo:border="0.05pt solid #000000"/>
    </style:style>
    <style:style style:name="Transition-table.A2" style:family="table-cell">
      <style:table-cell-properties fo:padding="0.0382in" fo:border-left="0.05pt solid #000000" fo:border-right="none" fo:border-top="none" fo:border-bottom="0.05pt solid #000000"/>
    </style:style>
    <style:style style:name="Transition-table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Jomolhari1" fo:font-size="16pt" fo:font-weight="bold" officeooo:paragraph-rsid="000a773f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>
        <style:tab-stops>
          <style:tab-stop style:position="0.3437in"/>
        </style:tab-stops>
      </style:paragraph-properties>
      <style:text-properties style:font-name="Jomolhari1" fo:font-size="16pt" style:text-underline-style="none" fo:font-weight="bold" officeooo:paragraph-rsid="001b28a2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Jomolhari1" fo:font-size="16pt" style:text-underline-style="none" fo:font-weight="bold" officeooo:paragraph-rsid="00de50d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Jomolhari1" fo:font-size="16pt" style:text-underline-style="none" fo:font-weight="bold" officeooo:rsid="00a902d6" officeooo:paragraph-rsid="00a902d6" style:font-name-asian="FreeMono1" style:font-size-asian="16pt" style:font-weight-asian="bold" style:font-name-complex="FreeMono1" style:font-size-complex="16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Jomolhari1" fo:font-size="16pt" style:text-underline-style="none" fo:font-weight="bold" officeooo:rsid="00b52492" officeooo:paragraph-rsid="00b5b2a5" style:font-name-asian="FreeMono1" style:font-size-asian="16pt" style:font-weight-asian="bold" style:font-name-complex="FreeMono1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Jomolhari1" fo:font-size="13pt" officeooo:paragraph-rsid="0005a09a" style:font-size-asian="13pt" style:font-size-complex="13pt"/>
    </style:style>
    <style:style style:name="P7" style:family="paragraph" style:parent-style-name="Standard">
      <style:text-properties style:font-name="Jomolhari1" fo:font-size="13pt" officeooo:rsid="0005a09a" officeooo:paragraph-rsid="0005a09a" style:font-size-asian="13pt" style:font-size-complex="13pt"/>
    </style:style>
    <style:style style:name="P8" style:family="paragraph" style:parent-style-name="Standard">
      <style:paragraph-properties fo:text-align="center" style:justify-single-word="false"/>
      <style:text-properties style:font-name="Jomolhari1" fo:font-size="13pt" officeooo:rsid="0005a09a" officeooo:paragraph-rsid="0005a09a" style:font-size-asian="13pt" style:font-size-complex="13pt"/>
    </style:style>
    <style:style style:name="P9" style:family="paragraph" style:parent-style-name="Standard">
      <style:paragraph-properties fo:text-align="center" style:justify-single-word="false"/>
      <style:text-properties style:font-name="Jomolhari1" fo:font-size="13pt" style:text-underline-style="solid" style:text-underline-type="double" style:text-underline-width="auto" style:text-underline-color="font-color" officeooo:paragraph-rsid="0005a09a" style:font-size-asian="13pt" style:font-size-complex="13pt"/>
    </style:style>
    <style:style style:name="P10" style:family="paragraph" style:parent-style-name="Standard">
      <style:paragraph-properties fo:text-align="center" style:justify-single-word="false"/>
      <style:text-properties style:font-name="Jomolhari1" fo:font-size="13pt" style:text-underline-style="solid" style:text-underline-type="double" style:text-underline-width="auto" style:text-underline-color="font-color" officeooo:rsid="0005a09a" officeooo:paragraph-rsid="0005a09a" style:font-size-asian="13pt" style:font-size-complex="13pt"/>
    </style:style>
    <style:style style:name="P11" style:family="paragraph" style:parent-style-name="Standard">
      <style:paragraph-properties fo:text-align="center" style:justify-single-word="false"/>
      <style:text-properties style:font-name="Jomolhari1" fo:font-size="13pt" style:text-underline-style="solid" style:text-underline-type="double" style:text-underline-width="auto" style:text-underline-color="font-color" officeooo:rsid="03719761" officeooo:paragraph-rsid="03719761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paragraph-rsid="0017bb14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paragraph-rsid="001b86f4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paragraph-rsid="00340377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paragraph-rsid="0335413f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paragraph-rsid="03383472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paragraph-rsid="033b5b75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paragraph-rsid="033ff09e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paragraph-rsid="0373e217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06bd6" officeooo:paragraph-rsid="00106bd6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7bb14" officeooo:paragraph-rsid="0017bb14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7bb14" officeooo:paragraph-rsid="0335413f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7bb14" officeooo:paragraph-rsid="033b5b75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98de8" officeooo:paragraph-rsid="00198de8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98de8" officeooo:paragraph-rsid="00106bd6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b28a2" officeooo:paragraph-rsid="001b28a2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b28a2" officeooo:paragraph-rsid="033ff09e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b86f4" officeooo:paragraph-rsid="001b86f4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b86f4" officeooo:paragraph-rsid="023aa38a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b86f4" officeooo:paragraph-rsid="033d4f3b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b86f4" officeooo:paragraph-rsid="03826943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340377" officeooo:paragraph-rsid="00340377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2fc7b4" officeooo:paragraph-rsid="0345fdca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2b382" officeooo:paragraph-rsid="0012b382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a902d6" officeooo:paragraph-rsid="00a902d6" style:font-name-asian="FreeMono1" style:font-size-asian="13pt" style:font-weight-asian="normal" style:font-name-complex="FreeMono1" style:font-size-complex="13pt" style:font-weight-complex="normal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ab9ca3" officeooo:paragraph-rsid="00ab9ca3" style:font-name-asian="FreeMono1" style:font-size-asian="13pt" style:font-weight-asian="normal" style:font-name-complex="FreeMono1" style:font-size-complex="13pt" style:font-weight-complex="normal"/>
    </style:style>
    <style:style style:name="P37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a8a77a" officeooo:paragraph-rsid="00a902d6" style:font-name-asian="FreeMono1" style:font-size-asian="13pt" style:font-weight-asian="normal" style:font-name-complex="FreeMono1" style:font-size-complex="13pt" style:font-weight-complex="normal"/>
    </style:style>
    <style:style style:name="P38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d6e66c" officeooo:paragraph-rsid="01fbaeb3" style:font-name-asian="FreeMono1" style:font-size-asian="13pt" style:font-weight-asian="normal" style:font-name-complex="FreeMono1" style:font-size-complex="13pt" style:font-weight-complex="normal"/>
    </style:style>
    <style:style style:name="P39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dadf9b" officeooo:paragraph-rsid="01233e96" style:font-name-asian="FreeMono1" style:font-size-asian="13pt" style:font-weight-asian="normal" style:font-name-complex="FreeMono1" style:font-size-complex="13pt" style:font-weight-complex="normal"/>
    </style:style>
    <style:style style:name="P40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22f664b" officeooo:paragraph-rsid="022f664b" style:font-name-asian="FreeMono1" style:font-size-asian="13pt" style:font-weight-asian="normal" style:font-name-complex="FreeMono1" style:font-size-complex="13pt" style:font-weight-complex="normal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22f664b" officeooo:paragraph-rsid="02cdb238" style:font-name-asian="FreeMono1" style:font-size-asian="13pt" style:font-weight-asian="normal" style:font-name-complex="FreeMono1" style:font-size-complex="13pt" style:font-weight-complex="normal"/>
    </style:style>
    <style:style style:name="P42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1d0d0b6" officeooo:paragraph-rsid="01d0d0b6" style:font-name-asian="FreeMono1" style:font-size-asian="13pt" style:font-weight-asian="normal" style:font-name-complex="FreeMono1" style:font-size-complex="13pt" style:font-weight-complex="normal"/>
    </style:style>
    <style:style style:name="P43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b5b2a5" officeooo:paragraph-rsid="00d6e66c" style:font-name-asian="FreeMono1" style:font-size-asian="13pt" style:font-weight-asian="normal" style:font-name-complex="FreeMono1" style:font-size-complex="13pt" style:font-weight-complex="normal"/>
    </style:style>
    <style:style style:name="P44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b5b2a5" officeooo:paragraph-rsid="01d61463" style:font-name-asian="FreeMono1" style:font-size-asian="13pt" style:font-weight-asian="normal" style:font-name-complex="FreeMono1" style:font-size-complex="13pt" style:font-weight-complex="normal"/>
    </style:style>
    <style:style style:name="P45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1de4d40" officeooo:paragraph-rsid="01de4d40" style:font-name-asian="FreeMono1" style:font-size-asian="13pt" style:font-weight-asian="normal" style:font-name-complex="FreeMono1" style:font-size-complex="13pt" style:font-weight-complex="normal"/>
    </style:style>
    <style:style style:name="P46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1e49e17" officeooo:paragraph-rsid="01e49e17" style:font-name-asian="FreeMono1" style:font-size-asian="13pt" style:font-weight-asian="normal" style:font-name-complex="FreeMono1" style:font-size-complex="13pt" style:font-weight-complex="normal"/>
    </style:style>
    <style:style style:name="P47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4fc4e4" officeooo:paragraph-rsid="034cbe63" style:font-name-asian="FreeMono1" style:font-size-asian="13pt" style:font-weight-asian="normal" style:font-name-complex="FreeMono1" style:font-size-complex="13pt" style:font-weight-complex="normal"/>
    </style:style>
    <style:style style:name="P48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4fc4e4" officeooo:paragraph-rsid="0389e318" style:font-name-asian="FreeMono1" style:font-size-asian="13pt" style:font-weight-asian="normal" style:font-name-complex="FreeMono1" style:font-size-complex="13pt" style:font-weight-complex="normal"/>
    </style:style>
    <style:style style:name="P49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4fc4e4" officeooo:paragraph-rsid="038a8c49" style:font-name-asian="FreeMono1" style:font-size-asian="13pt" style:font-weight-asian="normal" style:font-name-complex="FreeMono1" style:font-size-complex="13pt" style:font-weight-complex="normal"/>
    </style:style>
    <style:style style:name="P50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4fc4e4" officeooo:paragraph-rsid="038b4376" style:font-name-asian="FreeMono1" style:font-size-asian="13pt" style:font-weight-asian="normal" style:font-name-complex="FreeMono1" style:font-size-complex="13pt" style:font-weight-complex="normal"/>
    </style:style>
    <style:style style:name="P51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4fc4e4" officeooo:paragraph-rsid="039e96a8" style:font-name-asian="FreeMono1" style:font-size-asian="13pt" style:font-weight-asian="normal" style:font-name-complex="FreeMono1" style:font-size-complex="13pt" style:font-weight-complex="normal"/>
    </style:style>
    <style:style style:name="P52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36729a2" officeooo:paragraph-rsid="036a18ce" style:font-name-asian="FreeMono1" style:font-size-asian="13pt" style:font-weight-asian="normal" style:font-name-complex="FreeMono1" style:font-size-complex="13pt" style:font-weight-complex="normal"/>
    </style:style>
    <style:style style:name="P53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365c0fa" officeooo:paragraph-rsid="0365c0fa" style:font-name-asian="FreeMono1" style:font-size-asian="13pt" style:font-weight-asian="normal" style:font-name-complex="FreeMono1" style:font-size-complex="13pt" style:font-weight-complex="normal"/>
    </style:style>
    <style:style style:name="P54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2fc7b4" officeooo:paragraph-rsid="004c9279" style:font-name-asian="FreeMono1" style:font-size-asian="13pt" style:font-weight-asian="normal" style:font-name-complex="FreeMono1" style:font-size-complex="13pt" style:font-weight-complex="normal"/>
    </style:style>
    <style:style style:name="P55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2fc7b4" officeooo:paragraph-rsid="03743e91" style:font-name-asian="FreeMono1" style:font-size-asian="13pt" style:font-weight-asian="normal" style:font-name-complex="FreeMono1" style:font-size-complex="13pt" style:font-weight-complex="normal"/>
    </style:style>
    <style:style style:name="P56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3743e91" officeooo:paragraph-rsid="03743e91" style:font-name-asian="FreeMono1" style:font-size-asian="13pt" style:font-weight-asian="normal" style:font-name-complex="FreeMono1" style:font-size-complex="13pt" style:font-weight-complex="normal"/>
    </style:style>
    <style:style style:name="P57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49fa84" officeooo:paragraph-rsid="03383472" style:font-name-asian="FreeMono1" style:font-size-asian="13pt" style:font-weight-asian="normal" style:font-name-complex="FreeMono1" style:font-size-complex="13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Jomolhari1" fo:font-size="13pt" style:text-underline-style="none" officeooo:paragraph-rsid="0012b382" style:font-size-asian="13pt" style:font-size-complex="13pt"/>
    </style:style>
    <style:style style:name="P59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bold" officeooo:rsid="002350de" officeooo:paragraph-rsid="002350de" style:font-size-asian="13pt" style:font-weight-asian="bold" style:font-size-complex="13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bold" officeooo:rsid="001b28a2" officeooo:paragraph-rsid="03370aa2" style:font-size-asian="13pt" style:font-weight-asian="bold" style:font-size-complex="13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bold" officeooo:rsid="00435bce" officeooo:paragraph-rsid="00435bce" style:font-name-asian="FreeMono1" style:font-size-asian="13pt" style:font-weight-asian="bold" style:font-name-complex="FreeMono1" style:font-size-complex="13pt" style:font-weight-complex="bold"/>
    </style:style>
    <style:style style:name="P62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bold" officeooo:rsid="01d0d0b6" officeooo:paragraph-rsid="021c7ba6" style:font-name-asian="FreeMono1" style:font-size-asian="13pt" style:font-weight-asian="bold" style:font-name-complex="FreeMono1" style:font-size-complex="13pt" style:font-weight-complex="bold"/>
    </style:style>
    <style:style style:name="P63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bold" officeooo:rsid="02a7dc76" officeooo:paragraph-rsid="02a7dc76" style:font-name-asian="FreeMono1" style:font-size-asian="13pt" style:font-weight-asian="bold" style:font-name-complex="FreeMono1" style:font-size-complex="13pt" style:font-weight-complex="bold"/>
    </style:style>
    <style:style style:name="P64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bold" officeooo:rsid="01de4d40" officeooo:paragraph-rsid="01de4d40" style:font-name-asian="FreeMono1" style:font-size-asian="13pt" style:font-weight-asian="bold" style:font-name-complex="FreeMono1" style:font-size-complex="13pt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bold" officeooo:rsid="03383472" officeooo:paragraph-rsid="00435bce" style:font-name-asian="FreeMono1" style:font-size-asian="13pt" style:font-weight-asian="bold" style:font-name-complex="FreeMono1" style:font-size-complex="13pt" style:font-weight-complex="bold"/>
    </style:style>
    <style:style style:name="P66" style:family="paragraph" style:parent-style-name="Standard">
      <style:paragraph-properties style:text-autospace="none"/>
      <style:text-properties style:font-name="Jomolhari1" fo:font-size="13pt" fo:font-weight="bold" officeooo:rsid="0029c6eb" officeooo:paragraph-rsid="0029c6eb" style:font-name-asian="FreeMono1" style:font-size-asian="13pt" style:font-weight-asian="bold" style:font-name-complex="FreeMono1" style:font-size-complex="13pt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Jomolhari1" fo:font-size="13pt" fo:font-weight="bold" officeooo:rsid="0029c6eb" officeooo:paragraph-rsid="001b86f4" style:font-name-asian="FreeMono1" style:font-size-asian="13pt" style:font-weight-asian="bold" style:font-name-complex="FreeMono1" style:font-size-complex="13pt" style:font-weight-complex="bold"/>
    </style:style>
    <style:style style:name="P68" style:family="paragraph" style:parent-style-name="Standard">
      <style:paragraph-properties style:text-autospace="none"/>
      <style:text-properties style:font-name="Jomolhari1" fo:font-size="13pt" fo:font-weight="normal" officeooo:rsid="002db2b4" officeooo:paragraph-rsid="002db2b4" style:font-name-asian="FreeMono1" style:font-size-asian="13pt" style:font-weight-asian="normal" style:font-name-complex="FreeMono1" style:font-size-complex="13pt" style:font-weight-complex="normal"/>
    </style:style>
    <style:style style:name="P69" style:family="paragraph" style:parent-style-name="Standard">
      <style:paragraph-properties style:text-autospace="none"/>
      <style:text-properties style:font-name="Jomolhari1" fo:font-size="13pt" fo:font-weight="normal" officeooo:rsid="0345fdca" officeooo:paragraph-rsid="002db2b4" style:font-name-asian="FreeMono1" style:font-size-asian="13pt" style:font-weight-asian="normal" style:font-name-complex="FreeMono1" style:font-size-complex="13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FreeMono" fo:font-size="13pt" fo:font-style="normal" fo:font-weight="normal" officeooo:rsid="001b86f4" officeooo:paragraph-rsid="033d4f3b" style:font-name-asian="FreeMono1" style:font-size-asian="13pt" style:font-style-asian="normal" style:font-weight-asian="normal" style:font-name-complex="FreeMono1" style:font-size-complex="13pt" style:font-style-complex="normal" style:font-weight-complex="normal"/>
    </style:style>
    <style:style style:name="P71" style:family="paragraph" style:parent-style-name="Standard">
      <style:paragraph-properties style:text-autospace="none"/>
      <style:text-properties style:font-name="FreeMono" fo:font-size="13pt" fo:font-style="normal" fo:font-weight="normal" officeooo:paragraph-rsid="033d4f3b" style:font-name-asian="FreeMono1" style:font-size-asian="13pt" style:font-style-asian="normal" style:font-weight-asian="normal" style:font-name-complex="FreeMono1" style:font-size-complex="13pt" style:font-style-complex="normal" style:font-weight-complex="normal"/>
    </style:style>
    <style:style style:name="P72" style:family="paragraph" style:parent-style-name="Standard">
      <style:paragraph-properties style:text-autospace="none"/>
      <style:text-properties style:font-name="FreeMono" fo:font-size="13pt" fo:font-style="normal" fo:font-weight="normal" officeooo:rsid="037dc1ba" officeooo:paragraph-rsid="033d4f3b" style:font-name-asian="FreeMono1" style:font-size-asian="13pt" style:font-style-asian="normal" style:font-weight-asian="normal" style:font-name-complex="FreeMono1" style:font-size-complex="13pt" style:font-style-complex="normal" style:font-weight-complex="normal"/>
    </style:style>
    <style:style style:name="P73" style:family="paragraph" style:parent-style-name="Standard">
      <style:paragraph-properties style:text-autospace="none"/>
      <style:text-properties style:font-name="FreeMono" fo:font-size="13pt" fo:font-style="normal" fo:font-weight="normal" officeooo:rsid="037dc1ba" officeooo:paragraph-rsid="03826943" style:font-name-asian="FreeMono1" style:font-size-asian="13pt" style:font-style-asian="normal" style:font-weight-asian="normal" style:font-name-complex="FreeMono1" style:font-size-complex="13pt" style:font-style-complex="normal" style:font-weight-complex="normal"/>
    </style:style>
    <style:style style:name="P74" style:family="paragraph" style:parent-style-name="Standard">
      <style:paragraph-properties style:text-autospace="none"/>
      <style:text-properties style:font-name="FreeMono" fo:font-size="13pt" officeooo:paragraph-rsid="033d4f3b" style:font-name-asian="FreeMono1" style:font-size-asian="13pt" style:font-name-complex="FreeMono1" style:font-size-complex="13pt"/>
    </style:style>
    <style:style style:name="P75" style:family="paragraph" style:parent-style-name="Standard">
      <style:paragraph-properties style:text-autospace="none"/>
      <style:text-properties style:font-name="FreeMono" fo:font-size="13pt" officeooo:paragraph-rsid="03816ce2" style:font-name-asian="FreeMono1" style:font-size-asian="13pt" style:font-name-complex="FreeMono1" style:font-size-complex="13pt"/>
    </style:style>
    <style:style style:name="P76" style:family="paragraph" style:parent-style-name="Standard">
      <style:paragraph-properties fo:text-align="start" style:justify-single-word="false"/>
      <style:text-properties style:font-name="FreeMono" fo:font-size="13pt" style:text-underline-style="none" fo:font-weight="normal" officeooo:paragraph-rsid="003a42fd" style:font-size-asian="13pt" style:font-weight-asian="normal" style:font-size-complex="13pt" style:font-weight-complex="normal"/>
    </style:style>
    <style:style style:name="P77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paragraph-rsid="008c158b" style:font-size-asian="13pt" style:font-weight-asian="normal" style:font-size-complex="13pt" style:font-weight-complex="normal"/>
    </style:style>
    <style:style style:name="P78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paragraph-rsid="00a902d6" style:font-size-asian="13pt" style:font-weight-asian="normal" style:font-size-complex="13pt" style:font-weight-complex="normal"/>
    </style:style>
    <style:style style:name="P79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paragraph-rsid="00de50d8" style:font-size-asian="13pt" style:font-weight-asian="normal" style:font-size-complex="13pt" style:font-weight-complex="normal"/>
    </style:style>
    <style:style style:name="P80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paragraph-rsid="007bcdf1" style:font-size-asian="13pt" style:font-weight-asian="normal" style:font-size-complex="13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FreeMono" fo:font-size="13pt" style:text-underline-style="none" fo:font-weight="normal" officeooo:paragraph-rsid="0345fdca" style:font-size-asian="13pt" style:font-weight-asian="normal" style:font-size-complex="13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FreeMono" fo:font-size="13pt" style:text-underline-style="none" fo:font-weight="normal" officeooo:rsid="0037bfbf" officeooo:paragraph-rsid="0037bfbf" style:font-size-asian="13pt" style:font-weight-asian="normal" style:font-size-complex="13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FreeMono" fo:font-size="13pt" style:text-underline-style="none" fo:font-weight="normal" officeooo:rsid="003c1f98" officeooo:paragraph-rsid="003c1f98" style:font-size-asian="13pt" style:font-weight-asian="normal" style:font-size-complex="13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FreeMono" fo:font-size="13pt" style:text-underline-style="none" fo:font-weight="normal" officeooo:rsid="003a42fd" officeooo:paragraph-rsid="003a42fd" style:font-size-asian="13pt" style:font-weight-asian="normal" style:font-size-complex="13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FreeMono" fo:font-size="13pt" style:text-underline-style="none" fo:font-weight="normal" officeooo:rsid="002fc7b4" officeooo:paragraph-rsid="0345fdca" style:font-size-asian="13pt" style:font-weight-asian="normal" style:font-size-complex="13pt" style:font-weight-complex="normal"/>
    </style:style>
    <style:style style:name="P86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4fc4e4" officeooo:paragraph-rsid="00de50d8" style:font-name-asian="FreeMono1" style:font-size-asian="13pt" style:font-weight-asian="normal" style:font-name-complex="FreeMono1" style:font-size-complex="13pt" style:font-weight-complex="normal"/>
    </style:style>
    <style:style style:name="P87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4fc4e4" officeooo:paragraph-rsid="03383472" style:font-name-asian="FreeMono1" style:font-size-asian="13pt" style:font-weight-asian="normal" style:font-name-complex="FreeMono1" style:font-size-complex="13pt" style:font-weight-complex="normal"/>
    </style:style>
    <style:style style:name="P88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4fc4e4" officeooo:paragraph-rsid="03743e91" style:font-name-asian="FreeMono1" style:font-size-asian="13pt" style:font-weight-asian="normal" style:font-name-complex="FreeMono1" style:font-size-complex="13pt" style:font-weight-complex="normal"/>
    </style:style>
    <style:style style:name="P89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4fc4e4" officeooo:paragraph-rsid="0389e318" style:font-name-asian="FreeMono1" style:font-size-asian="13pt" style:font-weight-asian="normal" style:font-name-complex="FreeMono1" style:font-size-complex="13pt" style:font-weight-complex="normal"/>
    </style:style>
    <style:style style:name="P90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4fc4e4" officeooo:paragraph-rsid="038a8c49" style:font-name-asian="FreeMono1" style:font-size-asian="13pt" style:font-weight-asian="normal" style:font-name-complex="FreeMono1" style:font-size-complex="13pt" style:font-weight-complex="normal"/>
    </style:style>
    <style:style style:name="P91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4fc4e4" officeooo:paragraph-rsid="038b4376" style:font-name-asian="FreeMono1" style:font-size-asian="13pt" style:font-weight-asian="normal" style:font-name-complex="FreeMono1" style:font-size-complex="13pt" style:font-weight-complex="normal"/>
    </style:style>
    <style:style style:name="P92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4fc4e4" officeooo:paragraph-rsid="039e96a8" style:font-name-asian="FreeMono1" style:font-size-asian="13pt" style:font-weight-asian="normal" style:font-name-complex="FreeMono1" style:font-size-complex="13pt" style:font-weight-complex="normal"/>
    </style:style>
    <style:style style:name="P93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7bcdf1" officeooo:paragraph-rsid="007bcdf1" style:font-name-asian="FreeMono1" style:font-size-asian="13pt" style:font-weight-asian="normal" style:font-name-complex="FreeMono1" style:font-size-complex="13pt" style:font-weight-complex="normal"/>
    </style:style>
    <style:style style:name="P94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8722b6" officeooo:paragraph-rsid="007bcdf1" style:font-name-asian="FreeMono1" style:font-size-asian="13pt" style:font-weight-asian="normal" style:font-name-complex="FreeMono1" style:font-size-complex="13pt" style:font-weight-complex="normal"/>
    </style:style>
    <style:style style:name="P95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8c158b" officeooo:paragraph-rsid="008c158b" style:font-name-asian="FreeMono1" style:font-size-asian="13pt" style:font-weight-asian="normal" style:font-name-complex="FreeMono1" style:font-size-complex="13pt" style:font-weight-complex="normal"/>
    </style:style>
    <style:style style:name="P96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8d752e" officeooo:paragraph-rsid="008d752e" style:font-name-asian="FreeMono1" style:font-size-asian="13pt" style:font-weight-asian="normal" style:font-name-complex="FreeMono1" style:font-size-complex="13pt" style:font-weight-complex="normal"/>
    </style:style>
    <style:style style:name="P97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9914bb" officeooo:paragraph-rsid="00de50d8" style:font-name-asian="FreeMono1" style:font-size-asian="13pt" style:font-weight-asian="normal" style:font-name-complex="FreeMono1" style:font-size-complex="13pt" style:font-weight-complex="normal"/>
    </style:style>
    <style:style style:name="P98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9914bb" officeooo:paragraph-rsid="01a09486" style:font-name-asian="FreeMono1" style:font-size-asian="13pt" style:font-weight-asian="normal" style:font-name-complex="FreeMono1" style:font-size-complex="13pt" style:font-weight-complex="normal"/>
    </style:style>
    <style:style style:name="P99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ab9ca3" officeooo:paragraph-rsid="00ab9ca3" style:font-name-asian="FreeMono1" style:font-size-asian="13pt" style:font-weight-asian="normal" style:font-name-complex="FreeMono1" style:font-size-complex="13pt" style:font-weight-complex="normal"/>
    </style:style>
    <style:style style:name="P100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ab9ca3" officeooo:paragraph-rsid="039e96a8" style:font-name-asian="FreeMono1" style:font-size-asian="13pt" style:font-weight-asian="normal" style:font-name-complex="FreeMono1" style:font-size-complex="13pt" style:font-weight-complex="normal"/>
    </style:style>
    <style:style style:name="P101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dadf9b" officeooo:paragraph-rsid="00dd84a8" style:font-name-asian="FreeMono1" style:font-size-asian="13pt" style:font-weight-asian="normal" style:font-name-complex="FreeMono1" style:font-size-complex="13pt" style:font-weight-complex="normal"/>
    </style:style>
    <style:style style:name="P102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d1c2ad" officeooo:paragraph-rsid="01d0d0b6" style:font-name-asian="FreeMono1" style:font-size-asian="13pt" style:font-weight-asian="normal" style:font-name-complex="FreeMono1" style:font-size-complex="13pt" style:font-weight-complex="normal"/>
    </style:style>
    <style:style style:name="P103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d1c2ad" officeooo:paragraph-rsid="023f7307" style:font-name-asian="FreeMono1" style:font-size-asian="13pt" style:font-weight-asian="normal" style:font-name-complex="FreeMono1" style:font-size-complex="13pt" style:font-weight-complex="normal"/>
    </style:style>
    <style:style style:name="P104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ed301e" officeooo:paragraph-rsid="01ed301e" style:font-name-asian="FreeMono1" style:font-size-asian="13pt" style:font-weight-asian="normal" style:font-name-complex="FreeMono1" style:font-size-complex="13pt" style:font-weight-complex="normal"/>
    </style:style>
    <style:style style:name="P105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e49e17" officeooo:paragraph-rsid="01e49e17" style:font-name-asian="FreeMono1" style:font-size-asian="13pt" style:font-weight-asian="normal" style:font-name-complex="FreeMono1" style:font-size-complex="13pt" style:font-weight-complex="normal"/>
    </style:style>
    <style:style style:name="P106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de4d40" officeooo:paragraph-rsid="01de4d40" style:font-name-asian="FreeMono1" style:font-size-asian="13pt" style:font-weight-asian="normal" style:font-name-complex="FreeMono1" style:font-size-complex="13pt" style:font-weight-complex="normal"/>
    </style:style>
    <style:style style:name="P107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de68a0" officeooo:paragraph-rsid="01de68a0" style:font-name-asian="FreeMono1" style:font-size-asian="13pt" style:font-weight-asian="normal" style:font-name-complex="FreeMono1" style:font-size-complex="13pt" style:font-weight-complex="normal"/>
    </style:style>
    <style:style style:name="P108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365c0fa" officeooo:paragraph-rsid="0365c0fa" style:font-name-asian="FreeMono1" style:font-size-asian="13pt" style:font-weight-asian="normal" style:font-name-complex="FreeMono1" style:font-size-complex="13pt" style:font-weight-complex="normal"/>
    </style:style>
    <style:style style:name="P109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3743e91" officeooo:paragraph-rsid="03743e91" style:font-name-asian="FreeMono1" style:font-size-asian="13pt" style:font-weight-asian="normal" style:font-name-complex="FreeMono1" style:font-size-complex="13pt" style:font-weight-complex="normal"/>
    </style:style>
    <style:style style:name="P110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3743e91" officeooo:paragraph-rsid="0389e318" style:font-name-asian="FreeMono1" style:font-size-asian="13pt" style:font-weight-asian="normal" style:font-name-complex="FreeMono1" style:font-size-complex="13pt" style:font-weight-complex="normal"/>
    </style:style>
    <style:style style:name="P111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3743e91" officeooo:paragraph-rsid="038b4376" style:font-name-asian="FreeMono1" style:font-size-asian="13pt" style:font-weight-asian="normal" style:font-name-complex="FreeMono1" style:font-size-complex="13pt" style:font-weight-complex="normal"/>
    </style:style>
    <style:style style:name="P112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3743e91" officeooo:paragraph-rsid="039e96a8" style:font-name-asian="FreeMono1" style:font-size-asian="13pt" style:font-weight-asian="normal" style:font-name-complex="FreeMono1" style:font-size-complex="13pt" style:font-weight-complex="normal"/>
    </style:style>
    <style:style style:name="P113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3743e91" officeooo:paragraph-rsid="03c71e8e" style:font-name-asian="FreeMono1" style:font-size-asian="13pt" style:font-weight-asian="normal" style:font-name-complex="FreeMono1" style:font-size-complex="13pt" style:font-weight-complex="normal"/>
    </style:style>
    <style:style style:name="P114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3868f74" officeooo:paragraph-rsid="03383472" style:font-name-asian="FreeMono1" style:font-size-asian="13pt" style:font-weight-asian="normal" style:font-name-complex="FreeMono1" style:font-size-complex="13pt" style:font-weight-complex="normal"/>
    </style:style>
    <style:style style:name="P115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3cfdfff" officeooo:paragraph-rsid="03cfdfff" style:font-name-asian="FreeMono1" style:font-size-asian="13pt" style:font-weight-asian="normal" style:font-name-complex="FreeMono1" style:font-size-complex="13pt" style:font-weight-complex="normal"/>
    </style:style>
    <style:style style:name="P116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79935e" officeooo:paragraph-rsid="02558c26" style:font-name-asian="FreeMono1" style:font-size-asian="11.3500003814697pt" style:font-weight-asian="normal" style:font-name-complex="FreeMono1" style:font-size-complex="13pt" style:font-weight-complex="normal"/>
    </style:style>
    <style:style style:name="P117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254d87a" officeooo:paragraph-rsid="0254d87a" style:font-name-asian="FreeMono1" style:font-size-asian="11.3500003814697pt" style:font-weight-asian="normal" style:font-name-complex="FreeMono1" style:font-size-complex="13pt" style:font-weight-complex="normal"/>
    </style:style>
    <style:style style:name="P118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255aa24" officeooo:paragraph-rsid="0255aa24" style:font-name-asian="FreeMono1" style:font-size-asian="11.3500003814697pt" style:font-weight-asian="normal" style:font-name-complex="FreeMono1" style:font-size-complex="13pt" style:font-weight-complex="normal"/>
    </style:style>
    <style:style style:name="P119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24d1d0b" officeooo:paragraph-rsid="024c4d7d" style:font-name-asian="FreeMono1" style:font-size-asian="11.3500003814697pt" style:font-weight-asian="normal" style:font-name-complex="FreeMono1" style:font-size-complex="13pt" style:font-weight-complex="normal"/>
    </style:style>
    <style:style style:name="P120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79ffd1" officeooo:paragraph-rsid="03c71e8e" style:font-name-asian="FreeMono1" style:font-size-asian="11.3500003814697pt" style:font-weight-asian="normal" style:font-name-complex="FreeMono1" style:font-size-complex="13pt" style:font-weight-complex="normal"/>
    </style:style>
    <style:style style:name="P121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79ffd1" officeooo:paragraph-rsid="0079ffd1" style:font-name-asian="FreeMono1" style:font-size-asian="11.3500003814697pt" style:font-weight-asian="normal" style:font-name-complex="FreeMono1" style:font-size-complex="13pt" style:font-weight-complex="normal"/>
    </style:style>
    <style:style style:name="P122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bold" officeooo:rsid="00d1c2ad" officeooo:paragraph-rsid="01bfdbd5" style:font-name-asian="FreeMono1" style:font-size-asian="13pt" style:font-weight-asian="bold" style:font-name-complex="FreeMono1" style:font-size-complex="13pt" style:font-weight-complex="bold"/>
    </style:style>
    <style:style style:name="P123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bold" officeooo:rsid="00a5fdb6" officeooo:paragraph-rsid="00a5fdb6" style:font-name-asian="FreeMono1" style:font-size-asian="13pt" style:font-weight-asian="bold" style:font-name-complex="FreeMono1" style:font-size-complex="13pt" style:font-weight-complex="bold"/>
    </style:style>
    <style:style style:name="P124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bold" officeooo:rsid="024c4d7d" officeooo:paragraph-rsid="024c4d7d" style:font-name-asian="FreeMono1" style:font-size-asian="11.3500003814697pt" style:font-weight-asian="bold" style:font-name-complex="FreeMono1" style:font-size-complex="13pt" style:font-weight-complex="bold"/>
    </style:style>
    <style:style style:name="P125" style:family="paragraph" style:parent-style-name="Standard">
      <style:paragraph-properties fo:text-align="start" style:justify-single-word="false" style:text-autospace="none"/>
      <style:text-properties style:font-name="FreeMono" officeooo:paragraph-rsid="01de4d40"/>
    </style:style>
    <style:style style:name="P126" style:family="paragraph" style:parent-style-name="Standard">
      <style:paragraph-properties fo:text-align="start" style:justify-single-word="false" style:text-autospace="none"/>
      <style:text-properties style:font-name="FreeMono" officeooo:paragraph-rsid="01de68a0"/>
    </style:style>
    <style:style style:name="P127" style:family="paragraph" style:parent-style-name="Standard">
      <style:paragraph-properties fo:text-align="start" style:justify-single-word="false" style:text-autospace="none"/>
      <style:text-properties style:font-name="FreeMono" officeooo:paragraph-rsid="020f642b"/>
    </style:style>
    <style:style style:name="P128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paragraph-rsid="03a44914" style:font-size-asian="13pt" style:font-weight-asian="normal" style:font-size-complex="13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Jomolhari2" fo:font-size="13pt" style:text-underline-style="none" fo:font-weight="normal" officeooo:rsid="0037bfbf" officeooo:paragraph-rsid="0037bfbf" style:font-size-asian="13pt" style:font-weight-asian="normal" style:font-size-complex="13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Jomolhari2" fo:font-size="13pt" style:text-underline-style="none" fo:font-weight="normal" officeooo:rsid="001b28a2" officeooo:paragraph-rsid="0373e217" style:font-size-asian="13pt" style:font-weight-asian="normal" style:font-size-complex="13pt" style:font-weight-complex="normal"/>
    </style:style>
    <style:style style:name="P131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bc3a" officeooo:paragraph-rsid="0079bc3a" style:font-name-asian="FreeMono1" style:font-size-asian="13pt" style:font-weight-asian="normal" style:font-name-complex="FreeMono1" style:font-size-complex="13pt" style:font-weight-complex="normal"/>
    </style:style>
    <style:style style:name="P132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bc3a" officeooo:paragraph-rsid="009d3326" style:font-name-asian="FreeMono1" style:font-size-asian="13pt" style:font-weight-asian="normal" style:font-name-complex="FreeMono1" style:font-size-complex="13pt" style:font-weight-complex="normal"/>
    </style:style>
    <style:style style:name="P133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bc3a" officeooo:paragraph-rsid="03a44914" style:font-name-asian="FreeMono1" style:font-size-asian="13pt" style:font-weight-asian="normal" style:font-name-complex="FreeMono1" style:font-size-complex="13pt" style:font-weight-complex="normal"/>
    </style:style>
    <style:style style:name="P134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bcdf1" officeooo:paragraph-rsid="007bcdf1" style:font-name-asian="FreeMono1" style:font-size-asian="13pt" style:font-weight-asian="normal" style:font-name-complex="FreeMono1" style:font-size-complex="13pt" style:font-weight-complex="normal"/>
    </style:style>
    <style:style style:name="P135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8c158b" officeooo:paragraph-rsid="008c158b" style:font-name-asian="FreeMono1" style:font-size-asian="13pt" style:font-weight-asian="normal" style:font-name-complex="FreeMono1" style:font-size-complex="13pt" style:font-weight-complex="normal"/>
    </style:style>
    <style:style style:name="P136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8d752e" officeooo:paragraph-rsid="008d752e" style:font-name-asian="FreeMono1" style:font-size-asian="13pt" style:font-weight-asian="normal" style:font-name-complex="FreeMono1" style:font-size-complex="13pt" style:font-weight-complex="normal"/>
    </style:style>
    <style:style style:name="P137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9d3326" officeooo:paragraph-rsid="00a28bbc" style:font-name-asian="FreeMono1" style:font-size-asian="13pt" style:font-weight-asian="normal" style:font-name-complex="FreeMono1" style:font-size-complex="13pt" style:font-weight-complex="normal"/>
    </style:style>
    <style:style style:name="P138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a902d6" officeooo:paragraph-rsid="00a902d6" style:font-name-asian="FreeMono1" style:font-size-asian="13pt" style:font-weight-asian="normal" style:font-name-complex="FreeMono1" style:font-size-complex="13pt" style:font-weight-complex="normal"/>
    </style:style>
    <style:style style:name="P139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892451" officeooo:paragraph-rsid="00892451" style:font-name-asian="FreeMono1" style:font-size-asian="13pt" style:font-weight-asian="normal" style:font-name-complex="FreeMono1" style:font-size-complex="13pt" style:font-weight-complex="normal"/>
    </style:style>
    <style:style style:name="P140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ed301e" officeooo:paragraph-rsid="01eebbae" style:font-name-asian="FreeMono1" style:font-size-asian="13pt" style:font-weight-asian="normal" style:font-name-complex="FreeMono1" style:font-size-complex="13pt" style:font-weight-complex="normal"/>
    </style:style>
    <style:style style:name="P141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ed301e" officeooo:paragraph-rsid="01ed301e" style:font-name-asian="FreeMono1" style:font-size-asian="13pt" style:font-weight-asian="normal" style:font-name-complex="FreeMono1" style:font-size-complex="13pt" style:font-weight-complex="normal"/>
    </style:style>
    <style:style style:name="P142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eb37a6" officeooo:paragraph-rsid="01eb37a6" style:font-name-asian="FreeMono1" style:font-size-asian="13pt" style:font-weight-asian="normal" style:font-name-complex="FreeMono1" style:font-size-complex="13pt" style:font-weight-complex="normal"/>
    </style:style>
    <style:style style:name="P143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eb37a6" officeooo:paragraph-rsid="025d142f" style:font-name-asian="FreeMono1" style:font-size-asian="13pt" style:font-weight-asian="normal" style:font-name-complex="FreeMono1" style:font-size-complex="13pt" style:font-weight-complex="normal"/>
    </style:style>
    <style:style style:name="P144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eb37a6" officeooo:paragraph-rsid="029792bf" style:font-name-asian="FreeMono1" style:font-size-asian="13pt" style:font-weight-asian="normal" style:font-name-complex="FreeMono1" style:font-size-complex="13pt" style:font-weight-complex="normal"/>
    </style:style>
    <style:style style:name="P145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eb37a6" officeooo:paragraph-rsid="031f8c09" style:font-name-asian="FreeMono1" style:font-size-asian="13pt" style:font-weight-asian="normal" style:font-name-complex="FreeMono1" style:font-size-complex="13pt" style:font-weight-complex="normal"/>
    </style:style>
    <style:style style:name="P146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29792bf" officeooo:paragraph-rsid="029792bf" style:font-name-asian="FreeMono1" style:font-size-asian="13pt" style:font-weight-asian="normal" style:font-name-complex="FreeMono1" style:font-size-complex="13pt" style:font-weight-complex="normal"/>
    </style:style>
    <style:style style:name="P147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d0d0b6" officeooo:paragraph-rsid="02a7dc76" style:font-name-asian="FreeMono1" style:font-size-asian="13pt" style:font-weight-asian="normal" style:font-name-complex="FreeMono1" style:font-size-complex="13pt" style:font-weight-complex="normal"/>
    </style:style>
    <style:style style:name="P148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d0d0b6" officeooo:paragraph-rsid="02f24ec6" style:font-name-asian="FreeMono1" style:font-size-asian="13pt" style:font-weight-asian="normal" style:font-name-complex="FreeMono1" style:font-size-complex="13pt" style:font-weight-complex="normal"/>
    </style:style>
    <style:style style:name="P149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d0d0b6" officeooo:paragraph-rsid="0306e5b5" style:font-name-asian="FreeMono1" style:font-size-asian="13pt" style:font-weight-asian="normal" style:font-name-complex="FreeMono1" style:font-size-complex="13pt" style:font-weight-complex="normal"/>
    </style:style>
    <style:style style:name="P150" style:family="paragraph" style:parent-style-name="Standard">
      <style:paragraph-properties fo:text-align="center" style:justify-single-word="false" style:text-autospace="none"/>
      <style:text-properties style:font-name="Jomolhari2" fo:font-size="13pt" style:text-underline-style="none" fo:font-weight="normal" officeooo:rsid="01d0d0b6" officeooo:paragraph-rsid="0306fc29" style:font-name-asian="FreeMono1" style:font-size-asian="13pt" style:font-weight-asian="normal" style:font-name-complex="FreeMono1" style:font-size-complex="13pt" style:font-weight-complex="normal"/>
    </style:style>
    <style:style style:name="P151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2ac999a" officeooo:paragraph-rsid="02ac999a" style:font-name-asian="FreeMono1" style:font-size-asian="13pt" style:font-weight-asian="normal" style:font-name-complex="FreeMono1" style:font-size-complex="13pt" style:font-weight-complex="normal"/>
    </style:style>
    <style:style style:name="P152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2fdad5f" officeooo:paragraph-rsid="02fdad5f" style:font-name-asian="FreeMono1" style:font-size-asian="13pt" style:font-weight-asian="normal" style:font-name-complex="FreeMono1" style:font-size-complex="13pt" style:font-weight-complex="normal"/>
    </style:style>
    <style:style style:name="P153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30204e6" officeooo:paragraph-rsid="030204e6" style:font-name-asian="FreeMono1" style:font-size-asian="13pt" style:font-weight-asian="normal" style:font-name-complex="FreeMono1" style:font-size-complex="13pt" style:font-weight-complex="normal"/>
    </style:style>
    <style:style style:name="P154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e95d09" officeooo:paragraph-rsid="020f642b" style:font-name-asian="FreeMono1" style:font-size-asian="13pt" style:font-weight-asian="normal" style:font-name-complex="FreeMono1" style:font-size-complex="13pt" style:font-weight-complex="normal"/>
    </style:style>
    <style:style style:name="P155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345fdca" officeooo:paragraph-rsid="0345fdca" style:font-name-asian="FreeMono1" style:font-size-asian="13pt" style:font-weight-asian="normal" style:font-name-complex="FreeMono1" style:font-size-complex="13pt" style:font-weight-complex="normal"/>
    </style:style>
    <style:style style:name="P156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24e7320" officeooo:paragraph-rsid="0079bc3a" style:font-name-asian="FreeMono1" style:font-size-asian="13pt" style:font-weight-asian="normal" style:font-name-complex="FreeMono1" style:font-size-complex="13pt" style:font-weight-complex="normal"/>
    </style:style>
    <style:style style:name="P157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4fc4e4" officeooo:paragraph-rsid="03c8be22" style:font-name-asian="FreeMono1" style:font-size-asian="13pt" style:font-weight-asian="normal" style:font-name-complex="FreeMono1" style:font-size-complex="13pt" style:font-weight-complex="normal"/>
    </style:style>
    <style:style style:name="P158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bc3a" officeooo:paragraph-rsid="0079bc3a" style:font-name-asian="FreeMono1" style:font-size-asian="11.3500003814697pt" style:font-weight-asian="normal" style:font-name-complex="FreeMono1" style:font-size-complex="13pt" style:font-weight-complex="normal"/>
    </style:style>
    <style:style style:name="P159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bc3a" officeooo:paragraph-rsid="03a117d8" style:font-name-asian="FreeMono1" style:font-size-asian="11.3500003814697pt" style:font-weight-asian="normal" style:font-name-complex="FreeMono1" style:font-size-complex="13pt" style:font-weight-complex="normal"/>
    </style:style>
    <style:style style:name="P160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ffd1" officeooo:paragraph-rsid="0079ffd1" style:font-name-asian="FreeMono1" style:font-size-asian="11.3500003814697pt" style:font-weight-asian="normal" style:font-name-complex="FreeMono1" style:font-size-complex="13pt" style:font-weight-complex="normal"/>
    </style:style>
    <style:style style:name="P161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d1c2ad" officeooo:paragraph-rsid="01a09486" style:font-name-asian="FreeMono1" style:font-size-asian="11.3500003814697pt" style:font-weight-asian="normal" style:font-name-complex="FreeMono1" style:font-size-complex="13pt" style:font-weight-complex="normal"/>
    </style:style>
    <style:style style:name="P162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d1c2ad" officeooo:paragraph-rsid="01abfe7f" style:font-name-asian="FreeMono1" style:font-size-asian="11.3500003814697pt" style:font-weight-asian="normal" style:font-name-complex="FreeMono1" style:font-size-complex="13pt" style:font-weight-complex="normal"/>
    </style:style>
    <style:style style:name="P163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d1c2ad" officeooo:paragraph-rsid="01b006cd" style:font-name-asian="FreeMono1" style:font-size-asian="11.3500003814697pt" style:font-weight-asian="normal" style:font-name-complex="FreeMono1" style:font-size-complex="13pt" style:font-weight-complex="normal"/>
    </style:style>
    <style:style style:name="P164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d1c2ad" officeooo:paragraph-rsid="01bf0d21" style:font-name-asian="FreeMono1" style:font-size-asian="11.3500003814697pt" style:font-weight-asian="normal" style:font-name-complex="FreeMono1" style:font-size-complex="13pt" style:font-weight-complex="normal"/>
    </style:style>
    <style:style style:name="P165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d1c2ad" officeooo:paragraph-rsid="01f8ae7d" style:font-name-asian="FreeMono1" style:font-size-asian="11.3500003814697pt" style:font-weight-asian="normal" style:font-name-complex="FreeMono1" style:font-size-complex="13pt" style:font-weight-complex="normal"/>
    </style:style>
    <style:style style:name="P166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d1c2ad" officeooo:paragraph-rsid="022f664b" style:font-name-asian="FreeMono1" style:font-size-asian="11.3500003814697pt" style:font-weight-asian="normal" style:font-name-complex="FreeMono1" style:font-size-complex="13pt" style:font-weight-complex="normal"/>
    </style:style>
    <style:style style:name="P167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9bf705" officeooo:paragraph-rsid="019bf705" style:font-name-asian="FreeMono1" style:font-size-asian="11.3500003814697pt" style:font-weight-asian="normal" style:font-name-complex="FreeMono1" style:font-size-complex="13pt" style:font-weight-complex="normal"/>
    </style:style>
    <style:style style:name="P168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a09486" officeooo:paragraph-rsid="01a09486" style:font-name-asian="FreeMono1" style:font-size-asian="11.3500003814697pt" style:font-weight-asian="normal" style:font-name-complex="FreeMono1" style:font-size-complex="13pt" style:font-weight-complex="normal"/>
    </style:style>
    <style:style style:name="P169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a09486" officeooo:paragraph-rsid="01a12e7e" style:font-name-asian="FreeMono1" style:font-size-asian="11.3500003814697pt" style:font-weight-asian="normal" style:font-name-complex="FreeMono1" style:font-size-complex="13pt" style:font-weight-complex="normal"/>
    </style:style>
    <style:style style:name="P170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a596c9" officeooo:paragraph-rsid="01abfe7f" style:font-name-asian="FreeMono1" style:font-size-asian="11.3500003814697pt" style:font-weight-asian="normal" style:font-name-complex="FreeMono1" style:font-size-complex="13pt" style:font-weight-complex="normal"/>
    </style:style>
    <style:style style:name="P171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24c4d7d" officeooo:paragraph-rsid="024c4d7d" style:font-name-asian="FreeMono1" style:font-size-asian="11.3500003814697pt" style:font-weight-asian="normal" style:font-name-complex="FreeMono1" style:font-size-complex="13pt" style:font-weight-complex="normal"/>
    </style:style>
    <style:style style:name="P172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254d87a" officeooo:paragraph-rsid="0254785b" style:font-name-asian="FreeMono1" style:font-size-asian="11.3500003814697pt" style:font-weight-asian="normal" style:font-name-complex="FreeMono1" style:font-size-complex="13pt" style:font-weight-complex="normal"/>
    </style:style>
    <style:style style:name="P173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254d87a" officeooo:paragraph-rsid="0254d87a" style:font-name-asian="FreeMono1" style:font-size-asian="11.3500003814697pt" style:font-weight-asian="normal" style:font-name-complex="FreeMono1" style:font-size-complex="13pt" style:font-weight-complex="normal"/>
    </style:style>
    <style:style style:name="P174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a2f11b" officeooo:paragraph-rsid="01f8ae7d" style:font-name-asian="FreeMono1" style:font-size-asian="11.3500003814697pt" style:font-weight-asian="normal" style:font-name-complex="FreeMono1" style:font-size-complex="13pt" style:font-weight-complex="normal"/>
    </style:style>
    <style:style style:name="P175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3a117d8" officeooo:paragraph-rsid="03a117d8" style:font-name-asian="FreeMono1" style:font-size-asian="11.3500003814697pt" style:font-weight-asian="normal" style:font-name-complex="FreeMono1" style:font-size-complex="13pt" style:font-weight-complex="normal"/>
    </style:style>
    <style:style style:name="P176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935e" officeooo:paragraph-rsid="03b20382" style:font-name-asian="FreeMono1" style:font-size-asian="11.3500003814697pt" style:font-weight-asian="normal" style:font-name-complex="FreeMono1" style:font-size-complex="13pt" style:font-weight-complex="normal"/>
    </style:style>
    <style:style style:name="P177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3b50067" officeooo:paragraph-rsid="03b50067" style:font-name-asian="FreeMono1" style:font-size-asian="11.3500003814697pt" style:font-weight-asian="normal" style:font-name-complex="FreeMono1" style:font-size-complex="13pt" style:font-weight-complex="normal"/>
    </style:style>
    <style:style style:name="P178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0892451" officeooo:paragraph-rsid="00892451" style:font-name-asian="FreeMono1" style:font-size-asian="13pt" style:font-weight-asian="bold" style:font-name-complex="FreeMono1" style:font-size-complex="13pt" style:font-weight-complex="bold"/>
    </style:style>
    <style:style style:name="P179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09d3326" officeooo:paragraph-rsid="009d3326" style:font-name-asian="FreeMono1" style:font-size-asian="13pt" style:font-weight-asian="bold" style:font-name-complex="FreeMono1" style:font-size-complex="13pt" style:font-weight-complex="bold"/>
    </style:style>
    <style:style style:name="P180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0a5fdb6" officeooo:paragraph-rsid="00a5fdb6" style:font-name-asian="FreeMono1" style:font-size-asian="13pt" style:font-weight-asian="bold" style:font-name-complex="FreeMono1" style:font-size-complex="13pt" style:font-weight-complex="bold"/>
    </style:style>
    <style:style style:name="P181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0d1c2ad" officeooo:paragraph-rsid="01a2f11b" style:font-name-asian="FreeMono1" style:font-size-asian="13pt" style:font-weight-asian="bold" style:font-name-complex="FreeMono1" style:font-size-complex="13pt" style:font-weight-complex="bold"/>
    </style:style>
    <style:style style:name="P182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2ae270e" officeooo:paragraph-rsid="02f24ec6" style:font-name-asian="FreeMono1" style:font-size-asian="13pt" style:font-weight-asian="bold" style:font-name-complex="FreeMono1" style:font-size-complex="13pt" style:font-weight-complex="bold"/>
    </style:style>
    <style:style style:name="P183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29792bf" officeooo:paragraph-rsid="029792bf" style:font-name-asian="FreeMono1" style:font-size-asian="13pt" style:font-weight-asian="bold" style:font-name-complex="FreeMono1" style:font-size-complex="13pt" style:font-weight-complex="bold"/>
    </style:style>
    <style:style style:name="P184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34f8ad9" officeooo:paragraph-rsid="03533ee9" style:font-name-asian="FreeMono1" style:font-size-asian="13pt" style:font-weight-asian="bold" style:font-name-complex="FreeMono1" style:font-size-complex="13pt" style:font-weight-complex="bold"/>
    </style:style>
    <style:style style:name="P185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079935e" officeooo:paragraph-rsid="0079935e" style:font-name-asian="FreeMono1" style:font-size-asian="11.3500003814697pt" style:font-weight-asian="bold" style:font-name-complex="FreeMono1" style:font-size-complex="13pt" style:font-weight-complex="bold"/>
    </style:style>
    <style:style style:name="P186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24c4d7d" officeooo:paragraph-rsid="024c4d7d" style:font-name-asian="FreeMono1" style:font-size-asian="11.3500003814697pt" style:font-weight-asian="bold" style:font-name-complex="FreeMono1" style:font-size-complex="13pt" style:font-weight-complex="bold"/>
    </style:style>
    <style:style style:name="P187" style:family="paragraph" style:parent-style-name="Standard">
      <style:paragraph-properties fo:text-align="start" style:justify-single-word="false" style:text-autospace="none"/>
      <style:text-properties style:font-name="Jomolhari2" fo:font-size="16pt" style:text-underline-style="none" fo:font-weight="bold" officeooo:paragraph-rsid="0076ff5d" style:font-size-asian="16pt" style:font-weight-asian="bold" style:font-size-complex="16pt" style:font-weight-complex="bold"/>
    </style:style>
    <style:style style:name="P188" style:family="paragraph" style:parent-style-name="Standard">
      <style:paragraph-properties fo:text-align="start" style:justify-single-word="false" style:text-autospace="none"/>
      <style:text-properties style:font-name="Jomolhari2" fo:font-size="16pt" style:text-underline-style="none" fo:font-weight="bold" officeooo:rsid="009d3326" officeooo:paragraph-rsid="009d3326" style:font-name-asian="FreeMono1" style:font-size-asian="16pt" style:font-weight-asian="bold" style:font-name-complex="FreeMono1" style:font-size-complex="16pt" style:font-weight-complex="bold"/>
    </style:style>
    <style:style style:name="P189" style:family="paragraph" style:parent-style-name="Standard">
      <style:paragraph-properties fo:text-align="start" style:justify-single-word="false" style:text-autospace="none"/>
      <style:text-properties style:font-name="Jomolhari2" fo:font-size="16pt" style:text-underline-style="none" fo:font-weight="bold" officeooo:rsid="00ed59f4" officeooo:paragraph-rsid="01eebbae" style:font-name-asian="FreeMono1" style:font-size-asian="16pt" style:font-weight-asian="bold" style:font-name-complex="FreeMono1" style:font-size-complex="16pt" style:font-weight-complex="bold"/>
    </style:style>
    <style:style style:name="P190" style:family="paragraph" style:parent-style-name="Standard">
      <style:paragraph-properties fo:text-align="start" style:justify-single-word="false" style:text-autospace="none"/>
      <style:text-properties style:font-name="Jomolhari2" fo:font-size="16pt" style:text-underline-style="none" fo:font-weight="bold" officeooo:rsid="01a2f11b" officeooo:paragraph-rsid="019f2fdc" style:font-name-asian="FreeMono1" style:font-size-asian="16pt" style:font-weight-asian="bold" style:font-name-complex="FreeMono1" style:font-size-complex="16pt" style:font-weight-complex="bold"/>
    </style:style>
    <style:style style:name="P191" style:family="paragraph" style:parent-style-name="Standard">
      <style:paragraph-properties fo:text-align="start" style:justify-single-word="false" style:text-autospace="none"/>
      <style:text-properties style:font-name="Jomolhari2" fo:font-size="16pt" style:text-underline-style="none" fo:font-weight="bold" officeooo:rsid="01eb37a6" officeooo:paragraph-rsid="025d142f" style:font-name-asian="FreeMono1" style:font-size-asian="16pt" style:font-weight-asian="bold" style:font-name-complex="FreeMono1" style:font-size-complex="16pt" style:font-weight-complex="bold"/>
    </style:style>
    <style:style style:name="P192" style:family="paragraph" style:parent-style-name="Standard">
      <style:paragraph-properties fo:text-align="start" style:justify-single-word="false" style:text-autospace="none"/>
      <style:text-properties style:font-name="Jomolhari2" fo:font-size="16pt" style:text-underline-style="none" fo:font-weight="bold" officeooo:rsid="01eb37a6" officeooo:paragraph-rsid="029792bf" style:font-name-asian="FreeMono1" style:font-size-asian="16pt" style:font-weight-asian="bold" style:font-name-complex="FreeMono1" style:font-size-complex="16pt" style:font-weight-complex="bold"/>
    </style:style>
    <style:style style:name="P193" style:family="paragraph" style:parent-style-name="Standard">
      <style:paragraph-properties fo:text-align="start" style:justify-single-word="false" style:text-autospace="none"/>
      <style:text-properties style:font-name="Jomolhari2" fo:font-size="16pt" style:text-underline-style="none" fo:font-weight="bold" officeooo:rsid="0350f533" officeooo:paragraph-rsid="008d752e" style:font-name-asian="FreeMono1" style:font-size-asian="16pt" style:font-weight-asian="bold" style:font-name-complex="FreeMono1" style:font-size-complex="16pt" style:font-weight-complex="bold"/>
    </style:style>
    <style:style style:name="P194" style:family="paragraph" style:parent-style-name="Standard">
      <style:paragraph-properties fo:text-align="start" style:justify-single-word="false" style:text-autospace="none"/>
      <style:text-properties style:font-name="Jomolhari2" fo:font-size="16pt" style:text-underline-style="none" fo:font-weight="bold" officeooo:rsid="034ef6b2" officeooo:paragraph-rsid="0076ff5d" style:font-name-asian="FreeMono1" style:font-size-asian="16pt" style:font-weight-asian="bold" style:font-name-complex="FreeMono1" style:font-size-complex="16pt" style:font-weight-complex="bold"/>
    </style:style>
    <style:style style:name="P195" style:family="paragraph" style:parent-style-name="Standard">
      <style:paragraph-properties fo:text-align="start" style:justify-single-word="false" style:text-autospace="none"/>
      <style:text-properties style:font-name="Jomolhari2" fo:font-size="16pt" fo:font-weight="bold" officeooo:paragraph-rsid="00dadf9b" style:font-size-asian="16pt" style:font-weight-asian="bold" style:font-size-complex="16pt" style:font-weight-complex="bold"/>
    </style:style>
    <style:style style:name="P196" style:family="paragraph" style:parent-style-name="Standard">
      <style:paragraph-properties fo:text-align="start" style:justify-single-word="false" style:text-autospace="none"/>
      <style:text-properties officeooo:paragraph-rsid="00aba559"/>
    </style:style>
    <style:style style:name="P197" style:family="paragraph" style:parent-style-name="Standard">
      <style:paragraph-properties fo:text-align="start" style:justify-single-word="false" style:text-autospace="none"/>
      <style:text-properties officeooo:paragraph-rsid="01fd7c2f"/>
    </style:style>
    <style:style style:name="P198" style:family="paragraph" style:parent-style-name="Standard">
      <style:paragraph-properties fo:text-align="start" style:justify-single-word="false" style:text-autospace="none"/>
      <style:text-properties officeooo:paragraph-rsid="01eebbae"/>
    </style:style>
    <style:style style:name="P199" style:family="paragraph" style:parent-style-name="Standard">
      <style:paragraph-properties fo:text-align="start" style:justify-single-word="false" style:text-autospace="none"/>
      <style:text-properties officeooo:paragraph-rsid="02193e2d"/>
    </style:style>
    <style:style style:name="P200" style:family="paragraph" style:parent-style-name="Standard">
      <style:paragraph-properties fo:text-align="start" style:justify-single-word="false" style:text-autospace="none"/>
      <style:text-properties officeooo:paragraph-rsid="02cdb238"/>
    </style:style>
    <style:style style:name="P201" style:family="paragraph" style:parent-style-name="Standard">
      <style:paragraph-properties fo:text-align="start" style:justify-single-word="false" style:text-autospace="none"/>
      <style:text-properties officeooo:paragraph-rsid="036a18ce"/>
    </style:style>
    <style:style style:name="P202" style:family="paragraph" style:parent-style-name="Standard">
      <style:paragraph-properties fo:text-align="start" style:justify-single-word="false" style:text-autospace="none"/>
      <style:text-properties fo:font-size="16pt" fo:font-weight="bold" officeooo:paragraph-rsid="00dd84a8" style:font-size-asian="16pt" style:font-weight-asian="bold" style:font-size-complex="16pt" style:font-weight-complex="bold"/>
    </style:style>
    <style:style style:name="P203" style:family="paragraph" style:parent-style-name="Standard">
      <style:paragraph-properties fo:text-align="start" style:justify-single-word="false" style:text-autospace="none"/>
      <style:text-properties fo:font-size="16pt" fo:font-weight="bold" officeooo:paragraph-rsid="01de4d40" style:font-size-asian="16pt" style:font-weight-asian="bold" style:font-size-complex="16pt" style:font-weight-complex="bold"/>
    </style:style>
    <style:style style:name="P204" style:family="paragraph" style:parent-style-name="Standard">
      <style:paragraph-properties fo:text-align="start" style:justify-single-word="false" style:text-autospace="none"/>
      <style:text-properties fo:font-size="13pt" fo:font-weight="normal" officeooo:paragraph-rsid="019bf705" style:font-size-asian="11.3500003814697pt" style:font-weight-asian="normal" style:font-size-complex="13pt" style:font-weight-complex="normal"/>
    </style:style>
    <style:style style:name="P205" style:family="paragraph" style:parent-style-name="Standard">
      <style:paragraph-properties fo:text-align="start" style:justify-single-word="false" style:text-autospace="none"/>
      <style:text-properties fo:font-weight="normal" officeooo:paragraph-rsid="01bf0d21" style:font-weight-asian="normal" style:font-weight-complex="normal"/>
    </style:style>
    <style:style style:name="P206" style:family="paragraph" style:parent-style-name="Standard">
      <style:paragraph-properties fo:text-align="start" style:justify-single-word="false" style:text-autospace="none"/>
      <style:text-properties fo:font-weight="normal" officeooo:paragraph-rsid="023f7307" style:font-weight-asian="normal" style:font-weight-complex="normal"/>
    </style:style>
    <style:style style:name="P207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1c157c4" officeooo:paragraph-rsid="01bbf20e" style:font-name-asian="FreeMono1" style:font-size-asian="11.3500003814697pt" style:font-weight-asian="normal" style:font-name-complex="FreeMono1" style:font-size-complex="13pt" style:font-weight-complex="normal"/>
    </style:style>
    <style:style style:name="P208" style:family="paragraph" style:parent-style-name="Standard">
      <style:paragraph-properties fo:text-align="start" style:justify-single-word="false" style:text-autospace="none"/>
      <style:text-properties fo:color="#0000ff" style:font-name="Jomolhari2" fo:font-size="13pt" style:text-underline-style="none" fo:font-weight="normal" officeooo:rsid="02578461" officeooo:paragraph-rsid="02578461" style:font-name-asian="FreeMono1" style:font-size-asian="11.3500003814697pt" style:font-weight-asian="normal" style:font-name-complex="FreeMono1" style:font-size-complex="13pt" style:font-weight-complex="normal"/>
    </style:style>
    <style:style style:name="P209" style:family="paragraph" style:parent-style-name="Standard">
      <style:paragraph-properties fo:text-align="start" style:justify-single-word="false" style:text-autospace="none"/>
      <style:text-properties fo:color="#0000ff" style:font-name="Jomolhari2" fo:font-size="13pt" style:text-underline-style="none" fo:font-weight="normal" officeooo:rsid="02578461" officeooo:paragraph-rsid="03bb63e3" style:font-name-asian="FreeMono1" style:font-size-asian="11.3500003814697pt" style:font-weight-asian="normal" style:font-name-complex="FreeMono1" style:font-size-complex="13pt" style:font-weight-complex="normal"/>
    </style:style>
    <style:style style:name="P210" style:family="paragraph" style:parent-style-name="Standard">
      <style:paragraph-properties fo:text-align="start" style:justify-single-word="false" style:text-autospace="none"/>
      <style:text-properties fo:color="#0000ff" style:font-name="Jomolhari2" fo:font-size="13pt" style:text-underline-style="none" fo:font-weight="normal" officeooo:rsid="0079935e" officeooo:paragraph-rsid="035ac0f0" style:font-name-asian="FreeMono1" style:font-size-asian="11.3500003814697pt" style:font-weight-asian="normal" style:font-name-complex="FreeMono1" style:font-size-complex="13pt" style:font-weight-complex="normal"/>
    </style:style>
    <style:style style:name="P211" style:family="paragraph" style:parent-style-name="Standard">
      <style:paragraph-properties fo:text-align="start" style:justify-single-word="false" style:text-autospace="none"/>
      <style:text-properties fo:color="#0000ff" style:font-name="Jomolhari2" fo:font-size="13pt" style:text-underline-style="none" fo:font-weight="normal" officeooo:rsid="0079935e" officeooo:paragraph-rsid="03bfd06d" style:font-name-asian="FreeMono1" style:font-size-asian="11.3500003814697pt" style:font-weight-asian="normal" style:font-name-complex="FreeMono1" style:font-size-complex="13pt" style:font-weight-complex="normal"/>
    </style:style>
    <style:style style:name="P212" style:family="paragraph" style:parent-style-name="Standard">
      <style:paragraph-properties fo:text-align="start" style:justify-single-word="false" style:text-autospace="none"/>
      <style:text-properties fo:color="#0000ff" style:font-name="Jomolhari2" fo:font-size="13pt" style:text-underline-style="none" fo:font-weight="normal" officeooo:rsid="03bb63e3" officeooo:paragraph-rsid="03be8d26" style:font-name-asian="FreeMono1" style:font-size-asian="11.3500003814697pt" style:font-weight-asian="normal" style:font-name-complex="FreeMono1" style:font-size-complex="13pt" style:font-weight-complex="normal"/>
    </style:style>
    <style:style style:name="P213" style:family="paragraph" style:parent-style-name="Standard">
      <style:paragraph-properties fo:text-align="start" style:justify-single-word="false" style:text-autospace="none"/>
      <style:text-properties fo:color="#0000ff" style:font-name="Jomolhari2" fo:font-size="13pt" style:text-underline-style="none" fo:font-weight="normal" officeooo:rsid="03bfd06d" officeooo:paragraph-rsid="03bb63e3" style:font-name-asian="FreeMono1" style:font-size-asian="11.3500003814697pt" style:font-weight-asian="normal" style:font-name-complex="FreeMono1" style:font-size-complex="13pt" style:font-weight-complex="normal"/>
    </style:style>
    <style:style style:name="P214" style:family="paragraph" style:parent-style-name="Standard">
      <style:paragraph-properties fo:text-align="start" style:justify-single-word="false" style:text-autospace="none"/>
      <style:text-properties fo:color="#0000ff" style:font-name="Jomolhari2" fo:font-size="13pt" style:text-underline-style="none" fo:font-weight="normal" officeooo:rsid="03d8882a" officeooo:paragraph-rsid="03d8882a" style:font-name-asian="FreeMono1" style:font-size-asian="11.3500003814697pt" style:font-weight-asian="normal" style:font-name-complex="FreeMono1" style:font-size-complex="13pt" style:font-weight-complex="normal"/>
    </style:style>
    <style:style style:name="P215" style:family="paragraph" style:parent-style-name="Standard">
      <style:paragraph-properties fo:text-align="start" style:justify-single-word="false" style:text-autospace="none"/>
      <style:text-properties fo:color="#0000ff" style:font-name="Jomolhari2" fo:font-size="13pt" style:text-underline-style="none" fo:font-weight="normal" officeooo:rsid="034f8ad9" officeooo:paragraph-rsid="03cae6a7" style:font-name-asian="FreeMono1" style:font-size-asian="13pt" style:font-weight-asian="normal" style:font-name-complex="FreeMono1" style:font-size-complex="13pt" style:font-weight-complex="normal"/>
    </style:style>
    <style:style style:name="P216" style:family="paragraph" style:parent-style-name="Standard">
      <style:paragraph-properties fo:text-align="start" style:justify-single-word="false" style:text-autospace="none"/>
      <style:text-properties fo:color="#0000ff" style:font-name="Jomolhari2" fo:font-size="13pt" style:text-underline-style="none" fo:font-weight="normal" officeooo:rsid="00a5fdb6" officeooo:paragraph-rsid="03e60a1b" style:font-name-asian="FreeMono1" style:font-size-asian="13pt" style:font-weight-asian="normal" style:font-name-complex="FreeMono1" style:font-size-complex="13pt" style:font-weight-complex="normal"/>
    </style:style>
    <style:style style:name="P217" style:family="paragraph" style:parent-style-name="Standard">
      <style:paragraph-properties fo:text-align="start" style:justify-single-word="false" style:text-autospace="none"/>
      <style:text-properties fo:color="#0000ff" style:font-name="Jomolhari2" fo:font-size="13pt" style:text-underline-style="none" fo:font-weight="normal" officeooo:rsid="00a5fdb6" officeooo:paragraph-rsid="03e67207" style:font-name-asian="FreeMono1" style:font-size-asian="13pt" style:font-weight-asian="normal" style:font-name-complex="FreeMono1" style:font-size-complex="13pt" style:font-weight-complex="normal"/>
    </style:style>
    <style:style style:name="P218" style:family="paragraph" style:parent-style-name="Standard">
      <style:paragraph-properties fo:text-align="start" style:justify-single-word="false" style:text-autospace="none"/>
      <style:text-properties fo:color="#0000ff" style:font-name="Jomolhari2" fo:font-size="13pt" style:text-underline-style="none" fo:font-weight="normal" officeooo:rsid="00a5fdb6" officeooo:paragraph-rsid="03e79b78" style:font-name-asian="FreeMono1" style:font-size-asian="13pt" style:font-weight-asian="normal" style:font-name-complex="FreeMono1" style:font-size-complex="13pt" style:font-weight-complex="normal"/>
    </style:style>
    <style:style style:name="P219" style:family="paragraph" style:parent-style-name="Standard">
      <style:paragraph-properties fo:text-align="start" style:justify-single-word="false" style:text-autospace="none"/>
      <style:text-properties fo:color="#0000ff" style:font-name="Jomolhari2" fo:font-size="13pt" style:text-underline-style="none" fo:font-weight="normal" officeooo:rsid="0350f533" officeooo:paragraph-rsid="03d48ad4" style:font-name-asian="FreeMono1" style:font-size-asian="13pt" style:font-weight-asian="normal" style:font-name-complex="FreeMono1" style:font-size-complex="13pt" style:font-weight-complex="normal"/>
    </style:style>
    <style:style style:name="P220" style:family="paragraph" style:parent-style-name="Standard">
      <style:paragraph-properties fo:text-align="start" style:justify-single-word="false" style:text-autospace="none"/>
      <style:text-properties fo:color="#0000ff" style:font-name="Jomolhari2" fo:font-size="13pt" style:text-underline-style="none" fo:font-weight="normal" officeooo:rsid="0350f533" officeooo:paragraph-rsid="03d8882a" style:font-name-asian="FreeMono1" style:font-size-asian="13pt" style:font-weight-asian="normal" style:font-name-complex="FreeMono1" style:font-size-complex="13pt" style:font-weight-complex="normal"/>
    </style:style>
    <style:style style:name="P221" style:family="paragraph" style:parent-style-name="Standard">
      <style:paragraph-properties fo:text-align="start" style:justify-single-word="false" style:text-autospace="none"/>
      <style:text-properties fo:color="#0000ff" style:font-name="Jomolhari2" fo:font-size="13pt" style:text-underline-style="none" fo:font-weight="normal" officeooo:rsid="03cae6a7" officeooo:paragraph-rsid="03c8be22" style:font-name-asian="FreeMono1" style:font-size-asian="13pt" style:font-weight-asian="normal" style:font-name-complex="FreeMono1" style:font-size-complex="13pt" style:font-weight-complex="normal"/>
    </style:style>
    <style:style style:name="P222" style:family="paragraph" style:parent-style-name="Standard">
      <style:paragraph-properties fo:text-align="start" style:justify-single-word="false" style:text-autospace="none"/>
      <style:text-properties fo:color="#0000ff" style:font-name="Jomolhari2" fo:font-size="13pt" style:text-underline-style="none" fo:font-weight="normal" officeooo:rsid="03cae6a7" officeooo:paragraph-rsid="03cae6a7" style:font-name-asian="FreeMono1" style:font-size-asian="13pt" style:font-weight-asian="normal" style:font-name-complex="FreeMono1" style:font-size-complex="13pt" style:font-weight-complex="normal"/>
    </style:style>
    <style:style style:name="P223" style:family="paragraph" style:parent-style-name="Standard">
      <style:paragraph-properties fo:text-align="start" style:justify-single-word="false" style:text-autospace="none"/>
      <style:text-properties fo:color="#0000ff" style:font-name="Jomolhari2" fo:font-size="13pt" style:text-underline-style="none" fo:font-weight="normal" officeooo:rsid="03d46bf5" officeooo:paragraph-rsid="03d46bf5" style:font-name-asian="FreeMono1" style:font-size-asian="13pt" style:font-weight-asian="normal" style:font-name-complex="FreeMono1" style:font-size-complex="13pt" style:font-weight-complex="normal"/>
    </style:style>
    <style:style style:name="P224" style:family="paragraph" style:parent-style-name="Standard">
      <style:paragraph-properties fo:text-align="start" style:justify-single-word="false" style:text-autospace="none"/>
      <style:text-properties fo:color="#0000ff" style:font-name="Jomolhari2" fo:font-size="13pt" style:text-underline-style="none" fo:font-weight="normal" officeooo:rsid="03d5a25d" officeooo:paragraph-rsid="03d5a25d" style:font-name-asian="FreeMono1" style:font-size-asian="13pt" style:font-weight-asian="normal" style:font-name-complex="FreeMono1" style:font-size-complex="13pt" style:font-weight-complex="normal"/>
    </style:style>
    <style:style style:name="P225" style:family="paragraph" style:parent-style-name="Standard">
      <style:paragraph-properties fo:text-align="start" style:justify-single-word="false" style:text-autospace="none"/>
      <style:text-properties fo:color="#0000ff" style:font-name="Jomolhari2" fo:font-size="13pt" style:text-underline-style="none" fo:font-weight="normal" officeooo:rsid="03d5a25d" officeooo:paragraph-rsid="03da5b5e" style:font-name-asian="FreeMono1" style:font-size-asian="13pt" style:font-weight-asian="normal" style:font-name-complex="FreeMono1" style:font-size-complex="13pt" style:font-weight-complex="normal"/>
    </style:style>
    <style:style style:name="P226" style:family="paragraph" style:parent-style-name="Standard">
      <style:paragraph-properties fo:text-align="start" style:justify-single-word="false" style:text-autospace="none"/>
      <style:text-properties fo:color="#0000ff" style:font-name="Jomolhari2" fo:font-size="13pt" style:text-underline-style="none" fo:font-weight="normal" officeooo:rsid="03d73d99" officeooo:paragraph-rsid="03d73d99" style:font-name-asian="FreeMono1" style:font-size-asian="13pt" style:font-weight-asian="normal" style:font-name-complex="FreeMono1" style:font-size-complex="13pt" style:font-weight-complex="normal"/>
    </style:style>
    <style:style style:name="P227" style:family="paragraph" style:parent-style-name="Standard">
      <style:paragraph-properties fo:text-align="start" style:justify-single-word="false" style:text-autospace="none"/>
      <style:text-properties fo:color="#0000ff" style:font-name="Jomolhari2" fo:font-size="13pt" style:text-underline-style="none" fo:font-weight="normal" officeooo:rsid="03de385e" officeooo:paragraph-rsid="03de385e" style:font-name-asian="FreeMono1" style:font-size-asian="13pt" style:font-weight-asian="normal" style:font-name-complex="FreeMono1" style:font-size-complex="13pt" style:font-weight-complex="normal"/>
    </style:style>
    <style:style style:name="P228" style:family="paragraph" style:parent-style-name="Standard">
      <style:paragraph-properties fo:text-align="start" style:justify-single-word="false" style:text-autospace="none"/>
      <style:text-properties fo:color="#0000ff" style:font-name="Jomolhari2" fo:font-size="13pt" style:text-underline-style="none" fo:font-weight="normal" officeooo:rsid="03e2ea1c" officeooo:paragraph-rsid="03e60a1b" style:font-name-asian="FreeMono1" style:font-size-asian="13pt" style:font-weight-asian="normal" style:font-name-complex="FreeMono1" style:font-size-complex="13pt" style:font-weight-complex="normal"/>
    </style:style>
    <style:style style:name="P229" style:family="paragraph" style:parent-style-name="Standard">
      <style:paragraph-properties fo:text-align="start" style:justify-single-word="false" style:text-autospace="none"/>
      <style:text-properties fo:color="#0000ff" style:font-name="Jomolhari2" fo:font-size="13pt" style:text-underline-style="none" fo:font-weight="normal" officeooo:rsid="0285b2eb" officeooo:paragraph-rsid="03e67207" style:font-name-asian="FreeMono1" style:font-size-asian="13pt" style:font-weight-asian="normal" style:font-name-complex="FreeMono1" style:font-size-complex="13pt" style:font-weight-complex="normal"/>
    </style:style>
    <style:style style:name="P230" style:family="paragraph" style:parent-style-name="Standard">
      <style:paragraph-properties fo:text-align="start" style:justify-single-word="false" style:text-autospace="none"/>
      <style:text-properties fo:color="#0000ff" style:font-name="Jomolhari2" fo:font-size="13pt" style:text-underline-style="none" fo:font-weight="normal" officeooo:rsid="0148961a" officeooo:paragraph-rsid="03e79b78" style:font-name-asian="FreeMono1" style:font-size-asian="13pt" style:font-weight-asian="normal" style:font-name-complex="FreeMono1" style:font-size-complex="13pt" style:font-weight-complex="normal"/>
    </style:style>
    <style:style style:name="P231" style:family="paragraph" style:parent-style-name="Standard">
      <style:paragraph-properties fo:text-align="start" style:justify-single-word="false" style:text-autospace="none"/>
      <style:text-properties fo:color="#0000ff" style:font-name="FreeMono" fo:font-size="13pt" style:text-underline-style="none" fo:font-weight="normal" officeooo:rsid="02576520" officeooo:paragraph-rsid="02576520" style:font-name-asian="FreeMono1" style:font-size-asian="11.3500003814697pt" style:font-weight-asian="normal" style:font-name-complex="FreeMono1" style:font-size-complex="13pt" style:font-weight-complex="normal"/>
    </style:style>
    <style:style style:name="P232" style:family="paragraph" style:parent-style-name="Standard">
      <style:paragraph-properties fo:text-align="start" style:justify-single-word="false" style:text-autospace="none"/>
      <style:text-properties fo:color="#0000ff" style:font-name="FreeMono" fo:font-size="13pt" style:text-underline-style="none" fo:font-weight="normal" officeooo:rsid="02576520" officeooo:paragraph-rsid="03b9557c" style:font-name-asian="FreeMono1" style:font-size-asian="11.3500003814697pt" style:font-weight-asian="normal" style:font-name-complex="FreeMono1" style:font-size-complex="13pt" style:font-weight-complex="normal"/>
    </style:style>
    <style:style style:name="P233" style:family="paragraph" style:parent-style-name="Standard">
      <style:paragraph-properties fo:text-align="start" style:justify-single-word="false" style:text-autospace="none"/>
      <style:text-properties fo:color="#0000ff" style:font-name="FreeMono" fo:font-size="13pt" style:text-underline-style="none" fo:font-weight="normal" officeooo:rsid="0079ffd1" officeooo:paragraph-rsid="03d73d99" style:font-name-asian="FreeMono1" style:font-size-asian="11.3500003814697pt" style:font-weight-asian="normal" style:font-name-complex="FreeMono1" style:font-size-complex="13pt" style:font-weight-complex="normal"/>
    </style:style>
    <style:style style:name="P234" style:family="paragraph" style:parent-style-name="Standard">
      <style:paragraph-properties fo:text-align="start" style:justify-single-word="false" style:text-autospace="none"/>
      <style:text-properties fo:color="#0000ff" style:font-name="FreeMono" fo:font-size="13pt" style:text-underline-style="none" fo:font-weight="normal" officeooo:rsid="03d8882a" officeooo:paragraph-rsid="03d8882a" style:font-name-asian="FreeMono1" style:font-size-asian="11.3500003814697pt" style:font-weight-asian="normal" style:font-name-complex="FreeMono1" style:font-size-complex="13pt" style:font-weight-complex="normal"/>
    </style:style>
    <style:style style:name="P235" style:family="paragraph" style:parent-style-name="Standard">
      <style:paragraph-properties fo:text-align="start" style:justify-single-word="false" style:text-autospace="none"/>
      <style:text-properties fo:color="#0000ff" style:font-name="FreeMono" fo:font-size="13pt" style:text-underline-style="none" fo:font-weight="normal" officeooo:rsid="004fc4e4" officeooo:paragraph-rsid="03d73d99" style:font-name-asian="FreeMono1" style:font-size-asian="13pt" style:font-weight-asian="normal" style:font-name-complex="FreeMono1" style:font-size-complex="13pt" style:font-weight-complex="normal"/>
    </style:style>
    <style:style style:name="P236" style:family="paragraph" style:parent-style-name="Standard">
      <style:paragraph-properties fo:text-align="start" style:justify-single-word="false" style:text-autospace="none"/>
      <style:text-properties fo:color="#0000ff" style:font-name="FreeMono" fo:font-size="13pt" style:text-underline-style="none" fo:font-weight="normal" officeooo:rsid="004fc4e4" officeooo:paragraph-rsid="03e79b78" style:font-name-asian="FreeMono1" style:font-size-asian="13pt" style:font-weight-asian="normal" style:font-name-complex="FreeMono1" style:font-size-complex="13pt" style:font-weight-complex="normal"/>
    </style:style>
    <style:style style:name="P237" style:family="paragraph" style:parent-style-name="Standard">
      <style:paragraph-properties fo:text-align="start" style:justify-single-word="false" style:text-autospace="none"/>
      <style:text-properties fo:color="#0000ff" style:font-name="FreeMono" fo:font-size="13pt" style:text-underline-style="none" fo:font-weight="normal" officeooo:rsid="03743e91" officeooo:paragraph-rsid="03d73d99" style:font-name-asian="FreeMono1" style:font-size-asian="13pt" style:font-weight-asian="normal" style:font-name-complex="FreeMono1" style:font-size-complex="13pt" style:font-weight-complex="normal"/>
    </style:style>
    <style:style style:name="P238" style:family="paragraph" style:parent-style-name="Standard">
      <style:paragraph-properties fo:text-align="start" style:justify-single-word="false" style:text-autospace="none"/>
      <style:text-properties fo:color="#0000ff" style:font-name="FreeMono" fo:font-size="13pt" style:text-underline-style="none" fo:font-weight="normal" officeooo:rsid="03743e91" officeooo:paragraph-rsid="03e79b78" style:font-name-asian="FreeMono1" style:font-size-asian="13pt" style:font-weight-asian="normal" style:font-name-complex="FreeMono1" style:font-size-complex="13pt" style:font-weight-complex="normal"/>
    </style:style>
    <style:style style:name="P239" style:family="paragraph" style:parent-style-name="Standard">
      <style:paragraph-properties fo:text-align="start" style:justify-single-word="false" style:text-autospace="none"/>
      <style:text-properties fo:color="#0000ff" style:font-name="FreeMono" fo:font-size="13pt" style:text-underline-style="none" fo:font-weight="normal" officeooo:rsid="014edd7b" officeooo:paragraph-rsid="03e79b78" style:font-name-asian="FreeMono1" style:font-size-asian="13pt" style:font-weight-asian="normal" style:font-name-complex="FreeMono1" style:font-size-complex="13pt" style:font-weight-complex="normal"/>
    </style:style>
    <style:style style:name="P240" style:family="paragraph" style:parent-style-name="Standard">
      <style:paragraph-properties fo:text-align="start" style:justify-single-word="false" style:text-autospace="none"/>
      <style:text-properties fo:color="#0000ff" style:font-name="FreeMono" fo:font-size="13pt" style:text-underline-style="none" fo:font-weight="normal" officeooo:rsid="00a5fdb6" officeooo:paragraph-rsid="03e79b78" style:font-name-asian="FreeMono1" style:font-size-asian="13pt" style:font-weight-asian="normal" style:font-name-complex="FreeMono1" style:font-size-complex="13pt" style:font-weight-complex="normal"/>
    </style:style>
    <style:style style:name="P241" style:family="paragraph" style:parent-style-name="Standard">
      <style:paragraph-properties fo:text-align="start" style:justify-single-word="false" style:text-autospace="none"/>
      <style:text-properties fo:color="#0000ff" style:font-name="FreeMono" fo:font-size="13pt" style:text-underline-style="none" fo:font-weight="normal" officeooo:rsid="01543fb6" officeooo:paragraph-rsid="03e79b78" style:font-name-asian="FreeMono1" style:font-size-asian="13pt" style:font-weight-asian="normal" style:font-name-complex="FreeMono1" style:font-size-complex="13pt" style:font-weight-complex="normal"/>
    </style:style>
    <style:style style:name="P242" style:family="paragraph" style:parent-style-name="Standard">
      <style:paragraph-properties fo:text-align="start" style:justify-single-word="false" style:text-autospace="none"/>
      <style:text-properties fo:color="#0000ff" style:font-name="FreeMono" fo:font-size="13pt" style:text-underline-style="none" fo:font-weight="normal" officeooo:rsid="03cfdfff" officeooo:paragraph-rsid="03d73d99" style:font-name-asian="FreeMono1" style:font-size-asian="13pt" style:font-weight-asian="normal" style:font-name-complex="FreeMono1" style:font-size-complex="13pt" style:font-weight-complex="normal"/>
    </style:style>
    <style:style style:name="P243" style:family="paragraph" style:parent-style-name="Standard">
      <style:paragraph-properties fo:text-align="start" style:justify-single-word="false" style:text-autospace="none"/>
      <style:text-properties fo:color="#0000ff" style:font-name="FreeMono" fo:font-size="13pt" style:text-underline-style="none" fo:font-weight="normal" officeooo:rsid="03de385e" officeooo:paragraph-rsid="03de385e" style:font-name-asian="FreeMono1" style:font-size-asian="13pt" style:font-weight-asian="normal" style:font-name-complex="FreeMono1" style:font-size-complex="13pt" style:font-weight-complex="normal"/>
    </style:style>
    <style:style style:name="P244" style:family="paragraph" style:parent-style-name="Standard">
      <style:paragraph-properties fo:text-align="start" style:justify-single-word="false" style:text-autospace="none"/>
      <style:text-properties fo:color="#0000ff" style:font-name="FreeMono" fo:font-size="13pt" style:text-underline-style="none" fo:font-weight="normal" officeooo:rsid="03df42ee" officeooo:paragraph-rsid="03e79b78" style:font-name-asian="FreeMono1" style:font-size-asian="13pt" style:font-weight-asian="normal" style:font-name-complex="FreeMono1" style:font-size-complex="13pt" style:font-weight-complex="normal"/>
    </style:style>
    <style:style style:name="P245" style:family="paragraph" style:parent-style-name="Standard">
      <style:paragraph-properties fo:text-align="start" style:justify-single-word="false" style:text-autospace="none"/>
      <style:text-properties fo:color="#0000ff" style:font-name="FreeMono" fo:font-size="13pt" style:text-underline-style="none" fo:font-weight="normal" officeooo:rsid="03e79b78" officeooo:paragraph-rsid="03e79b78" style:font-name-asian="FreeMono1" style:font-size-asian="13pt" style:font-weight-asian="normal" style:font-name-complex="FreeMono1" style:font-size-complex="13pt" style:font-weight-complex="normal"/>
    </style:style>
    <style:style style:name="P246" style:family="paragraph" style:parent-style-name="Standard">
      <style:paragraph-properties fo:text-align="start" style:justify-single-word="false" style:text-autospace="none"/>
      <style:text-properties fo:color="#0000ff" style:font-name="Jomolhari1" fo:font-size="13pt" style:text-underline-style="none" fo:font-weight="normal" officeooo:rsid="004fc4e4" officeooo:paragraph-rsid="03e79b78" style:font-name-asian="FreeMono1" style:font-size-asian="13pt" style:font-weight-asian="normal" style:font-name-complex="FreeMono1" style:font-size-complex="13pt" style:font-weight-complex="normal"/>
    </style:style>
    <style:style style:name="P247" style:family="paragraph" style:parent-style-name="Standard">
      <style:paragraph-properties fo:text-align="start" style:justify-single-word="false" style:text-autospace="none"/>
      <style:text-properties fo:color="#ff0000" style:font-name="Jomolhari2" fo:font-size="16pt" style:text-underline-style="none" fo:font-weight="bold" officeooo:rsid="0376e722" officeooo:paragraph-rsid="0376e722" style:font-name-asian="FreeMono1" style:font-size-asian="16pt" style:font-weight-asian="bold" style:font-name-complex="FreeMono1" style:font-size-complex="16pt" style:font-weight-complex="bold"/>
    </style:style>
    <style:style style:name="P248" style:family="paragraph" style:parent-style-name="Preformatted_20_Text">
      <style:text-properties style:font-name="FreeMono" fo:font-size="13pt" style:font-size-asian="13pt" style:font-size-complex="13pt"/>
    </style:style>
    <style:style style:name="P249" style:family="paragraph" style:parent-style-name="Preformatted_20_Text">
      <style:text-properties style:font-name="Jomolhari2" fo:font-size="13pt" officeooo:paragraph-rsid="00ab02c4" style:font-size-asian="13pt" style:font-size-complex="13pt"/>
    </style:style>
    <style:style style:name="P250" style:family="paragraph" style:parent-style-name="Table_20_Contents">
      <style:paragraph-properties fo:text-align="center" style:justify-single-word="false"/>
      <style:text-properties style:font-name="Jomolhari2" fo:font-size="13pt" style:font-name-asian="FreeMono1" style:font-size-asian="13pt" style:font-name-complex="FreeMono1" style:font-size-complex="13pt"/>
    </style:style>
    <style:style style:name="P251" style:family="paragraph" style:parent-style-name="Table_20_Contents">
      <style:paragraph-properties fo:text-align="center" style:justify-single-word="false"/>
      <style:text-properties style:font-name="Jomolhari2" fo:font-size="13pt" officeooo:rsid="030c627f" officeooo:paragraph-rsid="030c627f" style:font-name-asian="FreeMono1" style:font-size-asian="13pt" style:font-name-complex="FreeMono1" style:font-size-complex="13pt"/>
    </style:style>
    <style:style style:name="P252" style:family="paragraph" style:parent-style-name="Table_20_Contents">
      <style:paragraph-properties fo:text-align="center" style:justify-single-word="false"/>
      <style:text-properties style:font-name="Jomolhari2" fo:font-size="13pt" fo:font-weight="normal" officeooo:rsid="030c627f" officeooo:paragraph-rsid="030c627f" style:font-name-asian="FreeMono1" style:font-size-asian="13pt" style:font-weight-asian="normal" style:font-name-complex="FreeMono1" style:font-size-complex="13pt" style:font-weight-complex="normal"/>
    </style:style>
    <style:style style:name="P253" style:family="paragraph" style:parent-style-name="Standard" style:list-style-name="L1">
      <style:paragraph-properties style:text-autospace="none"/>
      <style:text-properties style:font-name="Jomolhari1" fo:font-size="13pt" fo:font-weight="normal" officeooo:rsid="002db2b4" officeooo:paragraph-rsid="002db2b4" style:font-name-asian="FreeMono1" style:font-size-asian="13pt" style:font-weight-asian="normal" style:font-name-complex="FreeMono1" style:font-size-complex="13pt" style:font-weight-complex="normal"/>
    </style:style>
    <style:style style:name="P254" style:family="paragraph" style:parent-style-name="Standard" style:list-style-name="L7">
      <style:paragraph-properties fo:text-align="start" style:justify-single-word="false" style:text-autospace="none"/>
      <style:text-properties style:font-name="Jomolhari1" fo:font-size="13pt" style:text-underline-style="none" fo:font-weight="normal" officeooo:rsid="00a902d6" officeooo:paragraph-rsid="00a902d6" style:font-name-asian="FreeMono1" style:font-size-asian="13pt" style:font-weight-asian="normal" style:font-name-complex="FreeMono1" style:font-size-complex="13pt" style:font-weight-complex="normal"/>
    </style:style>
    <style:style style:name="P255" style:family="paragraph" style:parent-style-name="Standard" style:list-style-name="L8">
      <style:paragraph-properties fo:text-align="start" style:justify-single-word="false" style:text-autospace="none"/>
      <style:text-properties style:font-name="Jomolhari1" fo:font-size="13pt" style:text-underline-style="none" fo:font-weight="normal" officeooo:rsid="00d6e66c" officeooo:paragraph-rsid="00d6e66c" style:font-name-asian="FreeMono1" style:font-size-asian="13pt" style:font-weight-asian="normal" style:font-name-complex="FreeMono1" style:font-size-complex="13pt" style:font-weight-complex="normal"/>
    </style:style>
    <style:style style:name="P256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bold" officeooo:rsid="0350f533" officeooo:paragraph-rsid="01bfdbd5" style:font-name-asian="FreeMono1" style:font-size-asian="13pt" style:font-weight-asian="bold" style:font-name-complex="FreeMono1" style:font-size-complex="13pt" style:font-weight-complex="bold"/>
    </style:style>
    <style:style style:name="P257" style:family="paragraph" style:parent-style-name="Standard">
      <style:paragraph-properties fo:text-align="start" style:justify-single-word="false" style:text-autospace="none"/>
      <style:text-properties style:font-name="Jomolhari1" fo:font-size="16pt" style:text-underline-style="none" fo:font-weight="bold" officeooo:rsid="0350f533" officeooo:paragraph-rsid="00dd84a8" style:font-name-asian="FreeMono1" style:font-size-asian="16pt" style:font-weight-asian="bold" style:font-name-complex="FreeMono1" style:font-size-complex="16pt" style:font-weight-complex="bold"/>
    </style:style>
    <style:style style:name="P258" style:family="paragraph" style:parent-style-name="Standard" style:list-style-name="L2">
      <style:paragraph-properties fo:text-align="start" style:justify-single-word="false" style:text-autospace="none"/>
      <style:text-properties style:font-name="FreeMono" fo:font-size="13pt" style:text-underline-style="none" fo:font-weight="normal" officeooo:rsid="024aa349" officeooo:paragraph-rsid="024aa349" style:font-name-asian="FreeMono1" style:font-size-asian="11.3500003814697pt" style:font-weight-asian="normal" style:font-name-complex="FreeMono1" style:font-size-complex="13pt" style:font-weight-complex="normal"/>
    </style:style>
    <style:style style:name="P259" style:family="paragraph" style:parent-style-name="Standard" style:list-style-name="L2">
      <style:paragraph-properties fo:text-align="start" style:justify-single-word="false" style:text-autospace="none"/>
      <style:text-properties style:font-name="FreeMono" fo:font-size="13pt" style:text-underline-style="none" fo:font-weight="normal" officeooo:rsid="0079935e" officeooo:paragraph-rsid="0079935e" style:font-name-asian="FreeMono1" style:font-size-asian="11.3500003814697pt" style:font-weight-asian="normal" style:font-name-complex="FreeMono1" style:font-size-complex="13pt" style:font-weight-complex="normal"/>
    </style:style>
    <style:style style:name="P260" style:family="paragraph" style:parent-style-name="Standard" style:list-style-name="L3">
      <style:paragraph-properties fo:text-align="start" style:justify-single-word="false" style:text-autospace="none"/>
      <style:text-properties style:font-name="FreeMono" fo:font-size="13pt" style:text-underline-style="none" fo:font-weight="normal" officeooo:rsid="009d3326" officeooo:paragraph-rsid="009d3326" style:font-name-asian="FreeMono1" style:font-size-asian="13pt" style:font-weight-asian="normal" style:font-name-complex="FreeMono1" style:font-size-complex="13pt" style:font-weight-complex="normal"/>
    </style:style>
    <style:style style:name="P261" style:family="paragraph" style:parent-style-name="Standard" style:list-style-name="L4">
      <style:paragraph-properties fo:text-align="start" style:justify-single-word="false" style:text-autospace="none"/>
      <style:text-properties fo:color="#0000ff" officeooo:paragraph-rsid="03da5b5e"/>
    </style:style>
    <style:style style:name="P262" style:family="paragraph" style:parent-style-name="Standard" style:list-style-name="L5">
      <style:paragraph-properties fo:text-align="start" style:justify-single-word="false" style:text-autospace="none"/>
      <style:text-properties fo:color="#0000ff" officeooo:paragraph-rsid="03ddae64"/>
    </style:style>
    <style:style style:name="P263" style:family="paragraph" style:parent-style-name="Standard" style:list-style-name="L5">
      <style:paragraph-properties fo:text-align="start" style:justify-single-word="false" style:text-autospace="none"/>
      <style:text-properties fo:color="#0000ff" officeooo:paragraph-rsid="03da5b5e"/>
    </style:style>
    <style:style style:name="P264" style:family="paragraph" style:parent-style-name="Standard" style:list-style-name="L5">
      <style:paragraph-properties fo:text-align="start" style:justify-single-word="false" style:text-autospace="none"/>
      <style:text-properties fo:color="#0000ff" style:font-name="Jomolhari2" fo:font-size="13pt" style:text-underline-style="none" fo:font-weight="normal" officeooo:rsid="03d5a25d" officeooo:paragraph-rsid="03da5b5e" style:font-name-asian="FreeMono1" style:font-size-asian="13pt" style:font-weight-asian="normal" style:font-name-complex="FreeMono1" style:font-size-complex="13pt" style:font-weight-complex="normal"/>
    </style:style>
    <style:style style:name="P265" style:family="paragraph" style:parent-style-name="Standard">
      <style:paragraph-properties fo:text-align="start" style:justify-single-word="false" style:text-autospace="none"/>
      <style:text-properties fo:color="#0000ff" style:font-name="Jomolhari1" fo:font-size="16pt" style:text-underline-style="none" fo:font-weight="bold" officeooo:rsid="03ed01d8" officeooo:paragraph-rsid="03ed01d8" style:font-name-asian="FreeMono1" style:font-size-asian="16pt" style:font-weight-asian="bold" style:font-name-complex="FreeMono1" style:font-size-complex="16pt" style:font-weight-complex="bold"/>
    </style:style>
    <style:style style:name="P266" style:family="paragraph" style:parent-style-name="Standard">
      <style:paragraph-properties fo:text-align="start" style:justify-single-word="false" style:text-autospace="none"/>
      <style:text-properties fo:color="#0000ff" style:font-name="Jomolhari1" fo:font-size="16pt" style:text-underline-style="none" fo:font-weight="normal" officeooo:rsid="03ed01d8" officeooo:paragraph-rsid="03ed01d8" style:font-name-asian="FreeMono1" style:font-size-asian="16pt" style:font-weight-asian="normal" style:font-name-complex="FreeMono1" style:font-size-complex="16pt" style:font-weight-complex="normal"/>
    </style:style>
    <style:style style:name="P267" style:family="paragraph" style:parent-style-name="Standard">
      <style:paragraph-properties fo:text-align="start" style:justify-single-word="false" style:text-autospace="none"/>
      <style:text-properties fo:color="#0000ff" style:font-name="Jomolhari1" fo:font-size="13pt" style:text-underline-style="none" fo:font-weight="normal" officeooo:rsid="03ed01d8" officeooo:paragraph-rsid="03ed01d8" style:font-name-asian="FreeMono1" style:font-size-asian="13pt" style:font-weight-asian="normal" style:font-name-complex="FreeMono1" style:font-size-complex="13pt" style:font-weight-complex="normal"/>
    </style:style>
    <style:style style:name="P268" style:family="paragraph" style:parent-style-name="Standard" style:list-style-name="L6">
      <style:paragraph-properties fo:text-align="start" style:justify-single-word="false" style:text-autospace="none"/>
      <style:text-properties fo:color="#0000ff" style:font-name="Jomolhari1" fo:font-size="13pt" style:text-underline-style="none" fo:font-weight="normal" officeooo:rsid="0350f533" officeooo:paragraph-rsid="03ed01d8" style:font-name-asian="FreeMono1" style:font-size-asian="13pt" style:font-weight-asian="normal" style:font-name-complex="FreeMono1" style:font-size-complex="13pt" style:font-weight-complex="normal"/>
    </style:style>
    <style:style style:name="P269" style:family="paragraph" style:parent-style-name="Standard" style:list-style-name="L6">
      <style:paragraph-properties fo:text-align="start" style:justify-single-word="false" style:text-autospace="none"/>
      <style:text-properties fo:color="#0000ff" style:font-name="Jomolhari1" fo:font-size="13pt" style:text-underline-style="none" fo:font-weight="normal" officeooo:rsid="03ee7b00" officeooo:paragraph-rsid="03ee7b00" style:font-name-asian="FreeMono1" style:font-size-asian="13pt" style:font-weight-asian="normal" style:font-name-complex="FreeMono1" style:font-size-complex="13pt" style:font-weight-complex="normal"/>
    </style:style>
    <style:style style:name="P270" style:family="paragraph" style:parent-style-name="Standard" style:list-style-name="L9">
      <style:paragraph-properties fo:text-align="start" style:justify-single-word="false" style:text-autospace="none"/>
      <style:text-properties fo:font-size="13pt" fo:font-weight="normal" officeooo:paragraph-rsid="019bf705" style:font-size-asian="11.3500003814697pt" style:font-weight-asian="normal" style:font-size-complex="13pt" style:font-weight-complex="normal"/>
    </style:style>
    <style:style style:name="P271" style:family="paragraph" style:parent-style-name="Standard" style:list-style-name="L9">
      <style:paragraph-properties fo:text-align="start" style:justify-single-word="false" style:text-autospace="none"/>
      <style:text-properties fo:font-size="13pt" fo:font-weight="normal" officeooo:paragraph-rsid="019dedd1" style:font-size-asian="11.3500003814697pt" style:font-weight-asian="normal" style:font-size-complex="13pt" style:font-weight-complex="normal"/>
    </style:style>
    <style:style style:name="P272" style:family="paragraph" style:parent-style-name="Standard" style:list-style-name="L10">
      <style:paragraph-properties fo:text-align="start" style:justify-single-word="false" style:text-autospace="none"/>
      <style:text-properties style:font-name="Jomolhari2" fo:font-size="13pt" style:text-underline-style="none" fo:font-weight="normal" officeooo:rsid="02a7dc76" officeooo:paragraph-rsid="02a7dc76" style:font-name-asian="FreeMono1" style:font-size-asian="13pt" style:font-weight-asian="normal" style:font-name-complex="FreeMono1" style:font-size-complex="13pt" style:font-weight-complex="normal"/>
    </style:style>
    <style:style style:name="P273" style:family="paragraph" style:parent-style-name="Standard" style:list-style-name="L11">
      <style:paragraph-properties fo:text-align="start" style:justify-single-word="false" style:text-autospace="none"/>
      <style:text-properties style:font-name="Jomolhari2" fo:font-size="13pt" style:text-underline-style="none" fo:font-weight="normal" officeooo:rsid="03f0bbcc" officeooo:paragraph-rsid="03f0bbcc" style:font-name-asian="FreeMono1" style:font-size-asian="13pt" style:font-weight-asian="normal" style:font-name-complex="FreeMono1" style:font-size-complex="13pt" style:font-weight-complex="normal"/>
    </style:style>
    <style:style style:name="P274" style:family="paragraph" style:parent-style-name="Standard" style:list-style-name="L11">
      <style:paragraph-properties fo:text-align="start" style:justify-single-word="false" style:text-autospace="none"/>
      <style:text-properties officeooo:paragraph-rsid="029792bf"/>
    </style:style>
    <style:style style:name="P275" style:family="paragraph">
      <style:paragraph-properties fo:text-align="center"/>
    </style:style>
    <style:style style:name="P276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officeooo:rsid="000a773f"/>
    </style:style>
    <style:style style:name="T2" style:family="text">
      <style:text-properties officeooo:rsid="000c4e06"/>
    </style:style>
    <style:style style:name="T3" style:family="text">
      <style:text-properties officeooo:rsid="000db277"/>
    </style:style>
    <style:style style:name="T4" style:family="text">
      <style:text-properties officeooo:rsid="0017bb14"/>
    </style:style>
    <style:style style:name="T5" style:family="text">
      <style:text-properties style:text-underline-style="none" officeooo:rsid="00ed59f4" style:font-name-asian="FreeMono1" style:font-name-complex="FreeMono1"/>
    </style:style>
    <style:style style:name="T6" style:family="text">
      <style:text-properties style:text-underline-style="none" officeooo:rsid="00dadf9b" style:font-name-asian="FreeMono1" style:font-name-complex="FreeMono1"/>
    </style:style>
    <style:style style:name="T7" style:family="text">
      <style:text-properties style:text-underline-style="none" officeooo:rsid="0350f533" style:font-name-asian="FreeMono1" style:font-name-complex="FreeMono1"/>
    </style:style>
    <style:style style:name="T8" style:family="text">
      <style:text-properties officeooo:rsid="00198de8"/>
    </style:style>
    <style:style style:name="T9" style:family="text">
      <style:text-properties officeooo:rsid="001b28a2"/>
    </style:style>
    <style:style style:name="T10" style:family="text">
      <style:text-properties fo:font-weight="normal" officeooo:rsid="0012b382" style:font-weight-asian="normal" style:font-weight-complex="normal"/>
    </style:style>
    <style:style style:name="T11" style:family="text">
      <style:text-properties fo:font-weight="normal" officeooo:rsid="00144699" style:font-weight-asian="normal" style:font-weight-complex="normal"/>
    </style:style>
    <style:style style:name="T12" style:family="text">
      <style:text-properties fo:font-weight="normal" officeooo:rsid="032d67c3" style:font-weight-asian="normal" style:font-weight-complex="normal"/>
    </style:style>
    <style:style style:name="T13" style:family="text">
      <style:text-properties fo:font-weight="normal" officeooo:rsid="0372e310" style:font-weight-asian="normal" style:font-weight-complex="normal"/>
    </style:style>
    <style:style style:name="T14" style:family="text">
      <style:text-properties fo:font-weight="normal" officeooo:rsid="03f32b8e" style:font-weight-asian="normal" style:font-weight-complex="normal"/>
    </style:style>
    <style:style style:name="T15" style:family="text">
      <style:text-properties officeooo:rsid="001b86f4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officeooo:rsid="033f450c" style:font-style-asian="normal" style:font-style-complex="normal"/>
    </style:style>
    <style:style style:name="T18" style:family="text">
      <style:text-properties fo:font-style="normal" officeooo:rsid="033df659" style:font-style-asian="normal" style:font-style-complex="normal"/>
    </style:style>
    <style:style style:name="T19" style:family="text">
      <style:text-properties officeooo:rsid="00210abb"/>
    </style:style>
    <style:style style:name="T20" style:family="text">
      <style:text-properties fo:font-size="13pt" style:text-underline-style="none" fo:font-weight="normal" officeooo:rsid="00bf6cbd" style:font-name-asian="FreeMono1" style:font-size-asian="13pt" style:font-weight-asian="normal" style:font-name-complex="FreeMono1" style:font-size-complex="13pt" style:font-weight-complex="normal"/>
    </style:style>
    <style:style style:name="T21" style:family="text">
      <style:text-properties fo:font-size="13pt" style:text-underline-style="none" fo:font-weight="normal" officeooo:rsid="01de4d40" style:font-name-asian="FreeMono1" style:font-size-asian="13pt" style:font-weight-asian="normal" style:font-name-complex="FreeMono1" style:font-size-complex="13pt" style:font-weight-complex="normal"/>
    </style:style>
    <style:style style:name="T22" style:family="text">
      <style:text-properties fo:font-size="13pt" style:text-underline-style="none" fo:font-weight="normal" officeooo:rsid="01db272a" style:font-name-asian="FreeMono1" style:font-size-asian="13pt" style:font-weight-asian="normal" style:font-name-complex="FreeMono1" style:font-size-complex="13pt" style:font-weight-complex="normal"/>
    </style:style>
    <style:style style:name="T23" style:family="text">
      <style:text-properties fo:font-size="13pt" style:text-underline-style="none" fo:font-weight="normal" officeooo:rsid="01de68a0" style:font-name-asian="FreeMono1" style:font-size-asian="13pt" style:font-weight-asian="normal" style:font-name-complex="FreeMono1" style:font-size-complex="13pt" style:font-weight-complex="normal"/>
    </style:style>
    <style:style style:name="T24" style:family="text">
      <style:text-properties fo:font-size="13pt" style:text-underline-style="none" fo:font-weight="normal" officeooo:rsid="01e95d09" style:font-name-asian="FreeMono1" style:font-size-asian="13pt" style:font-weight-asian="normal" style:font-name-complex="FreeMono1" style:font-size-complex="13pt" style:font-weight-complex="normal"/>
    </style:style>
    <style:style style:name="T25" style:family="text">
      <style:text-properties fo:font-size="13pt" style:text-underline-style="none" fo:font-weight="normal" officeooo:rsid="02124cae" style:font-name-asian="FreeMono1" style:font-size-asian="13pt" style:font-weight-asian="normal" style:font-name-complex="FreeMono1" style:font-size-complex="13pt" style:font-weight-complex="normal"/>
    </style:style>
    <style:style style:name="T26" style:family="text">
      <style:text-properties fo:font-size="13pt" style:text-underline-style="none" fo:font-weight="normal" officeooo:rsid="0212f4ab" style:font-name-asian="FreeMono1" style:font-size-asian="13pt" style:font-weight-asian="normal" style:font-name-complex="FreeMono1" style:font-size-complex="13pt" style:font-weight-complex="normal"/>
    </style:style>
    <style:style style:name="T27" style:family="text">
      <style:text-properties officeooo:rsid="002307af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2ae270e" style:font-weight-asian="bold" style:font-weight-complex="bold"/>
    </style:style>
    <style:style style:name="T30" style:family="text">
      <style:text-properties fo:font-weight="bold" officeooo:rsid="02dcfea0" style:font-weight-asian="bold" style:font-weight-complex="bold"/>
    </style:style>
    <style:style style:name="T31" style:family="text">
      <style:text-properties fo:font-weight="bold" officeooo:rsid="02e6be43" style:font-weight-asian="bold" style:font-weight-complex="bold"/>
    </style:style>
    <style:style style:name="T32" style:family="text">
      <style:text-properties fo:font-weight="bold" officeooo:rsid="02ed4c69" style:font-weight-asian="bold" style:font-weight-complex="bold"/>
    </style:style>
    <style:style style:name="T33" style:family="text">
      <style:text-properties officeooo:rsid="002542da"/>
    </style:style>
    <style:style style:name="T34" style:family="text">
      <style:text-properties officeooo:rsid="0029c6eb"/>
    </style:style>
    <style:style style:name="T35" style:family="text">
      <style:text-properties officeooo:rsid="002ada64"/>
    </style:style>
    <style:style style:name="T36" style:family="text">
      <style:text-properties style:font-name="Jomolhari1" fo:font-size="13pt" style:text-underline-style="none" fo:font-weight="normal" officeooo:rsid="00aba559" style:font-name-asian="FreeMono1" style:font-size-asian="13pt" style:font-weight-asian="normal" style:font-name-complex="FreeMono1" style:font-size-complex="13pt" style:font-weight-complex="normal"/>
    </style:style>
    <style:style style:name="T37" style:family="text">
      <style:text-properties style:font-name="Jomolhari1" fo:font-size="13pt" style:text-underline-style="none" fo:font-weight="normal" officeooo:rsid="00aebbf2" style:font-name-asian="FreeMono1" style:font-size-asian="13pt" style:font-weight-asian="normal" style:font-name-complex="FreeMono1" style:font-size-complex="13pt" style:font-weight-complex="normal"/>
    </style:style>
    <style:style style:name="T38" style:family="text">
      <style:text-properties style:font-name="Jomolhari1" fo:font-size="13pt" style:text-underline-style="none" fo:font-weight="normal" officeooo:rsid="00b7822a" style:font-name-asian="FreeMono1" style:font-size-asian="13pt" style:font-weight-asian="normal" style:font-name-complex="FreeMono1" style:font-size-complex="13pt" style:font-weight-complex="normal"/>
    </style:style>
    <style:style style:name="T39" style:family="text">
      <style:text-properties style:font-name="Jomolhari1" fo:font-size="13pt" style:text-underline-style="none" fo:font-weight="normal" officeooo:rsid="00b8aad8" style:font-name-asian="FreeMono1" style:font-size-asian="13pt" style:font-weight-asian="normal" style:font-name-complex="FreeMono1" style:font-size-complex="13pt" style:font-weight-complex="normal"/>
    </style:style>
    <style:style style:name="T40" style:family="text">
      <style:text-properties style:font-name="Jomolhari1" fo:font-size="13pt" style:text-underline-style="none" fo:font-weight="normal" officeooo:rsid="00ba5d42" style:font-name-asian="FreeMono1" style:font-size-asian="13pt" style:font-weight-asian="normal" style:font-name-complex="FreeMono1" style:font-size-complex="13pt" style:font-weight-complex="normal"/>
    </style:style>
    <style:style style:name="T41" style:family="text">
      <style:text-properties style:font-name="Jomolhari1" fo:font-size="13pt" style:text-underline-style="none" fo:font-weight="normal" officeooo:rsid="00cab173" style:font-name-asian="FreeMono1" style:font-size-asian="13pt" style:font-weight-asian="normal" style:font-name-complex="FreeMono1" style:font-size-complex="13pt" style:font-weight-complex="normal"/>
    </style:style>
    <style:style style:name="T42" style:family="text">
      <style:text-properties style:font-name="Jomolhari1" fo:font-size="13pt" style:text-underline-style="none" fo:font-weight="normal" officeooo:rsid="00d43c9e" style:font-name-asian="FreeMono1" style:font-size-asian="13pt" style:font-weight-asian="normal" style:font-name-complex="FreeMono1" style:font-size-complex="13pt" style:font-weight-complex="normal"/>
    </style:style>
    <style:style style:name="T43" style:family="text">
      <style:text-properties style:font-name="Jomolhari1" fo:font-size="13pt" style:text-underline-style="none" fo:font-weight="normal" officeooo:rsid="00d4f43f" style:font-name-asian="FreeMono1" style:font-size-asian="13pt" style:font-weight-asian="normal" style:font-name-complex="FreeMono1" style:font-size-complex="13pt" style:font-weight-complex="normal"/>
    </style:style>
    <style:style style:name="T44" style:family="text">
      <style:text-properties style:font-name="Jomolhari1" fo:font-size="13pt" style:text-underline-style="none" fo:font-weight="normal" officeooo:rsid="00d6e66c" style:font-name-asian="FreeMono1" style:font-size-asian="13pt" style:font-weight-asian="normal" style:font-name-complex="FreeMono1" style:font-size-complex="13pt" style:font-weight-complex="normal"/>
    </style:style>
    <style:style style:name="T45" style:family="text">
      <style:text-properties style:font-name="Jomolhari1" fo:font-size="13pt" style:text-underline-style="none" fo:font-weight="normal" officeooo:rsid="01985525" style:font-name-asian="FreeMono1" style:font-size-asian="13pt" style:font-weight-asian="normal" style:font-name-complex="FreeMono1" style:font-size-complex="13pt" style:font-weight-complex="normal"/>
    </style:style>
    <style:style style:name="T46" style:family="text">
      <style:text-properties style:font-name="Jomolhari1" fo:font-size="13pt" style:text-underline-style="none" fo:font-weight="normal" officeooo:rsid="01d8b698" style:font-name-asian="FreeMono1" style:font-size-asian="13pt" style:font-weight-asian="normal" style:font-name-complex="FreeMono1" style:font-size-complex="13pt" style:font-weight-complex="normal"/>
    </style:style>
    <style:style style:name="T47" style:family="text">
      <style:text-properties style:font-name="Jomolhari1" fo:font-size="13pt" style:text-underline-style="none" fo:font-weight="normal" officeooo:rsid="01db272a" style:font-name-asian="FreeMono1" style:font-size-asian="13pt" style:font-weight-asian="normal" style:font-name-complex="FreeMono1" style:font-size-complex="13pt" style:font-weight-complex="normal"/>
    </style:style>
    <style:style style:name="T48" style:family="text">
      <style:text-properties style:font-name="Jomolhari1" fo:font-size="13pt" style:text-underline-style="none" fo:font-weight="normal" officeooo:rsid="01ddf01f" style:font-name-asian="FreeMono1" style:font-size-asian="13pt" style:font-weight-asian="normal" style:font-name-complex="FreeMono1" style:font-size-complex="13pt" style:font-weight-complex="normal"/>
    </style:style>
    <style:style style:name="T49" style:family="text">
      <style:text-properties style:font-name="Jomolhari1" fo:font-size="13pt" style:text-underline-style="none" fo:font-weight="normal" officeooo:rsid="0207e6f0" style:font-name-asian="FreeMono1" style:font-size-asian="13pt" style:font-weight-asian="normal" style:font-name-complex="FreeMono1" style:font-size-complex="13pt" style:font-weight-complex="normal"/>
    </style:style>
    <style:style style:name="T50" style:family="text">
      <style:text-properties style:font-name="Jomolhari1" fo:font-size="13pt" style:text-underline-style="none" fo:font-weight="normal" officeooo:rsid="021fd6c9" style:font-name-asian="FreeMono1" style:font-size-asian="13pt" style:font-weight-asian="normal" style:font-name-complex="FreeMono1" style:font-size-complex="13pt" style:font-weight-complex="normal"/>
    </style:style>
    <style:style style:name="T51" style:family="text">
      <style:text-properties style:font-name="Jomolhari1" fo:font-size="13pt" style:text-underline-style="none" fo:font-weight="normal" officeooo:rsid="01bfdbd5" style:font-name-asian="FreeMono1" style:font-size-asian="13pt" style:font-weight-asian="normal" style:font-name-complex="FreeMono1" style:font-size-complex="13pt" style:font-weight-complex="normal"/>
    </style:style>
    <style:style style:name="T52" style:family="text">
      <style:text-properties style:font-name="Jomolhari1" fo:font-size="13pt" style:text-underline-style="none" fo:font-weight="normal" officeooo:rsid="02c8d760" style:font-name-asian="FreeMono1" style:font-size-asian="13pt" style:font-weight-asian="normal" style:font-name-complex="FreeMono1" style:font-size-complex="13pt" style:font-weight-complex="normal"/>
    </style:style>
    <style:style style:name="T53" style:family="text">
      <style:text-properties style:font-name="Jomolhari1" fo:font-size="13pt" style:text-underline-style="none" fo:font-weight="normal" officeooo:rsid="02cdaff1" style:font-name-asian="FreeMono1" style:font-size-asian="13pt" style:font-weight-asian="normal" style:font-name-complex="FreeMono1" style:font-size-complex="13pt" style:font-weight-complex="normal"/>
    </style:style>
    <style:style style:name="T54" style:family="text">
      <style:text-properties style:font-name="Jomolhari1" fo:font-size="13pt" style:text-underline-style="none" fo:font-weight="normal" officeooo:rsid="03169b65" style:font-name-asian="FreeMono1" style:font-size-asian="13pt" style:font-weight-asian="normal" style:font-name-complex="FreeMono1" style:font-size-complex="13pt" style:font-weight-complex="normal"/>
    </style:style>
    <style:style style:name="T55" style:family="text">
      <style:text-properties style:font-name="Jomolhari1" fo:font-size="13pt" style:text-underline-style="none" fo:font-weight="normal" officeooo:rsid="031aeb54" style:font-name-asian="FreeMono1" style:font-size-asian="13pt" style:font-weight-asian="normal" style:font-name-complex="FreeMono1" style:font-size-complex="13pt" style:font-weight-complex="normal"/>
    </style:style>
    <style:style style:name="T56" style:family="text">
      <style:text-properties style:font-name="Jomolhari1" fo:font-size="13pt" style:text-underline-style="none" fo:font-weight="normal" officeooo:rsid="031bbf83" style:font-name-asian="FreeMono1" style:font-size-asian="13pt" style:font-weight-asian="normal" style:font-name-complex="FreeMono1" style:font-size-complex="13pt" style:font-weight-complex="normal"/>
    </style:style>
    <style:style style:name="T57" style:family="text">
      <style:text-properties style:font-name="Jomolhari1" fo:font-size="13pt" style:text-underline-style="none" fo:font-weight="normal" officeooo:rsid="031d53c2" style:font-name-asian="FreeMono1" style:font-size-asian="13pt" style:font-weight-asian="normal" style:font-name-complex="FreeMono1" style:font-size-complex="13pt" style:font-weight-complex="normal"/>
    </style:style>
    <style:style style:name="T58" style:family="text">
      <style:text-properties style:font-name="Jomolhari1" fo:font-size="13pt" style:text-underline-style="none" fo:font-weight="normal" officeooo:rsid="036729a2" style:font-name-asian="FreeMono1" style:font-size-asian="13pt" style:font-weight-asian="normal" style:font-name-complex="FreeMono1" style:font-size-complex="13pt" style:font-weight-complex="normal"/>
    </style:style>
    <style:style style:name="T59" style:family="text">
      <style:text-properties style:font-name="Jomolhari1" fo:font-size="13pt" style:text-underline-style="none" fo:font-weight="normal" officeooo:rsid="03688f3f" style:font-name-asian="FreeMono1" style:font-size-asian="13pt" style:font-weight-asian="normal" style:font-name-complex="FreeMono1" style:font-size-complex="13pt" style:font-weight-complex="normal"/>
    </style:style>
    <style:style style:name="T60" style:family="text">
      <style:text-properties style:font-name="Jomolhari1" fo:font-size="13pt" style:text-underline-style="none" fo:font-weight="normal" officeooo:rsid="03f6af9e" style:font-name-asian="FreeMono1" style:font-size-asian="13pt" style:font-weight-asian="normal" style:font-name-complex="FreeMono1" style:font-size-complex="13pt" style:font-weight-complex="normal"/>
    </style:style>
    <style:style style:name="T61" style:family="text">
      <style:text-properties style:font-name="Jomolhari1" fo:font-size="13pt" style:text-underline-style="none" officeooo:rsid="00b5b2a5" style:font-name-asian="FreeMono1" style:font-size-asian="13pt" style:font-name-complex="FreeMono1" style:font-size-complex="13pt"/>
    </style:style>
    <style:style style:name="T62" style:family="text">
      <style:text-properties style:font-name="Jomolhari1" fo:font-size="13pt" style:text-underline-style="none" officeooo:rsid="01ae9030" style:font-name-asian="FreeMono1" style:font-size-asian="13pt" style:font-name-complex="FreeMono1" style:font-size-complex="13pt"/>
    </style:style>
    <style:style style:name="T63" style:family="text">
      <style:text-properties style:font-name="Jomolhari1" fo:font-size="13pt" style:text-underline-style="none" fo:font-weight="bold" officeooo:rsid="01ae95ed" style:font-name-asian="FreeMono1" style:font-size-asian="13pt" style:font-weight-asian="bold" style:font-name-complex="FreeMono1" style:font-size-complex="13pt" style:font-weight-complex="bold"/>
    </style:style>
    <style:style style:name="T64" style:family="text">
      <style:text-properties style:font-name="Jomolhari1" fo:font-size="13pt" style:text-underline-style="none" fo:font-weight="bold" officeooo:rsid="01aefbf0" style:font-name-asian="FreeMono1" style:font-size-asian="13pt" style:font-weight-asian="bold" style:font-name-complex="FreeMono1" style:font-size-complex="13pt" style:font-weight-complex="bold"/>
    </style:style>
    <style:style style:name="T65" style:family="text">
      <style:text-properties style:font-name="Jomolhari1" fo:font-size="13pt" style:text-underline-style="none" fo:font-weight="bold" officeooo:rsid="01ae9030" style:font-name-asian="FreeMono1" style:font-size-asian="13pt" style:font-weight-asian="bold" style:font-name-complex="FreeMono1" style:font-size-complex="13pt" style:font-weight-complex="bold"/>
    </style:style>
    <style:style style:name="T66" style:family="text">
      <style:text-properties style:font-name="Jomolhari1" fo:font-size="13pt" style:text-underline-style="none" fo:font-weight="bold" officeooo:rsid="00b5b2a5" style:font-name-asian="FreeMono1" style:font-size-asian="13pt" style:font-weight-asian="bold" style:font-name-complex="FreeMono1" style:font-size-complex="13pt" style:font-weight-complex="bold"/>
    </style:style>
    <style:style style:name="T67" style:family="text">
      <style:text-properties style:font-name="Jomolhari1" fo:font-size="13pt" style:text-underline-style="none" fo:font-weight="bold" officeooo:rsid="031d53c2" style:font-name-asian="FreeMono1" style:font-size-asian="13pt" style:font-weight-asian="bold" style:font-name-complex="FreeMono1" style:font-size-complex="13pt" style:font-weight-complex="bold"/>
    </style:style>
    <style:style style:name="T68" style:family="text">
      <style:text-properties style:font-name="Jomolhari1" officeooo:rsid="009b736b" style:font-name-asian="FreeMono1" style:font-name-complex="FreeMono1"/>
    </style:style>
    <style:style style:name="T69" style:family="text">
      <style:text-properties style:font-name="Jomolhari1" officeooo:rsid="00a8a77a" style:font-name-asian="FreeMono1" style:font-name-complex="FreeMono1"/>
    </style:style>
    <style:style style:name="T70" style:family="text">
      <style:text-properties style:font-name="Jomolhari1" officeooo:rsid="00a902d6" style:font-name-asian="FreeMono1" style:font-name-complex="FreeMono1"/>
    </style:style>
    <style:style style:name="T71" style:family="text">
      <style:text-properties style:font-name="Jomolhari1" officeooo:rsid="03eaf2b0" style:font-name-asian="FreeMono1" style:font-name-complex="FreeMono1"/>
    </style:style>
    <style:style style:name="T72" style:family="text">
      <style:text-properties style:font-name="Jomolhari1" style:text-underline-style="none" officeooo:rsid="00dbf073" style:font-name-asian="FreeMono1" style:font-name-complex="FreeMono1"/>
    </style:style>
    <style:style style:name="T73" style:family="text">
      <style:text-properties style:font-name="Jomolhari1" style:text-underline-style="none" officeooo:rsid="01de4d40" style:font-name-asian="FreeMono1" style:font-name-complex="FreeMono1"/>
    </style:style>
    <style:style style:name="T74" style:family="text">
      <style:text-properties style:font-name="Jomolhari1" style:text-underline-style="none" officeooo:rsid="01ebe817" style:font-name-asian="FreeMono1" style:font-name-complex="FreeMono1"/>
    </style:style>
    <style:style style:name="T75" style:family="text">
      <style:text-properties style:font-name="Jomolhari1" style:text-underline-style="none" officeooo:rsid="0350f533" style:font-name-asian="FreeMono1" style:font-name-complex="FreeMono1"/>
    </style:style>
    <style:style style:name="T76" style:family="text">
      <style:text-properties style:font-name="Jomolhari1" style:text-underline-style="none" officeooo:rsid="03eaf2b0" style:font-name-asian="FreeMono1" style:font-name-complex="FreeMono1"/>
    </style:style>
    <style:style style:name="T77" style:family="text">
      <style:text-properties style:font-name="Jomolhari1" officeooo:rsid="01ae9030"/>
    </style:style>
    <style:style style:name="T78" style:family="text">
      <style:text-properties style:font-name="Jomolhari1" officeooo:rsid="01bf0d21"/>
    </style:style>
    <style:style style:name="T79" style:family="text">
      <style:text-properties style:font-name="Jomolhari1" officeooo:rsid="01bf0d21" style:font-size-asian="13pt"/>
    </style:style>
    <style:style style:name="T80" style:family="text">
      <style:text-properties style:font-name="Jomolhari1" officeooo:rsid="01bfdbd5" style:font-size-asian="13pt"/>
    </style:style>
    <style:style style:name="T81" style:family="text">
      <style:text-properties style:font-name="Jomolhari1" officeooo:rsid="02a629c0" style:font-size-asian="13pt"/>
    </style:style>
    <style:style style:name="T82" style:family="text">
      <style:text-properties style:font-name="Jomolhari1" officeooo:rsid="01d0d0b6"/>
    </style:style>
    <style:style style:name="T83" style:family="text">
      <style:text-properties style:font-name="Jomolhari1" officeooo:rsid="0215ee78"/>
    </style:style>
    <style:style style:name="T84" style:family="text">
      <style:text-properties style:font-name="Jomolhari1" fo:font-size="15pt" style:text-underline-style="none" fo:font-weight="bold" officeooo:rsid="02416dcc" style:font-name-asian="FreeMono1" style:font-size-asian="15pt" style:font-weight-asian="bold" style:font-name-complex="FreeMono1" style:font-size-complex="15pt" style:font-weight-complex="bold"/>
    </style:style>
    <style:style style:name="T85" style:family="text">
      <style:text-properties style:font-name="Jomolhari1" officeooo:rsid="02a7dc76"/>
    </style:style>
    <style:style style:name="T86" style:family="text">
      <style:text-properties style:font-name="Jomolhari1" officeooo:rsid="0350f533"/>
    </style:style>
    <style:style style:name="T87" style:family="text">
      <style:text-properties officeooo:rsid="002e094a"/>
    </style:style>
    <style:style style:name="T88" style:family="text">
      <style:text-properties officeooo:rsid="002fc7b4"/>
    </style:style>
    <style:style style:name="T89" style:family="text">
      <style:text-properties officeooo:rsid="0030c228"/>
    </style:style>
    <style:style style:name="T90" style:family="text">
      <style:text-properties officeooo:rsid="00340377"/>
    </style:style>
    <style:style style:name="T91" style:family="text">
      <style:text-properties style:font-name="FreeMono"/>
    </style:style>
    <style:style style:name="T92" style:family="text">
      <style:text-properties style:font-name="FreeMono" officeooo:rsid="00340377"/>
    </style:style>
    <style:style style:name="T93" style:family="text">
      <style:text-properties style:font-name="FreeMono" officeooo:rsid="0038e2d5"/>
    </style:style>
    <style:style style:name="T94" style:family="text">
      <style:text-properties style:font-name="FreeMono" fo:font-size="13pt" style:text-underline-style="none" fo:font-weight="normal" officeooo:rsid="00aba559" style:font-name-asian="FreeMono1" style:font-size-asian="13pt" style:font-weight-asian="normal" style:font-name-complex="FreeMono1" style:font-size-complex="13pt" style:font-weight-complex="normal"/>
    </style:style>
    <style:style style:name="T95" style:family="text">
      <style:text-properties style:font-name="FreeMono" fo:font-size="13pt" style:text-underline-style="none" fo:font-weight="normal" officeooo:rsid="00d43c9e" style:font-name-asian="FreeMono1" style:font-size-asian="13pt" style:font-weight-asian="normal" style:font-name-complex="FreeMono1" style:font-size-complex="13pt" style:font-weight-complex="normal"/>
    </style:style>
    <style:style style:name="T96" style:family="text">
      <style:text-properties style:font-name="FreeMono" fo:font-size="13pt" style:text-underline-style="none" fo:font-weight="normal" officeooo:rsid="0198ff6e" style:font-name-asian="FreeMono1" style:font-size-asian="13pt" style:font-weight-asian="normal" style:font-name-complex="FreeMono1" style:font-size-complex="13pt" style:font-weight-complex="normal"/>
    </style:style>
    <style:style style:name="T97" style:family="text">
      <style:text-properties style:font-name="FreeMono" fo:font-size="13pt" style:text-underline-style="none" fo:font-weight="normal" officeooo:rsid="01eebbae" style:font-name-asian="FreeMono1" style:font-size-asian="13pt" style:font-weight-asian="normal" style:font-name-complex="FreeMono1" style:font-size-complex="13pt" style:font-weight-complex="normal"/>
    </style:style>
    <style:style style:name="T98" style:family="text">
      <style:text-properties style:font-name="FreeMono" fo:font-size="13pt" style:text-underline-style="none" fo:font-weight="normal" officeooo:rsid="01ef6a9c" style:font-name-asian="FreeMono1" style:font-size-asian="13pt" style:font-weight-asian="normal" style:font-name-complex="FreeMono1" style:font-size-complex="13pt" style:font-weight-complex="normal"/>
    </style:style>
    <style:style style:name="T99" style:family="text">
      <style:text-properties style:font-name="FreeMono" fo:font-size="13pt" style:text-underline-style="none" fo:font-weight="normal" officeooo:rsid="036729a2" style:font-name-asian="FreeMono1" style:font-size-asian="13pt" style:font-weight-asian="normal" style:font-name-complex="FreeMono1" style:font-size-complex="13pt" style:font-weight-complex="normal"/>
    </style:style>
    <style:style style:name="T100" style:family="text">
      <style:text-properties style:font-name="FreeMono" fo:font-size="13pt" style:text-underline-style="none" fo:font-weight="normal" officeooo:rsid="03d5a25d" style:font-name-asian="FreeMono1" style:font-size-asian="13pt" style:font-weight-asian="normal" style:font-name-complex="FreeMono1" style:font-size-complex="13pt" style:font-weight-complex="normal"/>
    </style:style>
    <style:style style:name="T101" style:family="text">
      <style:text-properties style:font-name="FreeMono" fo:font-size="13pt" style:text-underline-style="none" fo:font-weight="normal" officeooo:rsid="0119c413" style:font-name-asian="FreeMono1" style:font-size-asian="13pt" style:font-weight-asian="normal" style:font-name-complex="FreeMono1" style:font-size-complex="13pt" style:font-weight-complex="normal"/>
    </style:style>
    <style:style style:name="T102" style:family="text">
      <style:text-properties style:font-name="FreeMono" fo:font-size="13pt" style:text-underline-style="none" fo:font-weight="normal" officeooo:rsid="03de385e" style:font-name-asian="FreeMono1" style:font-size-asian="13pt" style:font-weight-asian="normal" style:font-name-complex="FreeMono1" style:font-size-complex="13pt" style:font-weight-complex="normal"/>
    </style:style>
    <style:style style:name="T103" style:family="text">
      <style:text-properties style:font-name="FreeMono" officeooo:rsid="0017bb14"/>
    </style:style>
    <style:style style:name="T104" style:family="text">
      <style:text-properties style:font-name="FreeMono" officeooo:rsid="00ab02c4"/>
    </style:style>
    <style:style style:name="T105" style:family="text">
      <style:text-properties style:font-name="FreeMono" officeooo:rsid="01395956"/>
    </style:style>
    <style:style style:name="T106" style:family="text">
      <style:text-properties style:font-name="FreeMono" officeooo:rsid="01a12e7e"/>
    </style:style>
    <style:style style:name="T107" style:family="text">
      <style:text-properties style:font-name="FreeMono" officeooo:rsid="01c83c9b"/>
    </style:style>
    <style:style style:name="T108" style:family="text">
      <style:text-properties style:font-name="FreeMono" officeooo:rsid="0202e55e"/>
    </style:style>
    <style:style style:name="T109" style:family="text">
      <style:text-properties style:font-name="FreeMono" officeooo:rsid="024d1d0b"/>
    </style:style>
    <style:style style:name="T110" style:family="text">
      <style:text-properties style:font-name="FreeMono" officeooo:rsid="0157de33"/>
    </style:style>
    <style:style style:name="T111" style:family="text">
      <style:text-properties style:font-name="FreeMono" officeooo:rsid="015872ec"/>
    </style:style>
    <style:style style:name="T112" style:family="text">
      <style:text-properties style:font-name="FreeMono" officeooo:rsid="015d7e24"/>
    </style:style>
    <style:style style:name="T113" style:family="text">
      <style:text-properties style:font-name="FreeMono" officeooo:rsid="03383472"/>
    </style:style>
    <style:style style:name="T114" style:family="text">
      <style:text-properties style:font-name="FreeMono" officeooo:rsid="03375338"/>
    </style:style>
    <style:style style:name="T115" style:family="text">
      <style:text-properties style:font-name="FreeMono" officeooo:rsid="03775d28"/>
    </style:style>
    <style:style style:name="T116" style:family="text">
      <style:text-properties style:font-name="FreeMono" officeooo:rsid="0333b742"/>
    </style:style>
    <style:style style:name="T117" style:family="text">
      <style:text-properties style:font-name="FreeMono" officeooo:rsid="03a117d8"/>
    </style:style>
    <style:style style:name="T118" style:family="text">
      <style:text-properties style:font-name="FreeMono" officeooo:rsid="024c4d7d"/>
    </style:style>
    <style:style style:name="T119" style:family="text">
      <style:text-properties style:font-name="FreeMono" officeooo:rsid="0378a48b"/>
    </style:style>
    <style:style style:name="T120" style:family="text">
      <style:text-properties style:font-name="FreeMono" officeooo:rsid="02576520"/>
    </style:style>
    <style:style style:name="T121" style:family="text">
      <style:text-properties style:font-name="FreeMono" officeooo:rsid="02578461"/>
    </style:style>
    <style:style style:name="T122" style:family="text">
      <style:text-properties style:font-name="FreeMono" officeooo:rsid="03a2dbfd"/>
    </style:style>
    <style:style style:name="T123" style:family="text">
      <style:text-properties style:font-name="FreeMono" officeooo:rsid="037976bc"/>
    </style:style>
    <style:style style:name="T124" style:family="text">
      <style:text-properties style:font-name="FreeMono" officeooo:rsid="025a9224"/>
    </style:style>
    <style:style style:name="T125" style:family="text">
      <style:text-properties style:font-name="FreeMono" officeooo:rsid="037b0164"/>
    </style:style>
    <style:style style:name="T126" style:family="text">
      <style:text-properties style:font-name="FreeMono" officeooo:rsid="03a135ca"/>
    </style:style>
    <style:style style:name="T127" style:family="text">
      <style:text-properties style:font-name="FreeMono" officeooo:rsid="03d73d99" style:font-size-asian="11.3500003814697pt"/>
    </style:style>
    <style:style style:name="T128" style:family="text">
      <style:text-properties style:font-name="FreeMono" officeooo:rsid="0079ffd1" style:font-size-asian="11.3500003814697pt"/>
    </style:style>
    <style:style style:name="T129" style:family="text">
      <style:text-properties style:font-name="FreeMono" officeooo:rsid="03d8882a" style:font-size-asian="11.3500003814697pt"/>
    </style:style>
    <style:style style:name="T130" style:family="text">
      <style:text-properties style:font-name="FreeMono" officeooo:rsid="03e98bd7"/>
    </style:style>
    <style:style style:name="T131" style:family="text">
      <style:text-properties style:font-name="FreeMono" officeooo:rsid="03cae6a7"/>
    </style:style>
    <style:style style:name="T132" style:family="text">
      <style:text-properties style:font-name="FreeMono" officeooo:rsid="03cee872"/>
    </style:style>
    <style:style style:name="T133" style:family="text">
      <style:text-properties style:font-name="FreeMono" officeooo:rsid="03d48ad4"/>
    </style:style>
    <style:style style:name="T134" style:family="text">
      <style:text-properties style:font-name="FreeMono" officeooo:rsid="03d8882a"/>
    </style:style>
    <style:style style:name="T135" style:family="text">
      <style:text-properties style:font-name="FreeMono" officeooo:rsid="03df42ee"/>
    </style:style>
    <style:style style:name="T136" style:family="text">
      <style:text-properties style:font-name="FreeMono" officeooo:rsid="03e2ea1c"/>
    </style:style>
    <style:style style:name="T137" style:family="text">
      <style:text-properties style:font-name="FreeMono" officeooo:rsid="03e79b78"/>
    </style:style>
    <style:style style:name="T138" style:family="text">
      <style:text-properties style:font-name="FreeMono" officeooo:rsid="03eaf2b0" style:font-name-asian="FreeMono1" style:font-name-complex="FreeMono1"/>
    </style:style>
    <style:style style:name="T139" style:family="text">
      <style:text-properties style:font-name="FreeMono" officeooo:rsid="03ed01d8"/>
    </style:style>
    <style:style style:name="T140" style:family="text">
      <style:text-properties officeooo:rsid="00377a52"/>
    </style:style>
    <style:style style:name="T141" style:family="text">
      <style:text-properties officeooo:rsid="0038e2d5"/>
    </style:style>
    <style:style style:name="T142" style:family="text">
      <style:text-properties officeooo:rsid="003a42fd"/>
    </style:style>
    <style:style style:name="T143" style:family="text">
      <style:text-properties officeooo:rsid="003c1f98"/>
    </style:style>
    <style:style style:name="T144" style:family="text">
      <style:text-properties officeooo:rsid="00468101"/>
    </style:style>
    <style:style style:name="T145" style:family="text">
      <style:text-properties officeooo:rsid="0049fa84" style:font-name-asian="FreeMono1" style:font-name-complex="FreeMono1"/>
    </style:style>
    <style:style style:name="T146" style:family="text">
      <style:text-properties officeooo:rsid="004e5883" style:font-name-asian="FreeMono1" style:font-name-complex="FreeMono1"/>
    </style:style>
    <style:style style:name="T147" style:family="text">
      <style:text-properties officeooo:rsid="0076ff5d" style:font-name-asian="FreeMono1" style:font-name-complex="FreeMono1"/>
    </style:style>
    <style:style style:name="T148" style:family="text">
      <style:text-properties officeooo:rsid="0079935e" style:font-name-asian="FreeMono1" style:font-name-complex="FreeMono1"/>
    </style:style>
    <style:style style:name="T149" style:family="text">
      <style:text-properties officeooo:rsid="0079bc3a" style:font-name-asian="FreeMono1" style:font-name-complex="FreeMono1"/>
    </style:style>
    <style:style style:name="T150" style:family="text">
      <style:text-properties officeooo:rsid="007bcdf1" style:font-name-asian="FreeMono1" style:font-name-complex="FreeMono1"/>
    </style:style>
    <style:style style:name="T151" style:family="text">
      <style:text-properties officeooo:rsid="00824e40" style:font-name-asian="FreeMono1" style:font-name-complex="FreeMono1"/>
    </style:style>
    <style:style style:name="T152" style:family="text">
      <style:text-properties officeooo:rsid="008c158b" style:font-name-asian="FreeMono1" style:font-name-complex="FreeMono1"/>
    </style:style>
    <style:style style:name="T153" style:family="text">
      <style:text-properties officeooo:rsid="008c967b" style:font-name-asian="FreeMono1" style:font-name-complex="FreeMono1"/>
    </style:style>
    <style:style style:name="T154" style:family="text">
      <style:text-properties officeooo:rsid="009914bb" style:font-name-asian="FreeMono1" style:font-name-complex="FreeMono1"/>
    </style:style>
    <style:style style:name="T155" style:family="text">
      <style:text-properties officeooo:rsid="00dd84a8" style:font-name-asian="FreeMono1" style:font-name-complex="FreeMono1"/>
    </style:style>
    <style:style style:name="T156" style:family="text">
      <style:text-properties officeooo:rsid="03383472" style:font-name-asian="FreeMono1" style:font-name-complex="FreeMono1"/>
    </style:style>
    <style:style style:name="T157" style:family="text">
      <style:text-properties officeooo:rsid="034ef6b2" style:font-name-asian="FreeMono1" style:font-name-complex="FreeMono1"/>
    </style:style>
    <style:style style:name="T158" style:family="text">
      <style:text-properties officeooo:rsid="0350f533" style:font-name-asian="FreeMono1" style:font-name-complex="FreeMono1"/>
    </style:style>
    <style:style style:name="T159" style:family="text">
      <style:text-properties officeooo:rsid="03580999" style:font-name-asian="FreeMono1" style:font-name-complex="FreeMono1"/>
    </style:style>
    <style:style style:name="T160" style:family="text">
      <style:text-properties officeooo:rsid="03743e91" style:font-name-asian="FreeMono1" style:font-name-complex="FreeMono1"/>
    </style:style>
    <style:style style:name="T161" style:family="text">
      <style:text-properties officeooo:rsid="03a44914" style:font-name-asian="FreeMono1" style:font-name-complex="FreeMono1"/>
    </style:style>
    <style:style style:name="T162" style:family="text">
      <style:text-properties officeooo:rsid="03ce1f6d" style:font-name-asian="FreeMono1" style:font-name-complex="FreeMono1"/>
    </style:style>
    <style:style style:name="T163" style:family="text">
      <style:text-properties style:font-name="Jomolhari2" fo:font-size="13pt" style:text-underline-style="none" fo:font-weight="normal" officeooo:rsid="009d3326" style:font-name-asian="FreeMono1" style:font-size-asian="13pt" style:font-weight-asian="normal" style:font-name-complex="FreeMono1" style:font-size-complex="13pt" style:font-weight-complex="normal"/>
    </style:style>
    <style:style style:name="T164" style:family="text">
      <style:text-properties style:font-name="Jomolhari2" fo:font-size="13pt" style:text-underline-style="none" fo:font-weight="normal" officeooo:rsid="0119c413" style:font-name-asian="FreeMono1" style:font-size-asian="13pt" style:font-weight-asian="normal" style:font-name-complex="FreeMono1" style:font-size-complex="13pt" style:font-weight-complex="normal"/>
    </style:style>
    <style:style style:name="T165" style:family="text">
      <style:text-properties style:font-name="Jomolhari2" fo:font-size="13pt" style:text-underline-style="none" fo:font-weight="normal" officeooo:rsid="011abc4c" style:font-name-asian="FreeMono1" style:font-size-asian="13pt" style:font-weight-asian="normal" style:font-name-complex="FreeMono1" style:font-size-complex="13pt" style:font-weight-complex="normal"/>
    </style:style>
    <style:style style:name="T166" style:family="text">
      <style:text-properties style:font-name="Jomolhari2" fo:font-size="13pt" style:text-underline-style="none" fo:font-weight="normal" officeooo:rsid="011bfbe3" style:font-name-asian="FreeMono1" style:font-size-asian="13pt" style:font-weight-asian="normal" style:font-name-complex="FreeMono1" style:font-size-complex="13pt" style:font-weight-complex="normal"/>
    </style:style>
    <style:style style:name="T167" style:family="text">
      <style:text-properties style:font-name="Jomolhari2" fo:font-size="13pt" style:text-underline-style="none" fo:font-weight="normal" officeooo:rsid="011c4aa4" style:font-name-asian="FreeMono1" style:font-size-asian="13pt" style:font-weight-asian="normal" style:font-name-complex="FreeMono1" style:font-size-complex="13pt" style:font-weight-complex="normal"/>
    </style:style>
    <style:style style:name="T168" style:family="text">
      <style:text-properties style:font-name="Jomolhari2" fo:font-size="13pt" style:text-underline-style="none" fo:font-weight="normal" officeooo:rsid="01213bd2" style:font-name-asian="FreeMono1" style:font-size-asian="13pt" style:font-weight-asian="normal" style:font-name-complex="FreeMono1" style:font-size-complex="13pt" style:font-weight-complex="normal"/>
    </style:style>
    <style:style style:name="T169" style:family="text">
      <style:text-properties style:font-name="Jomolhari2" fo:font-size="13pt" style:text-underline-style="none" fo:font-weight="normal" officeooo:rsid="020a708f" style:font-name-asian="FreeMono1" style:font-size-asian="13pt" style:font-weight-asian="normal" style:font-name-complex="FreeMono1" style:font-size-complex="13pt" style:font-weight-complex="normal"/>
    </style:style>
    <style:style style:name="T170" style:family="text">
      <style:text-properties style:font-name="Jomolhari2" fo:font-size="13pt" style:text-underline-style="none" fo:font-weight="normal" officeooo:rsid="01eebbae" style:font-name-asian="FreeMono1" style:font-size-asian="13pt" style:font-weight-asian="normal" style:font-name-complex="FreeMono1" style:font-size-complex="13pt" style:font-weight-complex="normal"/>
    </style:style>
    <style:style style:name="T171" style:family="text">
      <style:text-properties style:font-name="Jomolhari2" fo:font-size="13pt" style:text-underline-style="none" fo:font-weight="normal" officeooo:rsid="01f6b599" style:font-name-asian="FreeMono1" style:font-size-asian="13pt" style:font-weight-asian="normal" style:font-name-complex="FreeMono1" style:font-size-complex="13pt" style:font-weight-complex="normal"/>
    </style:style>
    <style:style style:name="T172" style:family="text">
      <style:text-properties style:font-name="Jomolhari2" fo:font-size="13pt" style:text-underline-style="none" fo:font-weight="normal" officeooo:rsid="01ef6a9c" style:font-name-asian="FreeMono1" style:font-size-asian="13pt" style:font-weight-asian="normal" style:font-name-complex="FreeMono1" style:font-size-complex="13pt" style:font-weight-complex="normal"/>
    </style:style>
    <style:style style:name="T173" style:family="text">
      <style:text-properties style:font-name="Jomolhari2" fo:font-size="13pt" style:text-underline-style="none" fo:font-weight="normal" officeooo:rsid="01f0c049" style:font-name-asian="FreeMono1" style:font-size-asian="13pt" style:font-weight-asian="normal" style:font-name-complex="FreeMono1" style:font-size-complex="13pt" style:font-weight-complex="normal"/>
    </style:style>
    <style:style style:name="T174" style:family="text">
      <style:text-properties style:font-name="Jomolhari2" fo:font-size="13pt" style:text-underline-style="none" fo:font-weight="normal" officeooo:rsid="01e95d09" style:font-name-asian="FreeMono1" style:font-size-asian="13pt" style:font-weight-asian="normal" style:font-name-complex="FreeMono1" style:font-size-complex="13pt" style:font-weight-complex="normal"/>
    </style:style>
    <style:style style:name="T175" style:family="text">
      <style:text-properties style:font-name="Jomolhari2" fo:font-size="13pt" style:text-underline-style="none" fo:font-weight="normal" officeooo:rsid="01e9a542" style:font-name-asian="FreeMono1" style:font-size-asian="13pt" style:font-weight-asian="normal" style:font-name-complex="FreeMono1" style:font-size-complex="13pt" style:font-weight-complex="normal"/>
    </style:style>
    <style:style style:name="T176" style:family="text">
      <style:text-properties style:font-name="Jomolhari2" fo:font-size="13pt" style:text-underline-style="none" fo:font-weight="normal" officeooo:rsid="0295a87a" style:font-name-asian="FreeMono1" style:font-size-asian="13pt" style:font-weight-asian="normal" style:font-name-complex="FreeMono1" style:font-size-complex="13pt" style:font-weight-complex="normal"/>
    </style:style>
    <style:style style:name="T177" style:family="text">
      <style:text-properties style:font-name="Jomolhari2" fo:font-size="13pt" style:text-underline-style="none" fo:font-weight="normal" officeooo:rsid="029792bf" style:font-name-asian="FreeMono1" style:font-size-asian="13pt" style:font-weight-asian="normal" style:font-name-complex="FreeMono1" style:font-size-complex="13pt" style:font-weight-complex="normal"/>
    </style:style>
    <style:style style:name="T178" style:family="text">
      <style:text-properties style:font-name="Jomolhari2" fo:font-size="13pt" style:text-underline-style="none" fo:font-weight="normal" officeooo:rsid="029c3691" style:font-name-asian="FreeMono1" style:font-size-asian="13pt" style:font-weight-asian="normal" style:font-name-complex="FreeMono1" style:font-size-complex="13pt" style:font-weight-complex="normal"/>
    </style:style>
    <style:style style:name="T179" style:family="text">
      <style:text-properties style:font-name="Jomolhari2" fo:font-size="13pt" style:text-underline-style="none" fo:font-weight="normal" officeooo:rsid="029e0caa" style:font-name-asian="FreeMono1" style:font-size-asian="13pt" style:font-weight-asian="normal" style:font-name-complex="FreeMono1" style:font-size-complex="13pt" style:font-weight-complex="normal"/>
    </style:style>
    <style:style style:name="T180" style:family="text">
      <style:text-properties style:font-name="Jomolhari2" fo:font-size="13pt" style:text-underline-style="none" fo:font-weight="normal" officeooo:rsid="03da5b5e" style:font-name-asian="FreeMono1" style:font-size-asian="13pt" style:font-weight-asian="normal" style:font-name-complex="FreeMono1" style:font-size-complex="13pt" style:font-weight-complex="normal"/>
    </style:style>
    <style:style style:name="T181" style:family="text">
      <style:text-properties style:font-name="Jomolhari2" fo:font-size="13pt" style:text-underline-style="none" fo:font-weight="normal" officeooo:rsid="03d5a25d" style:font-name-asian="FreeMono1" style:font-size-asian="13pt" style:font-weight-asian="normal" style:font-name-complex="FreeMono1" style:font-size-complex="13pt" style:font-weight-complex="normal"/>
    </style:style>
    <style:style style:name="T182" style:family="text">
      <style:text-properties style:font-name="Jomolhari2" fo:font-size="13pt" style:text-underline-style="none" fo:font-weight="normal" officeooo:rsid="03d9d90c" style:font-name-asian="FreeMono1" style:font-size-asian="13pt" style:font-weight-asian="normal" style:font-name-complex="FreeMono1" style:font-size-complex="13pt" style:font-weight-complex="normal"/>
    </style:style>
    <style:style style:name="T183" style:family="text">
      <style:text-properties style:font-name="Jomolhari2" fo:font-size="13pt" style:text-underline-style="none" fo:font-weight="normal" officeooo:rsid="03de385e" style:font-name-asian="FreeMono1" style:font-size-asian="13pt" style:font-weight-asian="normal" style:font-name-complex="FreeMono1" style:font-size-complex="13pt" style:font-weight-complex="normal"/>
    </style:style>
    <style:style style:name="T184" style:family="text">
      <style:text-properties style:font-name="Jomolhari2" style:text-underline-style="none" officeooo:rsid="019bf705" style:font-name-asian="FreeMono1" style:font-name-complex="FreeMono1"/>
    </style:style>
    <style:style style:name="T185" style:family="text">
      <style:text-properties style:font-name="Jomolhari2" style:text-underline-style="none" officeooo:rsid="019dedd1" style:font-name-asian="FreeMono1" style:font-name-complex="FreeMono1"/>
    </style:style>
    <style:style style:name="T186" style:family="text">
      <style:text-properties style:font-name="Jomolhari2" style:text-underline-style="none" officeooo:rsid="01c4eccc" style:font-name-asian="FreeMono1" style:font-name-complex="FreeMono1"/>
    </style:style>
    <style:style style:name="T187" style:family="text">
      <style:text-properties style:font-name="Jomolhari2" style:text-underline-style="none" officeooo:rsid="01cf2b39" style:font-name-asian="FreeMono1" style:font-name-complex="FreeMono1"/>
    </style:style>
    <style:style style:name="T188" style:family="text">
      <style:text-properties style:font-name="Jomolhari2" style:text-underline-style="none" officeooo:rsid="01d033c5" style:font-name-asian="FreeMono1" style:font-name-complex="FreeMono1"/>
    </style:style>
    <style:style style:name="T189" style:family="text">
      <style:text-properties style:font-name="Jomolhari2" officeooo:rsid="01a09486"/>
    </style:style>
    <style:style style:name="T190" style:family="text">
      <style:text-properties style:font-name="Jomolhari2" officeooo:rsid="01a12e7e"/>
    </style:style>
    <style:style style:name="T191" style:family="text">
      <style:text-properties style:font-name="Jomolhari2" officeooo:rsid="01a2f11b"/>
    </style:style>
    <style:style style:name="T192" style:family="text">
      <style:text-properties style:font-name="Jomolhari2" officeooo:rsid="01a596c9"/>
    </style:style>
    <style:style style:name="T193" style:family="text">
      <style:text-properties style:font-name="Jomolhari2" fo:font-weight="bold" officeooo:rsid="01a596c9" style:font-weight-asian="bold" style:font-weight-complex="bold"/>
    </style:style>
    <style:style style:name="T194" style:family="text">
      <style:text-properties style:font-name="Jomolhari2" fo:font-weight="bold" officeooo:rsid="01abfe7f" style:font-weight-asian="bold" style:font-weight-complex="bold"/>
    </style:style>
    <style:style style:name="T195" style:family="text">
      <style:text-properties style:font-name="Jomolhari2" fo:font-weight="bold" officeooo:rsid="01ad85b7" style:font-weight-asian="bold" style:font-weight-complex="bold"/>
    </style:style>
    <style:style style:name="T196" style:family="text">
      <style:text-properties style:font-name="Jomolhari2" officeooo:rsid="01d24379" style:font-size-asian="11.3500003814697pt"/>
    </style:style>
    <style:style style:name="T197" style:family="text">
      <style:text-properties style:font-name="Jomolhari2" officeooo:rsid="022dd9c2" style:font-size-asian="11.3500003814697pt"/>
    </style:style>
    <style:style style:name="T198" style:family="text">
      <style:text-properties style:font-name="Jomolhari2" officeooo:rsid="01a09486" style:font-size-asian="11.3500003814697pt"/>
    </style:style>
    <style:style style:name="T199" style:family="text">
      <style:text-properties style:font-name="Jomolhari2" officeooo:rsid="02ac999a" style:font-size-asian="11.3500003814697pt"/>
    </style:style>
    <style:style style:name="T200" style:family="text">
      <style:text-properties style:font-name="Jomolhari2" officeooo:rsid="01abfe7f"/>
    </style:style>
    <style:style style:name="T201" style:family="text">
      <style:text-properties style:font-name="Jomolhari2" officeooo:rsid="01ae9030"/>
    </style:style>
    <style:style style:name="T202" style:family="text">
      <style:text-properties style:font-name="Jomolhari2" officeooo:rsid="01b006cd"/>
    </style:style>
    <style:style style:name="T203" style:family="text">
      <style:text-properties style:font-name="Jomolhari2" officeooo:rsid="01c6aae6"/>
    </style:style>
    <style:style style:name="T204" style:family="text">
      <style:text-properties style:font-name="Jomolhari2" officeooo:rsid="01c8dec4"/>
    </style:style>
    <style:style style:name="T205" style:family="text">
      <style:text-properties style:font-name="Jomolhari2" officeooo:rsid="02157d73"/>
    </style:style>
    <style:style style:name="T206" style:family="text">
      <style:text-properties style:font-name="Jomolhari2" officeooo:rsid="022d4cdb"/>
    </style:style>
    <style:style style:name="T207" style:family="text">
      <style:text-properties style:font-name="Jomolhari2" fo:font-size="15pt" fo:font-weight="bold" officeooo:rsid="01ad85b7" style:font-size-asian="15pt" style:font-weight-asian="bold" style:font-size-complex="15pt" style:font-weight-complex="bold"/>
    </style:style>
    <style:style style:name="T208" style:family="text">
      <style:text-properties style:font-name="Jomolhari2" officeooo:rsid="0251e84e"/>
    </style:style>
    <style:style style:name="T209" style:family="text">
      <style:text-properties style:font-name="Jomolhari2" officeooo:rsid="03df42ee"/>
    </style:style>
    <style:style style:name="T210" style:family="text">
      <style:text-properties style:font-name="Jomolhari2" officeooo:rsid="03e0015e"/>
    </style:style>
    <style:style style:name="T211" style:family="text">
      <style:text-properties style:font-name="Jomolhari2" officeooo:rsid="03e2ea1c"/>
    </style:style>
    <style:style style:name="T212" style:family="text">
      <style:text-properties style:font-name="Jomolhari2" officeooo:rsid="03e49be8"/>
    </style:style>
    <style:style style:name="T213" style:family="text">
      <style:text-properties officeooo:rsid="00a9ce4e"/>
    </style:style>
    <style:style style:name="T214" style:family="text">
      <style:text-properties officeooo:rsid="00aa6c76"/>
    </style:style>
    <style:style style:name="T215" style:family="text">
      <style:text-properties officeooo:rsid="00ab02c4"/>
    </style:style>
    <style:style style:name="T216" style:family="text">
      <style:text-properties officeooo:rsid="00acb9cd"/>
    </style:style>
    <style:style style:name="T217" style:family="text">
      <style:text-properties officeooo:rsid="00adc0fe"/>
    </style:style>
    <style:style style:name="T218" style:family="text">
      <style:text-properties fo:font-variant="normal" fo:text-transform="none" style:font-name="Jomolhari2" fo:font-size="13pt" fo:letter-spacing="normal" fo:font-style="normal" style:text-underline-style="none" fo:font-weight="normal" officeooo:rsid="011f5bd1" style:font-name-asian="FreeMono1" style:font-size-asian="13pt" style:font-weight-asian="normal" style:font-name-complex="FreeMono1" style:font-size-complex="13pt" style:font-weight-complex="normal"/>
    </style:style>
    <style:style style:name="T219" style:family="text">
      <style:text-properties fo:font-variant="normal" fo:text-transform="none" style:font-name="Jomolhari2" fo:font-size="13pt" fo:letter-spacing="normal" fo:font-style="normal" style:text-underline-style="none" fo:font-weight="normal" officeooo:rsid="009f4235" style:font-name-asian="FreeMono1" style:font-size-asian="13pt" style:font-weight-asian="normal" style:font-name-complex="FreeMono1" style:font-size-complex="13pt" style:font-weight-complex="normal"/>
    </style:style>
    <style:style style:name="T220" style:family="text">
      <style:text-properties fo:font-variant="normal" fo:text-transform="none" style:font-name="Jomolhari2" fo:font-size="13pt" fo:letter-spacing="normal" fo:font-style="normal" style:text-underline-style="none" fo:font-weight="normal" officeooo:rsid="03dbd4a8" style:font-name-asian="FreeMono1" style:font-size-asian="13pt" style:font-weight-asian="normal" style:font-name-complex="FreeMono1" style:font-size-complex="13pt" style:font-weight-complex="normal"/>
    </style:style>
    <style:style style:name="T221" style:family="text">
      <style:text-properties fo:font-variant="normal" fo:text-transform="none" style:font-name="FreeMono" fo:font-size="13pt" fo:letter-spacing="normal" fo:font-style="normal" style:text-underline-style="none" fo:font-weight="normal" officeooo:rsid="009f4235" style:font-name-asian="FreeMono1" style:font-size-asian="13pt" style:font-weight-asian="normal" style:font-name-complex="FreeMono1" style:font-size-complex="13pt" style:font-weight-complex="normal"/>
    </style:style>
    <style:style style:name="T222" style:family="text">
      <style:text-properties officeooo:rsid="01233e96"/>
    </style:style>
    <style:style style:name="T223" style:family="text">
      <style:text-properties officeooo:rsid="01236834"/>
    </style:style>
    <style:style style:name="T224" style:family="text">
      <style:text-properties officeooo:rsid="01395956"/>
    </style:style>
    <style:style style:name="T225" style:family="text">
      <style:text-properties officeooo:rsid="01462ac0"/>
    </style:style>
    <style:style style:name="T226" style:family="text">
      <style:text-properties officeooo:rsid="0148961a"/>
    </style:style>
    <style:style style:name="T227" style:family="text">
      <style:text-properties officeooo:rsid="014a7ebd"/>
    </style:style>
    <style:style style:name="T228" style:family="text">
      <style:text-properties officeooo:rsid="014edd7b"/>
    </style:style>
    <style:style style:name="T229" style:family="text">
      <style:text-properties officeooo:rsid="014fe85d"/>
    </style:style>
    <style:style style:name="T230" style:family="text">
      <style:text-properties officeooo:rsid="015136f5"/>
    </style:style>
    <style:style style:name="T231" style:family="text">
      <style:text-properties officeooo:rsid="0151776f"/>
    </style:style>
    <style:style style:name="T232" style:family="text">
      <style:text-properties officeooo:rsid="015323d2"/>
    </style:style>
    <style:style style:name="T233" style:family="text">
      <style:text-properties officeooo:rsid="01534a2b"/>
    </style:style>
    <style:style style:name="T234" style:family="text">
      <style:text-properties officeooo:rsid="01543fb6"/>
    </style:style>
    <style:style style:name="T235" style:family="text">
      <style:text-properties officeooo:rsid="015872ec"/>
    </style:style>
    <style:style style:name="T236" style:family="text">
      <style:text-properties officeooo:rsid="0198354f"/>
    </style:style>
    <style:style style:name="T237" style:family="text">
      <style:text-properties officeooo:rsid="01a09486"/>
    </style:style>
    <style:style style:name="T238" style:family="text">
      <style:text-properties officeooo:rsid="01a12e7e"/>
    </style:style>
    <style:style style:name="T239" style:family="text">
      <style:text-properties officeooo:rsid="01a2f11b"/>
    </style:style>
    <style:style style:name="T240" style:family="text">
      <style:text-properties style:font-name="Jomolhari" fo:font-weight="bold" officeooo:rsid="01b006cd" style:font-weight-asian="bold" style:font-weight-complex="bold"/>
    </style:style>
    <style:style style:name="T241" style:family="text">
      <style:text-properties style:font-name="Jomolhari" fo:font-weight="bold" officeooo:rsid="01bbf20e" style:font-weight-asian="bold" style:font-weight-complex="bold"/>
    </style:style>
    <style:style style:name="T242" style:family="text">
      <style:text-properties style:font-name="Jomolhari" officeooo:rsid="01bbf20e"/>
    </style:style>
    <style:style style:name="T243" style:family="text">
      <style:text-properties style:font-name="Jomolhari" officeooo:rsid="01c157c4"/>
    </style:style>
    <style:style style:name="T244" style:family="text">
      <style:text-properties style:font-name="Jomolhari" officeooo:rsid="02416dcc"/>
    </style:style>
    <style:style style:name="T245" style:family="text">
      <style:text-properties style:font-name="FreeSans" fo:font-weight="bold" officeooo:rsid="01bf0d21" style:font-name-asian="FreeSans" style:font-size-asian="13pt" style:font-weight-asian="bold" style:font-name-complex="FreeSans" style:font-weight-complex="bold"/>
    </style:style>
    <style:style style:name="T246" style:family="text">
      <style:text-properties style:font-name="FreeSans" fo:font-size="13pt" style:text-underline-style="none" fo:font-weight="bold" officeooo:rsid="01bf0d21" style:font-name-asian="FreeSans" style:font-size-asian="13pt" style:font-weight-asian="bold" style:font-name-complex="FreeSans" style:font-size-complex="13pt" style:font-weight-complex="bold"/>
    </style:style>
    <style:style style:name="T247" style:family="text">
      <style:text-properties officeooo:rsid="01fbaeb3"/>
    </style:style>
    <style:style style:name="T248" style:family="text">
      <style:text-properties officeooo:rsid="0202e55e"/>
    </style:style>
    <style:style style:name="T249" style:family="text">
      <style:text-properties officeooo:rsid="024b507b"/>
    </style:style>
    <style:style style:name="T250" style:family="text">
      <style:text-properties officeooo:rsid="024c4d7d"/>
    </style:style>
    <style:style style:name="T251" style:family="text">
      <style:text-properties officeooo:rsid="024d1d0b"/>
    </style:style>
    <style:style style:name="T252" style:family="text">
      <style:text-properties officeooo:rsid="024e7320"/>
    </style:style>
    <style:style style:name="T253" style:family="text">
      <style:text-properties officeooo:rsid="02541f61"/>
    </style:style>
    <style:style style:name="T254" style:family="text">
      <style:text-properties officeooo:rsid="0254d87a"/>
    </style:style>
    <style:style style:name="T255" style:family="text">
      <style:text-properties officeooo:rsid="02558c26"/>
    </style:style>
    <style:style style:name="T256" style:family="text">
      <style:text-properties officeooo:rsid="0255aa24"/>
    </style:style>
    <style:style style:name="T257" style:family="text">
      <style:text-properties officeooo:rsid="02576520"/>
    </style:style>
    <style:style style:name="T258" style:family="text">
      <style:text-properties officeooo:rsid="02578461"/>
    </style:style>
    <style:style style:name="T259" style:family="text">
      <style:text-properties officeooo:rsid="025a9224"/>
    </style:style>
    <style:style style:name="T260" style:family="text">
      <style:text-properties officeooo:rsid="025d142f"/>
    </style:style>
    <style:style style:name="T261" style:family="text">
      <style:text-properties officeooo:rsid="02604243"/>
    </style:style>
    <style:style style:name="T262" style:family="text">
      <style:text-properties officeooo:rsid="0261117e"/>
    </style:style>
    <style:style style:name="T263" style:family="text">
      <style:text-properties officeooo:rsid="02621d2a"/>
    </style:style>
    <style:style style:name="T264" style:family="text">
      <style:text-properties officeooo:rsid="0264de6a"/>
    </style:style>
    <style:style style:name="T265" style:family="text">
      <style:text-properties officeooo:rsid="02665170"/>
    </style:style>
    <style:style style:name="T266" style:family="text">
      <style:text-properties officeooo:rsid="0269c1d1"/>
    </style:style>
    <style:style style:name="T267" style:family="text">
      <style:text-properties officeooo:rsid="026b5087"/>
    </style:style>
    <style:style style:name="T268" style:family="text">
      <style:text-properties officeooo:rsid="026d4ec5"/>
    </style:style>
    <style:style style:name="T269" style:family="text">
      <style:text-properties officeooo:rsid="026deba7"/>
    </style:style>
    <style:style style:name="T270" style:family="text">
      <style:text-properties officeooo:rsid="027dfb8d"/>
    </style:style>
    <style:style style:name="T271" style:family="text">
      <style:text-properties officeooo:rsid="027f3a46"/>
    </style:style>
    <style:style style:name="T272" style:family="text">
      <style:text-properties officeooo:rsid="0280fd69"/>
    </style:style>
    <style:style style:name="T273" style:family="text">
      <style:text-properties officeooo:rsid="012a3cb3"/>
    </style:style>
    <style:style style:name="T274" style:family="text">
      <style:text-properties officeooo:rsid="00b38846"/>
    </style:style>
    <style:style style:name="T275" style:family="text">
      <style:text-properties officeooo:rsid="00b4a25d"/>
    </style:style>
    <style:style style:name="T276" style:family="text">
      <style:text-properties officeooo:rsid="028b06ca"/>
    </style:style>
    <style:style style:name="T277" style:family="text">
      <style:text-properties officeooo:rsid="028bca6e"/>
    </style:style>
    <style:style style:name="T278" style:family="text">
      <style:text-properties officeooo:rsid="028c205f"/>
    </style:style>
    <style:style style:name="T279" style:family="text">
      <style:text-properties officeooo:rsid="02905a7d"/>
    </style:style>
    <style:style style:name="T280" style:family="text">
      <style:text-properties officeooo:rsid="02919b93"/>
    </style:style>
    <style:style style:name="T281" style:family="text">
      <style:text-properties officeooo:rsid="02937452"/>
    </style:style>
    <style:style style:name="T282" style:family="text">
      <style:text-properties officeooo:rsid="029792bf"/>
    </style:style>
    <style:style style:name="T283" style:family="text">
      <style:text-properties officeooo:rsid="0297df4c"/>
    </style:style>
    <style:style style:name="T284" style:family="text">
      <style:text-properties officeooo:rsid="029902fe"/>
    </style:style>
    <style:style style:name="T285" style:family="text">
      <style:text-properties officeooo:rsid="02a60ed4"/>
    </style:style>
    <style:style style:name="T286" style:family="text">
      <style:text-properties officeooo:rsid="02a7dc76"/>
    </style:style>
    <style:style style:name="T287" style:family="text">
      <style:text-properties officeooo:rsid="02ac999a"/>
    </style:style>
    <style:style style:name="T288" style:family="text">
      <style:text-properties officeooo:rsid="02ae270e"/>
    </style:style>
    <style:style style:name="T289" style:family="text">
      <style:text-properties officeooo:rsid="02af5875"/>
    </style:style>
    <style:style style:name="T290" style:family="text">
      <style:text-properties officeooo:rsid="02d9d4b8"/>
    </style:style>
    <style:style style:name="T291" style:family="text">
      <style:text-properties officeooo:rsid="02db32a7"/>
    </style:style>
    <style:style style:name="T292" style:family="text">
      <style:text-properties officeooo:rsid="02dcfea0"/>
    </style:style>
    <style:style style:name="T293" style:family="text">
      <style:text-properties officeooo:rsid="02dedd22"/>
    </style:style>
    <style:style style:name="T294" style:family="text">
      <style:text-properties officeooo:rsid="02e042d3"/>
    </style:style>
    <style:style style:name="T295" style:family="text">
      <style:text-properties officeooo:rsid="02e24f98"/>
    </style:style>
    <style:style style:name="T296" style:family="text">
      <style:text-properties officeooo:rsid="02e3ad8d"/>
    </style:style>
    <style:style style:name="T297" style:family="text">
      <style:text-properties officeooo:rsid="02e6be43"/>
    </style:style>
    <style:style style:name="T298" style:family="text">
      <style:text-properties officeooo:rsid="02e7d74e"/>
    </style:style>
    <style:style style:name="T299" style:family="text">
      <style:text-properties officeooo:rsid="02e96cd2"/>
    </style:style>
    <style:style style:name="T300" style:family="text">
      <style:text-properties officeooo:rsid="02ea0364"/>
    </style:style>
    <style:style style:name="T301" style:family="text">
      <style:text-properties officeooo:rsid="02ebce12"/>
    </style:style>
    <style:style style:name="T302" style:family="text">
      <style:text-properties officeooo:rsid="02ebfb7d"/>
    </style:style>
    <style:style style:name="T303" style:family="text">
      <style:text-properties officeooo:rsid="02ed4c69"/>
    </style:style>
    <style:style style:name="T304" style:family="text">
      <style:text-properties officeooo:rsid="02ee9f29"/>
    </style:style>
    <style:style style:name="T305" style:family="text">
      <style:text-properties officeooo:rsid="02f022b6"/>
    </style:style>
    <style:style style:name="T306" style:family="text">
      <style:text-properties officeooo:rsid="02f6f6cd"/>
    </style:style>
    <style:style style:name="T307" style:family="text">
      <style:text-properties officeooo:rsid="02fb491e"/>
    </style:style>
    <style:style style:name="T308" style:family="text">
      <style:text-properties officeooo:rsid="02fcd693"/>
    </style:style>
    <style:style style:name="T309" style:family="text">
      <style:text-properties officeooo:rsid="0305807f"/>
    </style:style>
    <style:style style:name="T310" style:family="text">
      <style:text-properties officeooo:rsid="0306c4d1"/>
    </style:style>
    <style:style style:name="T311" style:family="text">
      <style:text-properties officeooo:rsid="0306e5b5"/>
    </style:style>
    <style:style style:name="T312" style:family="text">
      <style:text-properties officeooo:rsid="031092c8"/>
    </style:style>
    <style:style style:name="T313" style:family="text">
      <style:text-properties officeooo:rsid="031bbf83"/>
    </style:style>
    <style:style style:name="T314" style:family="text">
      <style:text-properties officeooo:rsid="031d9bf2"/>
    </style:style>
    <style:style style:name="T315" style:family="text">
      <style:text-properties officeooo:rsid="0322a060"/>
    </style:style>
    <style:style style:name="T316" style:family="text">
      <style:text-properties officeooo:rsid="03264f88"/>
    </style:style>
    <style:style style:name="T317" style:family="text">
      <style:text-properties officeooo:rsid="032a8bf2"/>
    </style:style>
    <style:style style:name="T318" style:family="text">
      <style:text-properties officeooo:rsid="032c8a3b"/>
    </style:style>
    <style:style style:name="T319" style:family="text">
      <style:text-properties officeooo:rsid="032ecf40"/>
    </style:style>
    <style:style style:name="T320" style:family="text">
      <style:text-properties officeooo:rsid="0333b742"/>
    </style:style>
    <style:style style:name="T321" style:family="text">
      <style:text-properties officeooo:rsid="03370aa2"/>
    </style:style>
    <style:style style:name="T322" style:family="text">
      <style:text-properties officeooo:rsid="03375338"/>
    </style:style>
    <style:style style:name="T323" style:family="text">
      <style:text-properties officeooo:rsid="0337a76a"/>
    </style:style>
    <style:style style:name="T324" style:family="text">
      <style:text-properties officeooo:rsid="03383472"/>
    </style:style>
    <style:style style:name="T325" style:family="text">
      <style:text-properties officeooo:rsid="033b5b75"/>
    </style:style>
    <style:style style:name="T326" style:family="text">
      <style:text-properties officeooo:rsid="033f450c"/>
    </style:style>
    <style:style style:name="T327" style:family="text">
      <style:text-properties officeooo:rsid="0342dc8b"/>
    </style:style>
    <style:style style:name="T328" style:family="text">
      <style:text-properties officeooo:rsid="0345fdca"/>
    </style:style>
    <style:style style:name="T329" style:family="text">
      <style:text-properties officeooo:rsid="034f8ad9"/>
    </style:style>
    <style:style style:name="T330" style:family="text">
      <style:text-properties officeooo:rsid="0350f533"/>
    </style:style>
    <style:style style:name="T331" style:family="text">
      <style:text-properties officeooo:rsid="03517b04"/>
    </style:style>
    <style:style style:name="T332" style:family="text">
      <style:text-properties officeooo:rsid="035688a9"/>
    </style:style>
    <style:style style:name="T333" style:family="text">
      <style:text-properties officeooo:rsid="0358757a"/>
    </style:style>
    <style:style style:name="T334" style:family="text">
      <style:text-properties officeooo:rsid="035a2bf6"/>
    </style:style>
    <style:style style:name="T335" style:family="text">
      <style:text-properties officeooo:rsid="035ac0f0"/>
    </style:style>
    <style:style style:name="T336" style:family="text">
      <style:text-properties officeooo:rsid="035ccf0d"/>
    </style:style>
    <style:style style:name="T337" style:family="text">
      <style:text-properties officeooo:rsid="0157de33"/>
    </style:style>
    <style:style style:name="T338" style:family="text">
      <style:text-properties officeooo:rsid="01626229"/>
    </style:style>
    <style:style style:name="T339" style:family="text">
      <style:text-properties officeooo:rsid="015d7e24"/>
    </style:style>
    <style:style style:name="T340" style:family="text">
      <style:text-properties officeooo:rsid="015eca6e"/>
    </style:style>
    <style:style style:name="T341" style:family="text">
      <style:text-properties officeooo:rsid="01659fd0"/>
    </style:style>
    <style:style style:name="T342" style:family="text">
      <style:text-properties officeooo:rsid="01604fa4"/>
    </style:style>
    <style:style style:name="T343" style:family="text">
      <style:text-properties officeooo:rsid="036729a2"/>
    </style:style>
    <style:style style:name="T344" style:family="text">
      <style:text-properties officeooo:rsid="036ca95e"/>
    </style:style>
    <style:style style:name="T345" style:family="text">
      <style:text-properties officeooo:rsid="036ee693"/>
    </style:style>
    <style:style style:name="T346" style:family="text">
      <style:text-properties officeooo:rsid="03719761"/>
    </style:style>
    <style:style style:name="T347" style:family="text">
      <style:text-properties officeooo:rsid="0372e310"/>
    </style:style>
    <style:style style:name="T348" style:family="text">
      <style:text-properties fo:font-style="italic" style:font-style-asian="italic" style:font-style-complex="italic"/>
    </style:style>
    <style:style style:name="T349" style:family="text">
      <style:text-properties fo:font-style="italic" officeooo:rsid="000db277" style:font-style-asian="italic" style:font-style-complex="italic"/>
    </style:style>
    <style:style style:name="T350" style:family="text">
      <style:text-properties fo:font-style="italic" officeooo:rsid="03315057" style:font-style-asian="italic" style:font-style-complex="italic"/>
    </style:style>
    <style:style style:name="T351" style:family="text">
      <style:text-properties fo:font-style="italic" officeooo:rsid="033df659" style:font-style-asian="italic" style:font-style-complex="italic"/>
    </style:style>
    <style:style style:name="T352" style:family="text">
      <style:text-properties fo:font-style="italic" officeooo:rsid="001b28a2" style:font-style-asian="italic" style:font-style-complex="italic"/>
    </style:style>
    <style:style style:name="T353" style:family="text">
      <style:text-properties officeooo:rsid="03743e91"/>
    </style:style>
    <style:style style:name="T354" style:family="text">
      <style:text-properties officeooo:rsid="03756b6e"/>
    </style:style>
    <style:style style:name="T355" style:family="text">
      <style:text-properties officeooo:rsid="03775d28"/>
    </style:style>
    <style:style style:name="T356" style:family="text">
      <style:text-properties officeooo:rsid="0378a48b"/>
    </style:style>
    <style:style style:name="T357" style:family="text">
      <style:text-properties officeooo:rsid="037976bc"/>
    </style:style>
    <style:style style:name="T358" style:family="text">
      <style:text-properties officeooo:rsid="037ac2d3"/>
    </style:style>
    <style:style style:name="T359" style:family="text">
      <style:text-properties officeooo:rsid="037b0164"/>
    </style:style>
    <style:style style:name="T360" style:family="text">
      <style:text-properties officeooo:rsid="037b258c"/>
    </style:style>
    <style:style style:name="T361" style:family="text">
      <style:text-properties officeooo:rsid="037c869b"/>
    </style:style>
    <style:style style:name="T362" style:family="text">
      <style:text-properties officeooo:rsid="037dc1ba"/>
    </style:style>
    <style:style style:name="T363" style:family="text">
      <style:text-properties officeooo:rsid="0383aee9"/>
    </style:style>
    <style:style style:name="T364" style:family="text">
      <style:text-properties officeooo:rsid="03868f74"/>
    </style:style>
    <style:style style:name="T365" style:family="text">
      <style:text-properties officeooo:rsid="038d9730"/>
    </style:style>
    <style:style style:name="T366" style:family="text">
      <style:text-properties officeooo:rsid="03981c7e"/>
    </style:style>
    <style:style style:name="T367" style:family="text">
      <style:text-properties officeooo:rsid="0399fe9a"/>
    </style:style>
    <style:style style:name="T368" style:family="text">
      <style:text-properties officeooo:rsid="00ab9ca3"/>
    </style:style>
    <style:style style:name="T369" style:family="text">
      <style:text-properties officeooo:rsid="03a03887"/>
    </style:style>
    <style:style style:name="T370" style:family="text">
      <style:text-properties officeooo:rsid="03a101b2"/>
    </style:style>
    <style:style style:name="T371" style:family="text">
      <style:text-properties officeooo:rsid="03a117d8"/>
    </style:style>
    <style:style style:name="T372" style:family="text">
      <style:text-properties officeooo:rsid="03a135ca"/>
    </style:style>
    <style:style style:name="T373" style:family="text">
      <style:text-properties officeooo:rsid="03a2dbfd"/>
    </style:style>
    <style:style style:name="T374" style:family="text">
      <style:text-properties officeooo:rsid="03a43a34"/>
    </style:style>
    <style:style style:name="T375" style:family="text">
      <style:text-properties officeooo:rsid="03a7e85b"/>
    </style:style>
    <style:style style:name="T376" style:family="text">
      <style:text-properties officeooo:rsid="03ae105c"/>
    </style:style>
    <style:style style:name="T377" style:family="text">
      <style:text-properties officeooo:rsid="03aefa31"/>
    </style:style>
    <style:style style:name="T378" style:family="text">
      <style:text-properties officeooo:rsid="03b9557c"/>
    </style:style>
    <style:style style:name="T379" style:family="text">
      <style:text-properties officeooo:rsid="03b9e190"/>
    </style:style>
    <style:style style:name="T380" style:family="text">
      <style:text-properties officeooo:rsid="03bb63e3"/>
    </style:style>
    <style:style style:name="T381" style:family="text">
      <style:text-properties officeooo:rsid="03bd2304"/>
    </style:style>
    <style:style style:name="T382" style:family="text">
      <style:text-properties officeooo:rsid="03bd6139"/>
    </style:style>
    <style:style style:name="T383" style:family="text">
      <style:text-properties officeooo:rsid="03c25dcf"/>
    </style:style>
    <style:style style:name="T384" style:family="text">
      <style:text-properties officeooo:rsid="03c54d0b"/>
    </style:style>
    <style:style style:name="T385" style:family="text">
      <style:text-properties officeooo:rsid="0079ffd1" style:font-size-asian="11.3500003814697pt"/>
    </style:style>
    <style:style style:name="T386" style:family="text">
      <style:text-properties officeooo:rsid="007d55d2" style:font-size-asian="11.3500003814697pt"/>
    </style:style>
    <style:style style:name="T387" style:family="text">
      <style:text-properties officeooo:rsid="03c9f621" style:font-size-asian="11.3500003814697pt"/>
    </style:style>
    <style:style style:name="T388" style:family="text">
      <style:text-properties officeooo:rsid="03ce1f6d" style:font-size-asian="11.3500003814697pt"/>
    </style:style>
    <style:style style:name="T389" style:family="text">
      <style:text-properties officeooo:rsid="03d73d99" style:font-size-asian="11.3500003814697pt"/>
    </style:style>
    <style:style style:name="T390" style:family="text">
      <style:text-properties officeooo:rsid="03d8882a" style:font-size-asian="11.3500003814697pt"/>
    </style:style>
    <style:style style:name="T391" style:family="text">
      <style:text-properties fo:color="#0000ff" officeooo:rsid="03c8be22"/>
    </style:style>
    <style:style style:name="T392" style:family="text">
      <style:text-properties fo:color="#0000ff" style:font-name="FreeMono" officeooo:rsid="03c8be22"/>
    </style:style>
    <style:style style:name="T393" style:family="text">
      <style:text-properties fo:color="#0000ff" style:font-name="Jomolhari2" officeooo:rsid="03c8be22"/>
    </style:style>
    <style:style style:name="T394" style:family="text">
      <style:text-properties fo:color="#0000ff" style:font-name="Jomolhari2" officeooo:rsid="03cae6a7"/>
    </style:style>
    <style:style style:name="T395" style:family="text">
      <style:text-properties fo:color="#0000ff" officeooo:rsid="03d253af"/>
    </style:style>
    <style:style style:name="T396" style:family="text">
      <style:text-properties fo:color="#0000ff" officeooo:rsid="03b67c2e"/>
    </style:style>
    <style:style style:name="T397" style:family="text">
      <style:text-properties officeooo:rsid="03cae6a7"/>
    </style:style>
    <style:style style:name="T398" style:family="text">
      <style:text-properties officeooo:rsid="03cbb594"/>
    </style:style>
    <style:style style:name="T399" style:family="text">
      <style:text-properties officeooo:rsid="03ccfd73"/>
    </style:style>
    <style:style style:name="T400" style:family="text">
      <style:text-properties officeooo:rsid="03cfdfff"/>
    </style:style>
    <style:style style:name="T401" style:family="text">
      <style:text-properties officeooo:rsid="03d48ad4"/>
    </style:style>
    <style:style style:name="T402" style:family="text">
      <style:text-properties officeooo:rsid="03d5a25d"/>
    </style:style>
    <style:style style:name="T403" style:family="text">
      <style:text-properties officeooo:rsid="03d73d99"/>
    </style:style>
    <style:style style:name="T404" style:family="text">
      <style:text-properties officeooo:rsid="03d8882a"/>
    </style:style>
    <style:style style:name="T405" style:family="text">
      <style:text-properties officeooo:rsid="03de385e"/>
    </style:style>
    <style:style style:name="T406" style:family="text">
      <style:text-properties officeooo:rsid="03df42ee"/>
    </style:style>
    <style:style style:name="T407" style:family="text">
      <style:text-properties officeooo:rsid="03e60a1b"/>
    </style:style>
    <style:style style:name="T408" style:family="text">
      <style:text-properties officeooo:rsid="03e67207"/>
    </style:style>
    <style:style style:name="T409" style:family="text">
      <style:text-properties officeooo:rsid="03e79b78"/>
    </style:style>
    <style:style style:name="T410" style:family="text">
      <style:text-properties officeooo:rsid="03e7e9fa"/>
    </style:style>
    <style:style style:name="T411" style:family="text">
      <style:text-properties officeooo:rsid="03e98bd7"/>
    </style:style>
    <style:style style:name="T412" style:family="text">
      <style:text-properties officeooo:rsid="0385517d"/>
    </style:style>
    <style:style style:name="T413" style:family="text">
      <style:text-properties officeooo:rsid="03ed01d8"/>
    </style:style>
    <style:style style:name="T414" style:family="text">
      <style:text-properties officeooo:rsid="03ee6120"/>
    </style:style>
    <style:style style:name="T415" style:family="text">
      <style:text-properties officeooo:rsid="03f2a37e"/>
    </style:style>
    <style:style style:name="T416" style:family="text">
      <style:text-properties officeooo:rsid="03f51c3a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7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01in" svg:stroke-color="#333333" draw:fill="solid" draw:fill-color="#ffff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799in" svg:stroke-color="#333333" draw:fill="solid" draw:fill-color="#ffffff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in" draw:fill="solid" draw:fill-color="#333333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in" draw:fill="solid" draw:fill-color="#333333" draw:textarea-vertical-align="middle" draw:auto-grow-height="false" fo:min-height="0in" fo:min-width="0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in" svg:stroke-color="#000000" draw:fill="none" draw:fill-color="#ffffff" fo:min-height="0.0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in" svg:stroke-color="#000000" draw:fill="none" draw:fill-color="#ffffff" fo:min-height="0.1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width="0in" svg:stroke-color="#000000" draw:fill="none" draw:fill-color="#ffffff" fo:min-height="0.1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width="0in" svg:stroke-color="#000000" draw:fill="none" draw:fill-color="#ffffff" fo:min-height="0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9">1<text:tab/></text:span><text:span text:style-name="T1">Introduction to LEX</text:span></text:p>
      <text:p text:style-name="P7"><text:s/></text:p>
      <text:p text:style-name="P7">LEX is a tool used to generate a lexical analyzer. This documen<text:span text:style-name="T317">t</text:span> <text:span text:style-name="T346">is a tutorial for </text:span>the use of LEX for SIL C<text:span text:style-name="T415">ompiler</text:span> development. Technically, LEX <text:span text:style-name="T318">translates a set of regular expression specifications (given as input in prog_file.l) into a C implementation of a corresponding finite state machine (lex.yy.c). <text:s/>This </text:span><text:span text:style-name="T346">C </text:span><text:span text:style-name="T318">program, when compiled, yields an executable lexical analyzer. </text:span></text:p>
      <text:p text:style-name="P8"/>
      <text:p text:style-name="P8"><draw:custom-shape text:anchor-type="paragraph" draw:z-index="0" draw:style-name="gr1" draw:text-style-name="P275" svg:width="1.3335in" svg:height="0.6878in" svg:x="2.6583in" svg:y="0.0917in"><text:p text:style-name="P275"><text:s text:c="2"/>LEX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"><draw:custom-shape text:anchor-type="paragraph" draw:z-index="3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9" draw:style-name="gr3" svg:width="0.8961in" svg:height="0.2189in" svg:x="5.5689in" svg:y="0.0756in"><draw:text-box><text:p>lex.yy.c</text:p></draw:text-box></draw:frame><draw:frame text:anchor-type="paragraph" draw:z-index="14" draw:style-name="gr4" svg:width="0.8961in" svg:height="0.1925in" svg:x="0.45in" svg:y="0.0756in"><draw:text-box><text:p>prog_file.l</text:p></draw:text-box></draw:frame></text:p>
      <text:p text:style-name="P8"/>
      <text:p text:style-name="P8"><text:tab/></text:p>
      <text:p text:style-name="P6"><draw:custom-shape text:anchor-type="paragraph" draw:z-index="1" draw:style-name="gr1" svg:width="1.3335in" svg:height="0.6878in" svg:x="2.6583in" svg:y="0.1425in"><text:p text:style-name="P275">C compil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"><draw:custom-shape text:anchor-type="paragraph" draw:z-index="4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0" draw:style-name="gr3" svg:width="0.8961in" svg:height="0.2189in" svg:x="5.5689in" svg:y="0.0756in"><draw:text-box><text:p>a.out</text:p></draw:text-box></draw:frame><draw:frame text:anchor-type="paragraph" draw:z-index="13" draw:style-name="gr3" svg:width="0.8961in" svg:height="0.2189in" svg:x="0.45in" svg:y="0.0756in"><draw:text-box><text:p>lex.yy.c</text:p></draw:text-box></draw:frame></text:p>
      <text:p text:style-name="P8"/>
      <text:p text:style-name="P9"/>
      <text:p text:style-name="P11"><draw:custom-shape text:anchor-type="paragraph" draw:z-index="2" draw:style-name="gr1" svg:width="1.3335in" svg:height="0.6878in" svg:x="2.6583in" svg:y="0.1043in"><text:p text:style-name="P275">a.ou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e </text:p>
      <text:p text:style-name="P10"><draw:frame text:anchor-type="paragraph" draw:z-index="11" draw:style-name="gr3" svg:width="0.8961in" svg:height="0.2189in" svg:x="5.5689in" svg:y="0.0756in"><draw:text-box><text:p>Output</text:p></draw:text-box></draw:frame><draw:custom-shape text:anchor-type="paragraph" draw:z-index="8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2" draw:style-name="gr3" svg:width="0.8961in" svg:height="0.2189in" svg:x="0.45in" svg:y="0.0756in"><draw:text-box><text:p>Input</text:p></draw:text-box></draw:frame></text:p>
      <text:p text:style-name="P10"/>
      <text:p text:style-name="P34"/>
      <text:p text:style-name="P58"><text:span text:style-name="T10">The source </text:span><text:span text:style-name="T12">SIL </text:span><text:span text:style-name="T10">program is fed as </text:span><text:span text:style-name="T11">the </text:span><text:span text:style-name="T10">input to the the lexical analyzer </text:span><text:span text:style-name="T11">which produces <text:s/>a sequence of tokens </text:span><text:span text:style-name="T14">as output</text:span><text:span text:style-name="T11">. <text:s/></text:span><text:span text:style-name="T13">(Tokens are explained below).</text:span></text:p>
      <text:p text:style-name="P25"/>
      <text:p text:style-name="P15"><text:span text:style-name="T1">Conceptually, a lexical analyzer scans a given </text:span><text:span text:style-name="T2">source </text:span><text:span text:style-name="T319">SIL</text:span><text:span text:style-name="T2"> program</text:span><text:span text:style-name="T1"> and produces an output of tokens.</text:span><text:span text:style-name="T3"> </text:span><text:span text:style-name="T349">A token is a single element of </text:span><text:span text:style-name="T350">the SIL</text:span><text:span text:style-name="T349"> programming language that is recognized by the compiler</text:span><text:span text:style-name="T3">. </text:span><text:span text:style-name="T320">For instance </text:span><text:span text:style-name="T116">integer, boolean, begin, end, if, while</text:span><text:span text:style-name="T320"> etc. are tokens in SIL. <text:s/></text:span></text:p>
      <text:p text:style-name="P22"/>
      <text:p text:style-name="P21">Example:</text:p>
      <text:p text:style-name="P21"/>
      <text:p text:style-name="P12"><text:span text:style-name="T4"><text:s/></text:span><text:span text:style-name="T103">“integer”<text:tab/><text:tab/>{return ID_TYPE_INTEGER;}</text:span></text:p>
      <text:p text:style-name="P23"/>
      <text:p text:style-name="P17"><text:soft-page-break/><text:span text:style-name="T325">This example </text:span><text:span text:style-name="T347">demonstrates the specification of </text:span><text:span text:style-name="T325"><text:s/>rule </text:span><text:span text:style-name="T347">in L</text:span><text:span text:style-name="T376">EX</text:span><text:span text:style-name="T325">. </text:span><text:span text:style-name="T4">This rule </text:span><text:span text:style-name="T347">in this example </text:span><text:span text:style-name="T321">specifies that the lexical analyzer must return the token named <text:s/></text:span><text:span text:style-name="T103">ID_TYPE_INTEGER </text:span><text:span text:style-name="T321">when the patte</text:span><text:span text:style-name="T322">rn</text:span><text:span text:style-name="T321"> </text:span><text:span text:style-name="T103">“integer”</text:span><text:span text:style-name="T4"> is </text:span><text:span text:style-name="T321">found in the input file. </text:span><text:span text:style-name="T8">A rule in a </text:span><text:span text:style-name="T322">LEX</text:span><text:span text:style-name="T8"> program comprises of a pattern </text:span><text:span text:style-name="T322">part (specified by a regular expression) </text:span><text:span text:style-name="T8">and a corresponding </text:span><text:span text:style-name="T347">(semantic) </text:span><text:span text:style-name="T322">action part (a sequence of C statements). <text:s/>In the above example, <text:s/></text:span><text:span text:style-name="T114">“</text:span><text:span text:style-name="T113">integer”</text:span><text:span text:style-name="T324"> is the pattern and </text:span><text:span text:style-name="T113">{return ID_TYPE_INTEGER;}</text:span><text:span text:style-name="T324"> is the corresponding action. </text:span><text:span text:style-name="T322">The statements in the action part will be executed when the pattern is detected in the input. <text:s text:c="2"/></text:span></text:p>
      <text:p text:style-name="P60"/>
      <text:p text:style-name="P2"><text:span text:style-name="T324">2</text:span><text:span text:style-name="T27"><text:tab/></text:span><text:span text:style-name="T9">The </text:span><text:span text:style-name="T322">structure of </text:span><text:span text:style-name="T9">LEX program</text:span><text:span text:style-name="T322">s</text:span></text:p>
      <text:p text:style-name="P24"/>
      <text:p text:style-name="P26">A LEX program consists of three sections : Declarations, Rules and Auxiliary functions.</text:p>
      <text:p text:style-name="P26"/>
      <text:p text:style-name="P26"><draw:frame text:anchor-type="paragraph" draw:z-index="15" draw:style-name="gr5" svg:width="2.1878in" svg:height="1.7295in" svg:x="2.2126in" svg:y="0.0098in"><draw:text-box><text:p>DECLARATIONS</text:p><text:p/><text:p>%%</text:p><text:p/><text:p>RULES</text:p><text:p/><text:p>%%</text:p><text:p/><text:p>AUXILIARY FUNCTIONS</text:p></draw:text-box></draw:frame></text:p>
      <text:p text:style-name="P20"/>
      <text:p text:style-name="P20"/>
      <text:p text:style-name="P20"/>
      <text:p text:style-name="P20"/>
      <text:p text:style-name="P20"/>
      <text:p text:style-name="P59"/>
      <text:p text:style-name="P59"><text:span text:style-name="T324">2</text:span>.1 Declarations</text:p>
      <text:p text:style-name="P59"/>
      <text:p text:style-name="P18"><text:span text:style-name="T9">The declaration</text:span><text:span text:style-name="T33">s</text:span><text:span text:style-name="T9"> section </text:span><text:span text:style-name="T322">consists of two parts, </text:span><text:span text:style-name="T351">regular definitions </text:span><text:span text:style-name="T18">and</text:span><text:span text:style-name="T351"> auxiliary</text:span><text:span text:style-name="T352"> </text:span><text:span text:style-name="T351">declarations</text:span><text:span text:style-name="T17">.</text:span><text:span text:style-name="T326"> </text:span><text:span text:style-name="T87">LEX allows the </text:span><text:span text:style-name="T9">use of short</text:span><text:span text:style-name="T372">-</text:span><text:span text:style-name="T9">hand</text:span><text:span text:style-name="T372">s</text:span><text:span text:style-name="T9"> </text:span><text:span text:style-name="T372">and </text:span><text:span text:style-name="T9">extensions to regular expressions for the regular definitions. </text:span><text:span text:style-name="T322">The auxiliary declarations are </text:span><text:span text:style-name="T323">copied as such by LEX to the output lex.yy.c file.</text:span><text:span text:style-name="T9"> </text:span></text:p>
      <text:p text:style-name="P27"/>
      <text:p text:style-name="P30"/>
      <text:p text:style-name="P30"/>
      <text:p text:style-name="P30"/>
      <text:p text:style-name="P30"/>
      <text:p text:style-name="P30"><text:soft-page-break/>Example:</text:p>
      <text:p text:style-name="P70"/>
      <text:p text:style-name="P70">%{</text:p>
      <text:p text:style-name="P71"><text:tab/>#include&lt;stdio.h&gt;</text:p>
      <text:p text:style-name="P71"><text:tab/><text:span text:style-name="T327">int global_variable; <text:tab/><text:tab/>//Auxiliary declaration</text:span><text:span text:style-name="T347">s</text:span><text:span text:style-name="T327"> </text:span></text:p>
      <text:p text:style-name="P71">%}</text:p>
      <text:p text:style-name="P74"><text:span text:style-name="T16">number </text:span><text:tab/>[0-9]+<text:tab/><text:tab/><text:tab/><text:tab/>//<text:span text:style-name="T327">Regular definitions</text:span></text:p>
      <text:p text:style-name="P75"><text:span text:style-name="T16">op </text:span><text:tab/><text:tab/>[-|+|*|/|^|=]<text:tab/></text:p>
      <text:p text:style-name="P75"><text:tab/><text:tab/></text:p>
      <text:p text:style-name="P71">%%</text:p>
      <text:p text:style-name="P71"><text:tab/>/* <text:span text:style-name="T354">Rules </text:span><text:span text:style-name="T362">*/</text:span></text:p>
      <text:p text:style-name="P72">%%</text:p>
      <text:p text:style-name="P72"><text:tab/>/* Auxiliary functions */</text:p>
      <text:p text:style-name="P29"/>
      <text:p text:style-name="P29">A regular definition in LEX is of the form :</text:p>
      <text:p text:style-name="P28"><text:tab/>D<text:tab/>R</text:p>
      <text:p text:style-name="P13"><text:span text:style-name="T15">where D is the <text:s/></text:span><text:span text:style-name="T347">symbol </text:span><text:span text:style-name="T15">representing the regular expression R. The auxiliary declaration</text:span><text:span text:style-name="T347">s (which are optional) are written</text:span><text:span text:style-name="T15"> in C language </text:span><text:span text:style-name="T347">and are</text:span><text:span text:style-name="T15"> enclosed within <text:s text:c="2"/>' %{ ' and ' %} ' . </text:span><text:span text:style-name="T34">It is generally used to </text:span><text:span text:style-name="T35">declare functions,</text:span><text:span text:style-name="T34"> includ</text:span><text:span text:style-name="T35">e</text:span><text:span text:style-name="T34"> header files, </text:span><text:span text:style-name="T35">or define global variables and constants.</text:span></text:p>
      <text:p text:style-name="P67"/>
      <text:p text:style-name="P66"><text:span text:style-name="T324">2</text:span>.2 Rules</text:p>
      <text:p text:style-name="P68"/>
      <text:p text:style-name="P68">Rules in a <text:span text:style-name="T332">LEX</text:span> program consists of two parts :</text:p>
      <text:list xml:id="list21248214451" text:style-name="L1">
        <text:list-item>
          <text:p text:style-name="P253">The pattern to be matched</text:p>
        </text:list-item>
        <text:list-item>
          <text:p text:style-name="P253">The corresponding action to be executed</text:p>
        </text:list-item>
      </text:list>
      <text:p text:style-name="P69"/>
      <text:p text:style-name="P33">Example:</text:p>
      <text:p text:style-name="P33"/>
      <text:p text:style-name="P85"><text:tab/>/* <text:span text:style-name="T365">D</text:span><text:span text:style-name="T363">eclarations*/</text:span></text:p>
      <text:p text:style-name="P85">%%</text:p>
      <text:p text:style-name="P85"/>
      <text:p text:style-name="P81"><text:span text:style-name="T88">{number}<text:tab/></text:span><text:span text:style-name="T89">{</text:span><text:span text:style-name="T144">printf</text:span><text:span text:style-name="T88">(</text:span><text:span text:style-name="T142">“ </text:span><text:span text:style-name="T88">number”);</text:span><text:span text:style-name="T89">}</text:span></text:p>
      <text:p text:style-name="P81"><text:span text:style-name="T140">{op}<text:tab/><text:tab/>{</text:span><text:span text:style-name="T144">printf</text:span><text:span text:style-name="T140">(“ operator”);}</text:span></text:p>
      <text:p text:style-name="P73"/>
      <text:p text:style-name="P73">%%</text:p>
      <text:p text:style-name="P73"><text:tab/>/* Auxiliary functions */</text:p>
      <text:p text:style-name="P31"/>
      <text:p text:style-name="P155"/>
      <text:p text:style-name="P19"><text:span text:style-name="T8">The </text:span><text:span text:style-name="T285">pattern to be matched</text:span><text:span text:style-name="T8"> is specified as a regular expression . </text:span></text:p>
      <text:p text:style-name="P130"><text:soft-page-break/></text:p>
      <text:p text:style-name="P129">Sample Input/Output <text:span text:style-name="T328">for the above example:</text:span></text:p>
      <text:p text:style-name="P82"/>
      <text:p text:style-name="P82">I: 234</text:p>
      <text:p text:style-name="P82">O: <text:s/>number</text:p>
      <text:p text:style-name="P83"/>
      <text:p text:style-name="P83">I: *</text:p>
      <text:p text:style-name="P83">O: <text:s/>operator</text:p>
      <text:p text:style-name="P84"/>
      <text:p text:style-name="P84"/>
      <text:p text:style-name="P84">I: 2+3</text:p>
      <text:p text:style-name="P76"><text:span text:style-name="T142">O: <text:s/>number operator</text:span><text:span text:style-name="T143"> number</text:span></text:p>
      <text:p text:style-name="P32"/>
      <text:p text:style-name="P14"><text:span text:style-name="T90">LEX obtains the regular expression</text:span><text:span text:style-name="T141">s</text:span><text:span text:style-name="T90"> of the symbol</text:span><text:span text:style-name="T141">s</text:span><text:span text:style-name="T90"> </text:span><text:span text:style-name="T92">number</text:span><text:span text:style-name="T90"> </text:span><text:span text:style-name="T141">and </text:span><text:span text:style-name="T93">op </text:span><text:span text:style-name="T90">from the declarations section and </text:span><text:span text:style-name="T372">generates code into a function </text:span><text:span text:style-name="T126">yylex()</text:span><text:span text:style-name="T372"> in the lex.yy.c file. <text:s/>This function checks the input stream for the first </text:span><text:span text:style-name="T90">match </text:span><text:span text:style-name="T372">to one of the patterns specified and execute</text:span><text:span text:style-name="T377">s</text:span><text:span text:style-name="T372"> code in the action part corresponding to the pattern. <text:s text:c="2"/></text:span></text:p>
      <text:p text:style-name="P65"/>
      <text:p text:style-name="P61"><text:span text:style-name="T324">2</text:span>.3 Auxiliary functions</text:p>
      <text:p text:style-name="P54"/>
      <text:p text:style-name="P56">LEX generate<text:span text:style-name="T366">s</text:span> C code for the rules specified in the Rules section and places this code into a single function called <text:span text:style-name="T91">yylex()</text:span>. <text:s/>(T<text:span text:style-name="T372">o</text:span> be discussed in detail later). <text:s/>In addition to this L<text:span text:style-name="T367">EX</text:span> generated code, the programmer may wish to add his <text:span text:style-name="T372">own </text:span>code to the lex.yy.c file. <text:s/>The auxiliary functions section allows the programmer to achieve this. <text:s/></text:p>
      <text:p text:style-name="P55"/>
      <text:p text:style-name="P47">Example:</text:p>
      <text:p text:style-name="P47"/>
      <text:p text:style-name="P87"><text:tab/>/* <text:span text:style-name="T353">Declarations */</text:span></text:p>
      <text:p text:style-name="P88">%%</text:p>
      <text:p text:style-name="P109"><text:tab/>/* Rules */</text:p>
      <text:p text:style-name="P88">%%</text:p>
      <text:p text:style-name="P114"/>
      <text:p text:style-name="P87">int main()</text:p>
      <text:p text:style-name="P87">{</text:p>
      <text:p text:style-name="P87"><text:tab/>yylex();</text:p>
      <text:p text:style-name="P87"><text:tab/>return 1;</text:p>
      <text:p text:style-name="P87">}</text:p>
      <text:p text:style-name="P57"/>
      <text:p text:style-name="P16"><text:span text:style-name="T145">The </text:span><text:span text:style-name="T146">C </text:span><text:span text:style-name="T145">code in th</text:span><text:span text:style-name="T156">e auxiliary</text:span><text:span text:style-name="T145"> section </text:span><text:span text:style-name="T146">and the declarations </text:span><text:span text:style-name="T160">in the declaration section are</text:span><text:span text:style-name="T145"> </text:span><text:soft-page-break/><text:span text:style-name="T145">copied as such to the lex.yy.c file.</text:span></text:p>
      <text:p text:style-name="P57"/>
      <text:p text:style-name="P247">-------------------<text:span text:style-name="T412">exercises to be added here </text:span>------------------</text:p>
      <text:p text:style-name="P194"/>
      <text:p text:style-name="P187"><text:span text:style-name="T157">3</text:span><text:span text:style-name="T147"><text:tab/></text:span><text:span text:style-name="T148">The yyvariables</text:span></text:p>
      <text:p text:style-name="P131"/>
      <text:p text:style-name="P131">The following variables are offered by <text:span text:style-name="T332">LEX</text:span> <text:span text:style-name="T355">to aid the programmer in designing</text:span> <text:span text:style-name="T371">sophisticated lexical</text:span> analyzer<text:span text:style-name="T355">s.</text:span> <text:span text:style-name="T252">These variables are accessible in the </text:span><text:span text:style-name="T333">LEX</text:span><text:span text:style-name="T252"> program </text:span><text:span text:style-name="T395">and are automatically declared by LEX in lex.yy.c</text:span><text:span text:style-name="T252">.</text:span></text:p>
      <text:p text:style-name="P156"/>
      <text:list xml:id="list368848515" text:style-name="L2">
        <text:list-item>
          <text:p text:style-name="P258">yyin</text:p>
        </text:list-item>
        <text:list-item>
          <text:p text:style-name="P259">yytext</text:p>
        </text:list-item>
        <text:list-item>
          <text:p text:style-name="P259">yyleng</text:p>
        </text:list-item>
      </text:list>
      <text:p text:style-name="P124"/>
      <text:p text:style-name="P186"><text:span text:style-name="T329">3</text:span>.1<text:tab/><text:span text:style-name="T91">yyin</text:span></text:p>
      <text:p text:style-name="P171"/>
      <text:p text:style-name="P176"><text:span text:style-name="T118">yyin</text:span><text:span text:style-name="T250"> is a variable of the type </text:span><text:span text:style-name="T118">FILE*</text:span><text:span text:style-name="T250"> </text:span><text:span text:style-name="T357">and points </text:span><text:span text:style-name="T250">to the input file. <text:s/></text:span><text:span text:style-name="T109">yyin</text:span><text:span text:style-name="T251"> </text:span><text:span text:style-name="T253">is</text:span><text:span text:style-name="T251"> defined by LEX automatically. If the </text:span><text:span text:style-name="T254">programmer</text:span><text:span text:style-name="T251"> </text:span><text:span text:style-name="T355">assigns</text:span><text:span text:style-name="T251"> an input file </text:span><text:span text:style-name="T355">to </text:span><text:span text:style-name="T115">yyin</text:span><text:span text:style-name="T355"> in the auxiliary functions section</text:span><text:span text:style-name="T251">, then </text:span><text:span text:style-name="T109">yyin</text:span><text:span text:style-name="T251"> is set to point to that file. <text:s/></text:span><text:span text:style-name="T355">Otherwise</text:span><text:span text:style-name="T251"> LEX assigns </text:span><text:span text:style-name="T119">yyin</text:span><text:span text:style-name="T356"> </text:span><text:span text:style-name="T251">to </text:span><text:span text:style-name="T109">stdin</text:span><text:span text:style-name="T115">(</text:span><text:span text:style-name="T355">console input).</text:span><text:span text:style-name="T208"> <text:s/></text:span></text:p>
      <text:p text:style-name="P172"/>
      <text:p text:style-name="P173">Example:</text:p>
      <text:p text:style-name="P48"/>
      <text:p text:style-name="P89"><text:tab/>/* <text:span text:style-name="T353">Declarations */</text:span></text:p>
      <text:p text:style-name="P89">%%</text:p>
      <text:p text:style-name="P110"><text:tab/>/* Rules */</text:p>
      <text:p text:style-name="P89">%%</text:p>
      <text:p text:style-name="P89"><text:tab/></text:p>
      <text:p text:style-name="P117">main(int argc, char* argv[]) </text:p>
      <text:p text:style-name="P117">{ </text:p>
      <text:p text:style-name="P117"><text:tab/>if(argc &gt; 1) </text:p>
      <text:p text:style-name="P117"><text:tab/><text:tab/>{<text:tab/> </text:p>
      <text:p text:style-name="P117"><text:tab/><text:tab/><text:tab/>FILE *fp = fopen(argv[1], “r”)</text:p>
      <text:p text:style-name="P116"><text:span text:style-name="T254"><text:tab/><text:tab/><text:tab/></text:span><text:span text:style-name="T255">if(!fp)</text:span></text:p>
      <text:p text:style-name="P116"><text:span text:style-name="T254"><text:tab/><text:tab/><text:tab/><text:tab/></text:span><text:span text:style-name="T255">yyin = fp;</text:span></text:p>
      <text:p text:style-name="P116"><text:span text:style-name="T255"><text:tab/><text:tab/></text:span><text:span text:style-name="T256">}</text:span></text:p>
      <text:p text:style-name="P117"><text:tab/>}<text:tab/> </text:p>
      <text:p text:style-name="P117"><text:tab/>yylex(); </text:p>
      <text:p text:style-name="P118"><text:soft-page-break/><text:tab/>return 1;</text:p>
      <text:p text:style-name="P118">}</text:p>
      <text:p text:style-name="P119"/>
      <text:p text:style-name="P212">Exercise:</text:p>
      <text:p text:style-name="P212"/>
      <text:p text:style-name="P210"><text:span text:style-name="T257">In </text:span><text:span text:style-name="T335">the generated </text:span><text:span text:style-name="T257">lex.yy.c, </text:span><text:span text:style-name="T258">th</text:span><text:span text:style-name="T334">e following</text:span><text:span text:style-name="T258"> code segment can be found </text:span><text:span text:style-name="T257">under the definition of </text:span><text:span text:style-name="T120">yylex</text:span><text:span text:style-name="T257">()</text:span><text:span text:style-name="T258">.</text:span></text:p>
      <text:p text:style-name="P231"/>
      <text:p text:style-name="P232"><text:span text:style-name="T379">i</text:span>f( ! <text:span text:style-name="T378">y</text:span>yin ) </text:p>
      <text:p text:style-name="P232"><text:tab/>yyin = stdin;</text:p>
      <text:p text:style-name="P208"/>
      <text:p text:style-name="P209"><text:span text:style-name="T380">Try </text:span><text:span text:style-name="T381">to</text:span><text:span text:style-name="T380"> locate th</text:span><text:span text:style-name="T416">is</text:span><text:span text:style-name="T380"> code segment in the lex.yy.c.</text:span><text:span text:style-name="T383"> </text:span><text:span text:style-name="T382">What could be the consequences of removing this code segment from lex.yy.c before compiling it for generating the lexical analyzer? </text:span></text:p>
      <text:p text:style-name="P213"/>
      <text:p text:style-name="P211"><text:span text:style-name="T331">The above statement</text:span><text:span text:style-name="T258"> indicates that if the </text:span><text:span text:style-name="T280">programmer</text:span><text:span text:style-name="T258"> does not define </text:span><text:span text:style-name="T121">yyin</text:span><text:span text:style-name="T258">, then </text:span><text:span text:style-name="T121">yylex()</text:span><text:span text:style-name="T258"> by default </text:span><text:span text:style-name="T373">sets </text:span><text:span text:style-name="T122">yyin</text:span><text:span text:style-name="T373"> </text:span><text:span text:style-name="T258"><text:s/>to </text:span><text:span text:style-name="T373">the </text:span><text:span text:style-name="T258">console input. </text:span><text:span text:style-name="T384">Hence,</text:span><text:span text:style-name="T259"> </text:span><text:span text:style-name="T373">any re-definition for </text:span><text:span text:style-name="T123">yyin</text:span><text:span text:style-name="T357"> must be </text:span><text:span text:style-name="T373">made</text:span><text:span text:style-name="T259"> before </text:span><text:span text:style-name="T373">invoking</text:span><text:span text:style-name="T259"> </text:span><text:span text:style-name="T124">yylex()</text:span><text:span text:style-name="T259">. <text:s/></text:span><text:span text:style-name="T357">(This will be explained in detail later). <text:s/></text:span></text:p>
      <text:p text:style-name="P185"/>
      <text:p text:style-name="P185"><text:span text:style-name="T329">3</text:span>.<text:span text:style-name="T249">2</text:span><text:tab/><text:span text:style-name="T91">yytext</text:span></text:p>
      <text:p text:style-name="P158"/>
      <text:p text:style-name="P159"><text:span text:style-name="T91">yytext</text:span> is of the type <text:span text:style-name="T91">char*</text:span> and it contains the <text:span text:style-name="T348">lexeme</text:span> currently found. <text:s/><text:span text:style-name="T358">A lexeme is a </text:span><text:span text:style-name="T359">sequence of characters</text:span><text:span text:style-name="T358"> in the input stream that matches some pattern in the Rules Section. </text:span><text:span text:style-name="T361">(</text:span><text:span text:style-name="T360">I</text:span><text:span text:style-name="T359">n fact, </text:span><text:span text:style-name="T361">it is </text:span><text:span text:style-name="T359">the first matching sequence in the input from the position pointed to by </text:span><text:span text:style-name="T125">yyin</text:span><text:span text:style-name="T359">.</text:span><text:span text:style-name="T361">)</text:span><text:span text:style-name="T358"> <text:s/></text:span><text:span text:style-name="T371"><text:s text:c="2"/></text:span></text:p>
      <text:p text:style-name="P175"/>
      <text:p text:style-name="P159"><text:span text:style-name="T371">Each invocation of the function </text:span><text:span text:style-name="T117">yylex()</text:span><text:span text:style-name="T371"> results in </text:span><text:span text:style-name="T117">yytext</text:span><text:span text:style-name="T371"> carrying a pointer to </text:span><text:span text:style-name="T373">the </text:span><text:span text:style-name="T371">lexeme found in the input stream by </text:span><text:span text:style-name="T117">yylex()</text:span><text:span text:style-name="T371">. </text:span><text:span text:style-name="T396">The value of yytext will be overwritten after the next yylex() invocation.</text:span></text:p>
      <text:p text:style-name="P177"/>
      <text:p text:style-name="P160">Example:</text:p>
      <text:p text:style-name="P49"/>
      <text:p text:style-name="P90"><text:tab/>/* <text:span text:style-name="T353">Declarations */</text:span></text:p>
      <text:p text:style-name="P90">%%</text:p>
      <text:p text:style-name="P120"/>
      <text:p text:style-name="P113"><text:soft-page-break/><text:span text:style-name="T385">{number}<text:tab/>{printf("</text:span><text:span text:style-name="T388">Found</text:span><text:span text:style-name="T386"> </text:span><text:span text:style-name="T385">: %</text:span><text:span text:style-name="T387">d</text:span><text:span text:style-name="T385">",atoi(yytext));}</text:span></text:p>
      <text:p text:style-name="P90"/>
      <text:p text:style-name="P90">%%</text:p>
      <text:p text:style-name="P90"/>
      <text:p text:style-name="P115">int main()</text:p>
      <text:p text:style-name="P115">{</text:p>
      <text:p text:style-name="P115"><text:tab/>yylex();</text:p>
      <text:p text:style-name="P115"><text:tab/>return 1;</text:p>
      <text:p text:style-name="P115">}</text:p>
      <text:p text:style-name="P121"/>
      <text:p text:style-name="P157"><text:span text:style-name="T391">In the above example, if a lexeme is found for the pattern defined by </text:span><text:span text:style-name="T392">number </text:span><text:span text:style-name="T393">then corresponding action is executed . </text:span><text:span text:style-name="T394">Consider the following sample i/o,</text:span></text:p>
      <text:p text:style-name="P221"/>
      <text:p text:style-name="P134">Sample Input/Output:</text:p>
      <text:p text:style-name="P93"/>
      <text:p text:style-name="P93">I: 25</text:p>
      <text:p text:style-name="P80"><text:span text:style-name="T150">O: </text:span><text:span text:style-name="T162">Found</text:span><text:span text:style-name="T150"> : 2</text:span><text:span text:style-name="T151">5</text:span></text:p>
      <text:p text:style-name="P94"/>
      <text:p text:style-name="P215"><text:span text:style-name="T397">In this case when </text:span><text:span text:style-name="T131">yylex()</text:span><text:span text:style-name="T397"> is called, the input is read </text:span><text:span text:style-name="T398">from the location </text:span><text:span text:style-name="T399">given</text:span><text:span text:style-name="T397"> by yyin and a string <text:s/>“25” is found as a match to </text:span><text:span text:style-name="T131">number</text:span><text:span text:style-name="T397">. This location of this string in the memory is pointed to by </text:span><text:span text:style-name="T131">yytext</text:span><text:span text:style-name="T397">. The corresponding action in the above rule uses a built-in function </text:span><text:span text:style-name="T132">atoi() </text:span><text:span text:style-name="T397">to convert the string </text:span><text:span text:style-name="T131">“25”</text:span><text:span text:style-name="T397"> (of type </text:span><text:span text:style-name="T131">char*</text:span><text:span text:style-name="T397">) to the integer </text:span><text:span text:style-name="T131">25</text:span><text:span text:style-name="T397"> (of the type </text:span><text:span text:style-name="T131">int</text:span><text:span text:style-name="T397">) and then prints the result on the screen.</text:span></text:p>
      <text:p text:style-name="P222"/>
      <text:p text:style-name="P223">Exercise:</text:p>
      <text:p text:style-name="P223"/>
      <text:p text:style-name="P223">Suggest a modification in the above example to check whether a number found is even or odd.</text:p>
      <text:p text:style-name="P184"/>
      <text:p text:style-name="P178"><text:span text:style-name="T329">3</text:span>.<text:span text:style-name="T249">3</text:span><text:tab/><text:span text:style-name="T91">yyleng</text:span></text:p>
      <text:p text:style-name="P139"/>
      <text:p text:style-name="P139"><text:span text:style-name="T91">yyleng</text:span> is <text:span text:style-name="T375">a variable </text:span>of the type <text:span text:style-name="T91">int</text:span> and it stores the length of the <text:span text:style-name="T374">lexeme pointed to by</text:span> <text:span text:style-name="T91">yytext</text:span>.</text:p>
      <text:p text:style-name="P139"/>
      <text:p text:style-name="P135">Example:</text:p>
      <text:p text:style-name="P50"/>
      <text:p text:style-name="P91"><text:tab/>/* <text:span text:style-name="T353">Declarations */</text:span></text:p>
      <text:p text:style-name="P91">%%</text:p>
      <text:p text:style-name="P111"><text:tab/>/* Rules */</text:p>
      <text:p text:style-name="P91"><text:soft-page-break/>%%</text:p>
      <text:p text:style-name="P91"/>
      <text:p text:style-name="P77"><text:span text:style-name="T152">{number}<text:tab/>printf("Number of digits </text:span><text:span text:style-name="T153">=</text:span><text:span text:style-name="T152"> <text:s/>%d",yyleng);</text:span></text:p>
      <text:p text:style-name="P95"/>
      <text:p text:style-name="P136">Sample Input/Output:</text:p>
      <text:p text:style-name="P96"/>
      <text:p text:style-name="P96">I: 1234</text:p>
      <text:p text:style-name="P96">O: Number of digits = 4</text:p>
      <text:p text:style-name="P193"/>
      <text:p text:style-name="P188"><text:span text:style-name="T330">4</text:span><text:tab/>The yyfunctions</text:p>
      <text:p text:style-name="P132"/>
      <text:p text:style-name="P128"><text:span text:style-name="T159">LEX</text:span><text:span text:style-name="T149"> </text:span><text:span text:style-name="T161">provides the following functions to the programmer: <text:s/></text:span></text:p>
      <text:p text:style-name="P133">.</text:p>
      <text:list xml:id="list1322933831" text:style-name="L3">
        <text:list-item>
          <text:p text:style-name="P260">yylex()</text:p>
        </text:list-item>
        <text:list-item>
          <text:p text:style-name="P260">yywrap()</text:p>
        </text:list-item>
      </text:list>
      <text:p text:style-name="P179"/>
      <text:p text:style-name="P179"><text:span text:style-name="T336">4</text:span>.1<text:tab/><text:span text:style-name="T91">yylex()</text:span></text:p>
      <text:p text:style-name="P137"/>
      <text:p text:style-name="P219"><text:span text:style-name="T133">yylex()</text:span><text:span text:style-name="T401"> is a function of return type </text:span><text:span text:style-name="T133">int</text:span><text:span text:style-name="T401">. LEX automatically defines </text:span><text:span text:style-name="T133">yylex()</text:span><text:span text:style-name="T401"> in lex.yy.c but does not call it. The programmer must call </text:span><text:span text:style-name="T133">yylex()</text:span><text:span text:style-name="T401"> in the Auxiliary functions section of the LEX program. LEX generates code for the definition of </text:span><text:span text:style-name="T133">yylex()</text:span><text:span text:style-name="T401"> according </text:span><text:span text:style-name="T402">to </text:span><text:span text:style-name="T401">the rules specified in the Rules section. When </text:span><text:span text:style-name="T133">yylex()</text:span><text:span text:style-name="T401"> is invoked, it reads the input as pointed to by </text:span><text:span text:style-name="T133">yyin</text:span><text:span text:style-name="T401"> and scans through the input looking for a matching pattern. When the input or a part of the input matches one of the given patterns, </text:span><text:span text:style-name="T133">yylex()</text:span><text:span text:style-name="T401"> executes the corresponding action associated with the pattern as specified in the Rules section.</text:span></text:p>
      <text:p text:style-name="P224"/>
      <text:p text:style-name="P225">NOTE: </text:p>
      <text:p text:style-name="P225"/>
      <text:list xml:id="list81327369" text:style-name="L4">
        <text:list-item>
          <text:p text:style-name="P261"><text:span text:style-name="T100">yylex()</text:span><text:span text:style-name="T181"> </text:span><text:span text:style-name="T182">continues</text:span><text:span text:style-name="T181"> scanning through the input </text:span><text:span text:style-name="T182">till</text:span><text:span text:style-name="T181"> </text:span><text:span text:style-name="T183">one of the actions corresponding to a matched pattern executes a </text:span><text:span text:style-name="T102">return</text:span><text:span text:style-name="T183"> statement</text:span><text:span text:style-name="T181"> or </text:span><text:span text:style-name="T182">till</text:span><text:span text:style-name="T181"> the end of input has been encountered.</text:span></text:p>
        </text:list-item>
      </text:list>
      <text:list xml:id="list1255964708" text:style-name="L5">
        <text:list-item>
          <text:p text:style-name="P262"><text:span text:style-name="T218">T</text:span><text:span text:style-name="T219">he carriage return CR marks the end of </text:span><text:span text:style-name="T220">console </text:span><text:span text:style-name="T219">input </text:span><text:span text:style-name="T220">while</text:span><text:span text:style-name="T219"> </text:span><text:span text:style-name="T221">EOF</text:span><text:span text:style-name="T219"> </text:span><text:span text:style-name="T220">marks the end of input </text:span><text:span text:style-name="T219">when the input is read </text:span><text:span text:style-name="T220">from a file</text:span><text:span text:style-name="T219">.</text:span><text:span text:style-name="T163"> </text:span></text:p>
        </text:list-item>
        <text:list-item>
          <text:p text:style-name="P263"><text:span text:style-name="T164">If </text:span><text:span text:style-name="T101">yylex()</text:span><text:span text:style-name="T164"> is called more than once, it simply starts scanning from </text:span><text:span text:style-name="T166">the </text:span><text:soft-page-break/><text:span text:style-name="T166">position</text:span><text:span text:style-name="T165"> in the </text:span><text:span text:style-name="T180">input </text:span><text:span text:style-name="T165">file where it </text:span><text:span text:style-name="T167">had </text:span><text:span text:style-name="T168">ceased</text:span><text:span text:style-name="T164"> in the previous call.</text:span></text:p>
          <text:p text:style-name="P264"/>
        </text:list-item>
      </text:list>
      <text:p text:style-name="P226">Example: </text:p>
      <text:p text:style-name="P235"/>
      <text:p text:style-name="P235"><text:tab/>/* <text:span text:style-name="T353">Declarations */</text:span></text:p>
      <text:p text:style-name="P235">%%</text:p>
      <text:p text:style-name="P233"/>
      <text:p text:style-name="P237"><text:span text:style-name="T385">{number}<text:tab/>{</text:span><text:span text:style-name="T389">return </text:span><text:span text:style-name="T385">atoi(yytext);}</text:span></text:p>
      <text:p text:style-name="P235"/>
      <text:p text:style-name="P235">%%</text:p>
      <text:p text:style-name="P235"/>
      <text:p text:style-name="P242">int main()</text:p>
      <text:p text:style-name="P242">{</text:p>
      <text:p text:style-name="P235"><text:span text:style-name="T400"><text:tab/></text:span><text:span text:style-name="T403">int num = </text:span><text:span text:style-name="T400">yylex();</text:span></text:p>
      <text:p text:style-name="P235"><text:span text:style-name="T400"><text:tab/></text:span><text:span text:style-name="T403">printf(“</text:span><text:span text:style-name="T405">Found : </text:span><text:span text:style-name="T403">%d”,num);</text:span></text:p>
      <text:p text:style-name="P242"><text:tab/>return 1;</text:p>
      <text:p text:style-name="P242">}</text:p>
      <text:p text:style-name="P226"/>
      <text:p text:style-name="P220"><text:span text:style-name="T403">In the above example, </text:span><text:span text:style-name="T404">since there is no explicit definition of </text:span><text:span text:style-name="T134">yyin</text:span><text:span text:style-name="T404">, the input is taken from the console. If a match is found in the input for the pattern number, </text:span><text:span text:style-name="T134">yylex()</text:span><text:span text:style-name="T404"> executes the corresponding action , i.e. </text:span><text:span text:style-name="T127">return </text:span><text:span text:style-name="T128">atoi(yytext). </text:span><text:span text:style-name="T390">As a result </text:span><text:span text:style-name="T129">yylex()</text:span><text:span text:style-name="T390"> returns the number matched. The value returned by </text:span><text:span text:style-name="T129">yylex()</text:span><text:span text:style-name="T390"> is stored in the variable </text:span><text:span text:style-name="T129">num</text:span><text:span text:style-name="T390">. The value stored in this variable is then printed on screen using </text:span><text:span text:style-name="T129">printf()</text:span><text:span text:style-name="T390">.</text:span></text:p>
      <text:p text:style-name="P214"/>
      <text:p text:style-name="P214">Sample Input/Output:</text:p>
      <text:p text:style-name="P214"/>
      <text:p text:style-name="P234">I: 42</text:p>
      <text:p text:style-name="P234">O: 42 is the number matched</text:p>
      <text:p text:style-name="P226"/>
      <text:p text:style-name="P227">Exercise:</text:p>
      <text:p text:style-name="P227"/>
      <text:p text:style-name="P227">What would be the outputs of the lexical analyzer generated by the example LEX programs under section 3.2 and 4.1 for the following input :</text:p>
      <text:p text:style-name="P227"/>
      <text:p text:style-name="P243">25</text:p>
      <text:p text:style-name="P243">32</text:p>
      <text:p text:style-name="P243">44</text:p>
      <text:p text:style-name="P227"/>
      <text:p text:style-name="P227"><text:soft-page-break/>Would both the outputs be the same ? If not, explain why.</text:p>
      <text:p text:style-name="P227"/>
      <text:p text:style-name="P180"><text:span text:style-name="T330">4</text:span>.2<text:tab/><text:span text:style-name="T91">yywrap()</text:span></text:p>
      <text:p text:style-name="P123"/>
      <text:p text:style-name="P216"><text:span text:style-name="T406">LEX declares the function </text:span><text:span text:style-name="T135">yywrap()</text:span><text:span text:style-name="T406"> of return type </text:span><text:span text:style-name="T135">int </text:span><text:span text:style-name="T209">in lex.yy.c . LEX does not provide any definition for </text:span><text:span text:style-name="T135">yywrap(). yylex()</text:span><text:span text:style-name="T209"> makes </text:span><text:span text:style-name="T210">makes a call to</text:span><text:span text:style-name="T209"> </text:span><text:span text:style-name="T135">yywrap()</text:span><text:span text:style-name="T209"> when it encounters the end of an input. </text:span><text:span text:style-name="T211">If </text:span><text:span text:style-name="T136">yywrap()</text:span><text:span text:style-name="T211"> returns zero (indicating false) </text:span><text:span text:style-name="T136">yylex()</text:span><text:span text:style-name="T211"> assumes there is more input and it continues scanning from the location pointed to by </text:span><text:span text:style-name="T136">yyin</text:span><text:span text:style-name="T211">. If </text:span><text:span text:style-name="T136">yywrap()</text:span><text:span text:style-name="T211"> returns a non-zero value (indicating true), </text:span><text:span text:style-name="T136">yylex()</text:span><text:span text:style-name="T211"> terminates the scanning process and returns 0</text:span><text:span text:style-name="T212"> </text:span><text:span text:style-name="T211">(i.e. “wraps up”).</text:span></text:p>
      <text:p text:style-name="P228"/>
      <text:p text:style-name="P217"><text:span text:style-name="T226">If the programmer wishes to </text:span><text:span text:style-name="T224">scan more than one input file </text:span><text:span text:style-name="T227">using the generated lexical analyzer,</text:span><text:span text:style-name="T224"> </text:span><text:span text:style-name="T227">i</text:span><text:span text:style-name="T224">t can be simply done by setting </text:span><text:span text:style-name="T105">yyin</text:span><text:span text:style-name="T224"> to a new input file in yywrap()'s definition </text:span><text:span text:style-name="T407">which returns zero</text:span><text:span text:style-name="T224">. </text:span></text:p>
      <text:p text:style-name="P229"/>
      <text:p text:style-name="P217"><text:span text:style-name="T408">As </text:span><text:span text:style-name="T270">LEX does not define yywrap() in lex.yy.c file but makes a call to it </text:span><text:span text:style-name="T408">under yylex()</text:span><text:span text:style-name="T270">, the </text:span><text:span text:style-name="T279">programmer</text:span><text:span text:style-name="T270"> must define it or </text:span><text:span text:style-name="T271">provide</text:span><text:span text:style-name="T270"> </text:span><text:span text:style-name="T91">%option noyywrap</text:span> in the declarations section. <text:span text:style-name="T273">This options removes the call to yywrap() </text:span><text:span text:style-name="T272">in the lex.yy.c file</text:span><text:span text:style-name="T273">. </text:span>Note that, it is <text:span text:style-name="T28">mandatory</text:span> to either define yywrap<text:span text:style-name="T274">()</text:span> or indicate the absence <text:span text:style-name="T275">using the</text:span> <text:span text:style-name="T91">%option</text:span> feature. If not, LEX will flag an error.<text:span text:style-name="T209"> </text:span><text:span text:style-name="T406"><text:s/></text:span></text:p>
      <text:p text:style-name="P230"/>
      <text:p text:style-name="P218"><text:span text:style-name="T226">E</text:span><text:span text:style-name="T225">xample :</text:span></text:p>
      <text:p text:style-name="P246"/>
      <text:p text:style-name="P236"><text:tab/>/* <text:span text:style-name="T353">Declarations */</text:span></text:p>
      <text:p text:style-name="P236">%%</text:p>
      <text:p text:style-name="P238"><text:tab/>/* Rules */</text:p>
      <text:p text:style-name="P236">%%</text:p>
      <text:p text:style-name="P236"/>
      <text:p text:style-name="P239">int yywrap()</text:p>
      <text:p text:style-name="P239">{</text:p>
      <text:p text:style-name="P240"><text:span text:style-name="T228"><text:tab/></text:span><text:span text:style-name="T229">FILE *newfile_pointer;</text:span></text:p>
      <text:p text:style-name="P240"><text:span text:style-name="T229"><text:tab/></text:span><text:span text:style-name="T230">newfile_pointer = fopen(“prog_file_2.l”,”</text:span><text:span text:style-name="T410">r”</text:span><text:span text:style-name="T230">);</text:span></text:p>
      <text:p text:style-name="P240"><text:span text:style-name="T228"><text:tab/></text:span><text:span text:style-name="T232">if(yyin != </text:span><text:span text:style-name="T233">newfile_pointer)</text:span><text:span text:style-name="T228"><text:tab/></text:span></text:p>
      <text:p text:style-name="P240"><text:span text:style-name="T228"><text:tab/></text:span><text:span text:style-name="T236">{</text:span></text:p>
      <text:p text:style-name="P240"><text:span text:style-name="T236"><text:tab/></text:span><text:span text:style-name="T228"><text:tab/>yyin = newfile_pointer;</text:span></text:p>
      <text:p text:style-name="P240"><text:span text:style-name="T228"><text:tab/><text:tab/></text:span><text:span text:style-name="T231">return 0;</text:span></text:p>
      <text:p text:style-name="P240"><text:span text:style-name="T231"><text:tab/></text:span><text:span text:style-name="T236">}</text:span></text:p>
      <text:p text:style-name="P240"><text:span text:style-name="T231"><text:tab/></text:span><text:span text:style-name="T234">else</text:span></text:p>
      <text:p text:style-name="P241"><text:tab/><text:tab/>return 1;</text:p>
      <text:p text:style-name="P244"><text:soft-page-break/>}</text:p>
      <text:p text:style-name="P244"/>
      <text:p text:style-name="P245">int main()</text:p>
      <text:p text:style-name="P245">{</text:p>
      <text:p text:style-name="P245"><text:tab/>yyin=fopen(“prog_file.l”,”r”);</text:p>
      <text:p text:style-name="P245"><text:tab/>yylex();</text:p>
      <text:p text:style-name="P245"><text:tab/>return 1;</text:p>
      <text:p text:style-name="P245">}</text:p>
      <text:p text:style-name="P244"/>
      <text:p text:style-name="P218"><text:span text:style-name="T409">When </text:span><text:span text:style-name="T137">yylex()</text:span><text:span text:style-name="T409"> finishes scanning the first input file, </text:span><text:span text:style-name="T137">prog_file.l</text:span><text:span text:style-name="T409"> yylex() invokes yywrap(). </text:span><text:span text:style-name="T337">Th</text:span><text:span text:style-name="T410">e above</text:span><text:span text:style-name="T337"> definition of </text:span><text:span text:style-name="T110">yywrap()</text:span><text:span text:style-name="T337"> sets the input file pointer to </text:span><text:span text:style-name="T110">prog_file_2.l</text:span><text:span text:style-name="T337"> </text:span><text:span text:style-name="T338">and </text:span><text:span text:style-name="T339">returns 0 . </text:span><text:span text:style-name="T340">As a result, t</text:span><text:span text:style-name="T235">he scanner continues scanning in </text:span><text:span text:style-name="T111">prog_file_2.l </text:span><text:span text:style-name="T235">. </text:span><text:span text:style-name="T341">When </text:span><text:span text:style-name="T130">yylex()</text:span><text:span text:style-name="T235"> call</text:span><text:span text:style-name="T342">s</text:span><text:span text:style-name="T235"> </text:span><text:span text:style-name="T112">yywrap()</text:span><text:span text:style-name="T339"> on </text:span><text:span text:style-name="T411">encountering </text:span><text:span text:style-name="T339">EOF of </text:span><text:span text:style-name="T112">prog_file_2.l, </text:span><text:span text:style-name="T130">yywrap()</text:span><text:span text:style-name="T339"> returns 0 </text:span><text:span text:style-name="T411">and thus </text:span><text:span text:style-name="T130">yylex()</text:span><text:span text:style-name="T411"> ceases scanning.</text:span></text:p>
      <text:p text:style-name="P265"/>
      <text:p text:style-name="P267">Exercise:</text:p>
      <text:p text:style-name="P267"/>
      <text:p text:style-name="P267">Suggest a modification in the above example LEX program to make the generated lexical analyzer read input</text:p>
      <text:list xml:id="list850740042" text:style-name="L6">
        <text:list-item>
          <text:p text:style-name="P268"><text:span text:style-name="T413">Initially from the console </text:span><text:span text:style-name="T414">and </text:span><text:span text:style-name="T413">then from a file </text:span><text:span text:style-name="T139">prog_file.l</text:span></text:p>
        </text:list-item>
        <text:list-item>
          <text:p text:style-name="P268"><text:span text:style-name="T413">Initially from a file </text:span><text:span text:style-name="T139">prog_file.l</text:span><text:span text:style-name="T413"> and then from the console</text:span></text:p>
        </text:list-item>
        <text:list-item>
          <text:p text:style-name="P269">Twice from the console</text:p>
        </text:list-item>
      </text:list>
      <text:p text:style-name="P266"/>
      <text:p text:style-name="P257"/>
      <text:p text:style-name="P257"/>
      <text:p text:style-name="P257"/>
      <text:p text:style-name="P202"><text:span text:style-name="T75">5</text:span><text:span text:style-name="T72"><text:tab/>Even-Odd.</text:span><text:span text:style-name="T76">l </text:span><text:span text:style-name="T72">, </text:span><text:span text:style-name="T76">a complete LEX program</text:span></text:p>
      <text:p text:style-name="P101"/>
      <text:p text:style-name="P101">%{ </text:p>
      <text:p text:style-name="P101">/* </text:p>
      <text:p text:style-name="P101">1.Request input of an even and an odd number </text:p>
      <text:p text:style-name="P101">2.indicate input characteristic : Even/Odd [digit_length] </text:p>
      <text:p text:style-name="P101">3.check for input's correctness and print result </text:p>
      <text:p text:style-name="P101">*/ </text:p>
      <text:p text:style-name="P101"/>
      <text:p text:style-name="P101">#include&lt;stdlib.h&gt; </text:p>
      <text:p text:style-name="P101">#include&lt;stdio.h&gt; </text:p>
      <text:p text:style-name="P101"/>
      <text:p text:style-name="P101">int number_1; </text:p>
      <text:p text:style-name="P101"><text:soft-page-break/>int number_2; </text:p>
      <text:p text:style-name="P101">%} </text:p>
      <text:p text:style-name="P101"/>
      <text:p text:style-name="P101"/>
      <text:p text:style-name="P101">number_sequence [0-9]* </text:p>
      <text:p text:style-name="P101"/>
      <text:p text:style-name="P101">%% </text:p>
      <text:p text:style-name="P101"/>
      <text:p text:style-name="P101">{number_sequence}[0|2|4|6|8]<text:tab/><text:tab/>{ </text:p>
      <text:p text:style-name="P101"><text:tab/><text:tab/><text:tab/><text:tab/><text:tab/><text:tab/>printf("Even number [%d]",yyleng); </text:p>
      <text:p text:style-name="P101"><text:tab/><text:tab/><text:tab/><text:tab/><text:tab/><text:tab/>return atoi(yytext); </text:p>
      <text:p text:style-name="P101"><text:tab/><text:tab/><text:tab/><text:tab/><text:tab/>} </text:p>
      <text:p text:style-name="P101"/>
      <text:p text:style-name="P101">{number_sequence}[1|3|5|7|9]<text:tab/><text:tab/>{ </text:p>
      <text:p text:style-name="P101"><text:tab/><text:tab/><text:tab/><text:tab/><text:tab/><text:tab/>printf("Odd number [%d]",yyleng);<text:tab/> </text:p>
      <text:p text:style-name="P101"><text:tab/><text:tab/><text:tab/><text:tab/><text:tab/><text:tab/>return atoi(yytext); </text:p>
      <text:p text:style-name="P101"><text:tab/><text:tab/><text:tab/><text:tab/><text:tab/>} </text:p>
      <text:p text:style-name="P101">%% </text:p>
      <text:p text:style-name="P101"/>
      <text:p text:style-name="P101">int yywrap </text:p>
      <text:p text:style-name="P101">{ </text:p>
      <text:p text:style-name="P101"><text:s/><text:tab/>return 1; </text:p>
      <text:p text:style-name="P101">} </text:p>
      <text:p text:style-name="P101"><text:s/></text:p>
      <text:p text:style-name="P101">int main() </text:p>
      <text:p text:style-name="P101">{ </text:p>
      <text:p text:style-name="P101"><text:tab/>printf("\nInput an even number and an odd number\n"); </text:p>
      <text:p text:style-name="P101"><text:s/><text:tab/>number_1 = yylex(); </text:p>
      <text:p text:style-name="P101"><text:tab/>number_2 = yylex(); </text:p>
      <text:p text:style-name="P101"><text:tab/>int diff = number_1 - number_2; </text:p>
      <text:p text:style-name="P101"><text:tab/>if(diff%2!=0) </text:p>
      <text:p text:style-name="P101"><text:tab/><text:tab/>printf("\nYour inputs were checked for correctness, \nResult : Correct\n"); </text:p>
      <text:p text:style-name="P101"><text:tab/>else </text:p>
      <text:p text:style-name="P101"><text:tab/><text:tab/>printf("\nYour inputs were checked for correctness, \nResult : You do not know how to read\n"); </text:p>
      <text:p text:style-name="P101"><text:tab/>return 1; </text:p>
      <text:p text:style-name="P101">}</text:p>
      <text:p text:style-name="P4"/>
      <text:p text:style-name="P4"><text:span text:style-name="T330">6</text:span><text:tab/>Disambiguation rules</text:p>
      <text:p text:style-name="P37"/>
      <text:p text:style-name="P78"><text:span text:style-name="T138">yylex()</text:span><text:span text:style-name="T69"> uses two important disambiguation rules </text:span><text:span text:style-name="T70">in selecting the right action to </text:span><text:span text:style-name="T70">execute in case </text:span><text:span text:style-name="T71">there is more than one pattern that matches a string in the given input</text:span><text:span text:style-name="T69">: </text:span></text:p>
      <text:list xml:id="list683650134" text:style-name="L7">
        <text:list-item>
          <text:p text:style-name="P254">Order of occurrence is assigned as the pattern's matching priority.</text:p>
        </text:list-item>
        <text:list-item>
          <text:p text:style-name="P254">“Longest match” is preferred. <text:s text:c="2"/></text:p>
        </text:list-item>
      </text:list>
      <text:p text:style-name="P35"><text:soft-page-break/>Example :</text:p>
      <text:p text:style-name="P35"/>
      <text:p text:style-name="P248"><text:s text:c="3"/>“<text:span text:style-name="T213">break”</text:span> <text:s text:c="16"/>{ return <text:span text:style-name="T214">BREAK</text:span>; }</text:p>
      <text:p text:style-name="P248"><text:s text:c="3"/>[a-zA-Z][a-zA-Z<text:span text:style-name="T213">0-9</text:span>]* <text:s text:c="3"/>{ return <text:span text:style-name="T214">ID</text:span><text:span text:style-name="T216">ENTIFIER</text:span>; }</text:p>
      <text:p text:style-name="P248"/>
      <text:p text:style-name="P249"><text:span text:style-name="T215">Here, </text:span><text:span text:style-name="T104">break</text:span><text:span text:style-name="T215"> is matched by both the regular expressions, but </text:span><text:span text:style-name="T104">break</text:span><text:span text:style-name="T215"> is a keyword </text:span><text:span text:style-name="T215">and </text:span><text:span text:style-name="T216">not an identifier </text:span><text:span text:style-name="T215">hence </text:span><text:span text:style-name="T217">it </text:span><text:span text:style-name="T215">is ordered in such a manner that LEX uses its first disambiguation rule to execute </text:span><text:span text:style-name="T104">return BREAK;</text:span></text:p>
      <text:p text:style-name="P138"/>
      <text:p text:style-name="P36">Example :</text:p>
      <text:p text:style-name="P51"/>
      <text:p text:style-name="P92"><text:tab/>/* <text:span text:style-name="T353">Declarations section */</text:span></text:p>
      <text:p text:style-name="P92">%%</text:p>
      <text:p text:style-name="P112"/>
      <text:p text:style-name="P112"><text:span text:style-name="T368">“-”<text:tab/><text:tab/>{</text:span><text:span text:style-name="T343">return MINUS</text:span><text:span text:style-name="T368">;}</text:span></text:p>
      <text:p text:style-name="P100">“--”<text:tab/><text:tab/>{<text:span text:style-name="T343">return DECREMENT</text:span>;}</text:p>
      <text:p text:style-name="P100"/>
      <text:p text:style-name="P92">%%</text:p>
      <text:p text:style-name="P92"><text:tab/>/* <text:span text:style-name="T364">Auxiliary functions */</text:span></text:p>
      <text:p text:style-name="P99"/>
      <text:p text:style-name="P201"><text:span text:style-name="T58">Assume that the function calling yylex() prints the name of the toke</text:span><text:span text:style-name="T59">n</text:span><text:span text:style-name="T58">.</text:span></text:p>
      <text:p text:style-name="P52"/>
      <text:p text:style-name="P53">Sample Input/Output:</text:p>
      <text:p text:style-name="P53"/>
      <text:p text:style-name="P108">I: -</text:p>
      <text:p text:style-name="P108">O: <text:span text:style-name="T369">MINUS</text:span></text:p>
      <text:p text:style-name="P108"/>
      <text:p text:style-name="P108">I: --</text:p>
      <text:p text:style-name="P108">O: <text:span text:style-name="T369">DECREMENT</text:span></text:p>
      <text:p text:style-name="P108"/>
      <text:p text:style-name="P108">I: ---</text:p>
      <text:p text:style-name="P108">O: <text:span text:style-name="T369">DECREMENT</text:span> <text:span text:style-name="T370">MINUS</text:span></text:p>
      <text:p text:style-name="P108"/>
      <text:p text:style-name="P196"><text:span text:style-name="T58">Note that, i</text:span><text:span text:style-name="T36">n case of an </text:span><text:span text:style-name="T94">–-</text:span><text:span text:style-name="T36"> input to the lexical analyze</text:span><text:span text:style-name="T37">r,</text:span><text:span text:style-name="T36"> </text:span><text:span text:style-name="T99">yylex()</text:span><text:span text:style-name="T58"> </text:span><text:span text:style-name="T36">does not return two </text:span><text:span text:style-name="T94">MINUS</text:span><text:span text:style-name="T36"> tokens, but instead returns a </text:span><text:span text:style-name="T94">DECREMENT</text:span><text:span text:style-name="T36"> token, by the second disambiguation rule.</text:span></text:p>
      <text:p text:style-name="P5"/>
      <text:p text:style-name="P5"><text:span text:style-name="T330">7</text:span><text:tab/>Pattern matching <text:span text:style-name="T344">using</text:span> LEX</text:p>
      <text:p text:style-name="P5"/>
      <text:p text:style-name="P197"><text:soft-page-break/><text:span text:style-name="T56">Conceptually, </text:span><text:span text:style-name="T60">LEX constructs a finite state machine to recognize all the regular expression patterns specified in the input file. <text:s/></text:span><text:span text:style-name="T40">The </text:span><text:span text:style-name="T60">code written by the programmer in the action part is executed </text:span><text:span text:style-name="T40">when the machine is in accept state. </text:span><text:span text:style-name="T38">The </text:span><text:span text:style-name="T60">lex.yy.c program </text:span><text:span text:style-name="T38">stores information about the finite state machine in the </text:span><text:span text:style-name="T41">form of a decision table (transition table)</text:span><text:span text:style-name="T38">. <text:s/></text:span><text:span text:style-name="T39"><text:s/></text:span></text:p>
      <text:p text:style-name="P197"><text:span text:style-name="T39"><text:s/><text:tab/></text:span><text:span text:style-name="T45">A</text:span><text:span text:style-name="T42"> </text:span><text:span text:style-name="T95">transition</text:span><text:span text:style-name="T96">(current_state,input_char)</text:span><text:span text:style-name="T42"> function is used to access the decision table. </text:span><text:span text:style-name="T43">LEX</text:span><text:span text:style-name="T42"> makes it's decision table visible if we compile the program with the -T flag. </text:span><text:span text:style-name="T44">The finite state machine used by LEX is deterministic </text:span><text:span text:style-name="T60">finite state automation. <text:s/>T</text:span><text:span text:style-name="T44">he lex.yy.c </text:span><text:span text:style-name="T60">simulates the DFA. <text:s/></text:span><text:span text:style-name="T44"><text:s/></text:span></text:p>
      <text:p text:style-name="P38"><text:span text:style-name="T247"><text:s/></text:span></text:p>
      <text:list xml:id="list2116276831" text:style-name="L8">
        <text:list-header>
          <text:p text:style-name="P255"/>
        </text:list-header>
      </text:list>
      <text:p text:style-name="P3"><text:span text:style-name="T158">8</text:span><text:span text:style-name="T154"><text:tab/></text:span><text:span text:style-name="T155">The</text:span><text:span text:style-name="T154"> Token simulator program</text:span></text:p>
      <text:p text:style-name="P86"/>
      <text:p text:style-name="P97">%{ </text:p>
      <text:p text:style-name="P97">/* Scan and return a token for identifiers of the format : <text:tab/><text:tab/><text:tab/><text:tab/>(string)(number) </text:p>
      <text:p text:style-name="P97"><text:tab/>Note : strings are not case sensitive </text:p>
      <text:p text:style-name="P97"><text:tab/>examples : a0 , A1 , ab2 , AB4 , aBc5 </text:p>
      <text:p text:style-name="P97">*/ </text:p>
      <text:p text:style-name="P97">#include&lt;stdio.h&gt; </text:p>
      <text:p text:style-name="P97"/>
      <text:p text:style-name="P97">#define ID 1<text:tab/>//Identifier token </text:p>
      <text:p text:style-name="P97">#define ER 2<text:tab/>//Error token </text:p>
      <text:p text:style-name="P97"/>
      <text:p text:style-name="P97">%} </text:p>
      <text:p text:style-name="P97">low_case [a-z] </text:p>
      <text:p text:style-name="P97">upp_case [A-Z] </text:p>
      <text:p text:style-name="P97">number<text:tab/>[0-9] </text:p>
      <text:p text:style-name="P97"/>
      <text:p text:style-name="P97">%option noyywrap </text:p>
      <text:p text:style-name="P97"/>
      <text:p text:style-name="P97">%% </text:p>
      <text:p text:style-name="P97">({low_case}|{upp_case})({low_case}|{upp_case})*({number})</text:p>
      <text:p text:style-name="P97"><text:tab/><text:tab/><text:tab/><text:tab/><text:tab/><text:tab/><text:tab/><text:tab/>return ID; </text:p>
      <text:p text:style-name="P97">(.)*<text:tab/><text:tab/><text:tab/><text:tab/><text:tab/><text:tab/><text:tab/><text:tab/>return ER; </text:p>
      <text:p text:style-name="P97"/>
      <text:p text:style-name="P97">%% </text:p>
      <text:p text:style-name="P97">int main() </text:p>
      <text:p text:style-name="P97">{ </text:p>
      <text:p text:style-name="P97"><text:tab/>int token = yylex(); </text:p>
      <text:p text:style-name="P97"><text:tab/>if(token==ID) </text:p>
      <text:p text:style-name="P97"><text:tab/><text:tab/>printf("Acceptable\n"); </text:p>
      <text:p text:style-name="P97"><text:tab/>else if(token==ER) </text:p>
      <text:p text:style-name="P97"><text:tab/><text:tab/>printf("Unacceptable\n"); </text:p>
      <text:p text:style-name="P97"><text:soft-page-break/><text:tab/>return 1; </text:p>
      <text:p text:style-name="P79"><text:span text:style-name="T154">}</text:span><text:span text:style-name="T68"> </text:span></text:p>
      <text:p text:style-name="P39"><text:span text:style-name="T222">In this program, the main() function obtains the tokens (in place of a parser) and </text:span><text:span text:style-name="T223">checks if the input contains a valid identifier.</text:span></text:p>
      <text:p text:style-name="P104"/>
      <text:p text:style-name="P141">Sample Input/Output:</text:p>
      <text:p text:style-name="P104"/>
      <text:p text:style-name="P104">I: Var9</text:p>
      <text:p text:style-name="P104">O: Acceptable</text:p>
      <text:p text:style-name="P140"/>
      <text:p text:style-name="P198"><text:span text:style-name="T169">W</text:span><text:span text:style-name="T170">hen </text:span><text:span text:style-name="T97">Var9</text:span><text:span text:style-name="T170"> is provided as the input, the DFA constructed by LEX accepts the string, and the corresponding action </text:span><text:span text:style-name="T97">return ID</text:span><text:span text:style-name="T170"> is </text:span><text:span text:style-name="T171">found and </text:span><text:span text:style-name="T170">executed. </text:span><text:span text:style-name="T172">As a result yylex() returns the token </text:span><text:span text:style-name="T98">ID</text:span><text:span text:style-name="T172">, and the main() function prints </text:span><text:span text:style-name="T98">Acceptable </text:span><text:span text:style-name="T173">on the screen</text:span><text:span text:style-name="T98">. </text:span></text:p>
      <text:p text:style-name="P189"/>
      <text:p text:style-name="P195"><text:span text:style-name="T7">9</text:span><text:span text:style-name="T5"><text:tab/></text:span><text:span text:style-name="T6">Construction of a DFA from a regular expression</text:span></text:p>
      <text:p text:style-name="P167"/>
      <text:p text:style-name="P204"><text:span text:style-name="T184">The construction of a DFA from a regular expression takes place in </text:span><text:span text:style-name="T186">two</text:span><text:span text:style-name="T184"> steps.</text:span></text:p>
      <text:list xml:id="list1024701275" text:style-name="L9">
        <text:list-item>
          <text:p text:style-name="P270"><text:span text:style-name="T184">Constructi</text:span><text:span text:style-name="T187">ng a</text:span><text:span text:style-name="T184"> syntax tree from the regular expression</text:span></text:p>
        </text:list-item>
        <text:list-item>
          <text:p text:style-name="P271"><text:span text:style-name="T188">Converting the syntax tree into a DFA</text:span><text:span text:style-name="T185"> </text:span></text:p>
        </text:list-item>
      </text:list>
      <text:p text:style-name="P190"/>
      <text:p text:style-name="P181"><text:span text:style-name="T330">9</text:span><text:span text:style-name="T191">.1<text:tab/></text:span><text:span text:style-name="T205">The intermediate</text:span><text:span text:style-name="T239"> syntax tree</text:span></text:p>
      <text:p text:style-name="P168"/>
      <text:p text:style-name="P168">Consider the first rule in the token simulator program in section 9. It consists of the following regular expression :</text:p>
      <text:p text:style-name="P98">({low_case}|{upp_case})({low_case}|{upp_case})*({number})</text:p>
      <text:p text:style-name="P161"><text:span text:style-name="T189">For convenience in representation , it </text:span><text:span text:style-name="T203">has been represented as</text:span><text:span text:style-name="T190"> </text:span><text:span text:style-name="T189">:</text:span></text:p>
      <text:p text:style-name="P169">( a | A ) ( a | A )* (N)</text:p>
      <text:p text:style-name="P165"><text:span text:style-name="T190">where, 'a' represents </text:span><text:span text:style-name="T107">{l</text:span><text:span text:style-name="T106">ow_case</text:span><text:span text:style-name="T107">}</text:span><text:span text:style-name="T190">, 'A' represents </text:span><text:span text:style-name="T107">{u</text:span><text:span text:style-name="T106">pp_case</text:span><text:span text:style-name="T107">}</text:span><text:span text:style-name="T237"> </text:span><text:span text:style-name="T238">and 'N' represents </text:span><text:span text:style-name="T107">{n</text:span><text:span text:style-name="T106">umber</text:span><text:span text:style-name="T107">}</text:span><text:span text:style-name="T190">.</text:span><text:span text:style-name="T106"> </text:span></text:p>
      <text:p text:style-name="P165"><text:span text:style-name="T204">Th</text:span><text:span text:style-name="T191">e syntax tree constructed for the above regular expression w</text:span><text:span text:style-name="T206">ould</text:span><text:span text:style-name="T191"> look like :<text:tab/><text:tab/> <text:s text:c="13"/></text:span></text:p>
      <text:p text:style-name="P174"/>
      <text:p text:style-name="P163"><text:span text:style-name="T191"><text:tab/><text:tab/><text:tab/><text:tab/></text:span><text:span text:style-name="T240">º</text:span><text:span text:style-name="T192"><text:tab/> </text:span><text:span text:style-name="T193"><text:s/></text:span></text:p>
      <text:p text:style-name="P170"><text:tab/><text:tab/><text:tab/> <text:s text:c="4"/>/ <text:s text:c="7"/>\</text:p>
      <text:p text:style-name="P164"><text:span text:style-name="T191"><text:tab/><text:tab/><text:tab/> <text:s/></text:span><text:span text:style-name="T240">º</text:span><text:span text:style-name="T193"> </text:span><text:span text:style-name="T192"><text:s text:c="11"/></text:span><text:span text:style-name="T195">N</text:span><text:span text:style-name="T245">₅</text:span></text:p>
      <text:p text:style-name="P170"><text:soft-page-break/><text:tab/><text:tab/> <text:s text:c="6"/>/<text:tab/> <text:s text:c="6"/>\</text:p>
      <text:p text:style-name="P162"><text:span text:style-name="T191"><text:tab/><text:tab/> <text:s text:c="3"/></text:span><text:span text:style-name="T207">|</text:span><text:span text:style-name="T192"><text:tab/> <text:s text:c="8"/></text:span><text:span text:style-name="T201">*</text:span><text:span text:style-name="T192"><text:tab/></text:span></text:p>
      <text:p text:style-name="P162"><text:span text:style-name="T192"><text:tab/> <text:s text:c="7"/>/<text:tab/> <text:s text:c="7"/>\ </text:span><text:span text:style-name="T194"><text:tab/></text:span><text:span text:style-name="T202">|</text:span></text:p>
      <text:p text:style-name="P205"><text:span text:style-name="T61"><text:tab/> <text:s text:c="5"/></text:span><text:span text:style-name="T65">a</text:span><text:span text:style-name="T246">₁</text:span><text:span text:style-name="T61"><text:tab/> <text:s text:c="8"/></text:span><text:span text:style-name="T65">A</text:span><text:span text:style-name="T246">₂</text:span><text:span text:style-name="T62"> <text:s text:c="2"/></text:span><text:span text:style-name="T61"><text:tab/></text:span><text:span text:style-name="T84">|</text:span></text:p>
      <text:p text:style-name="P103"><text:span text:style-name="T192"><text:tab/><text:tab/><text:tab/> <text:s text:c="5"/>/ <text:s text:c="5"/></text:span><text:span text:style-name="T200">\</text:span><text:span text:style-name="T77"> <text:s/></text:span></text:p>
      <text:p text:style-name="P206"><text:span text:style-name="T66"><text:tab/><text:tab/> <text:s text:c="11"/></text:span><text:span text:style-name="T63">a</text:span><text:span text:style-name="T246">₃</text:span><text:span text:style-name="T63"> <text:s text:c="5"/></text:span><text:span text:style-name="T64">A</text:span><text:span text:style-name="T246">₄</text:span></text:p>
      <text:p text:style-name="P207"/>
      <text:p text:style-name="P166"><text:span text:style-name="T243">In the above figure </text:span><text:span text:style-name="T240">º </text:span><text:span text:style-name="T242">represents the 'cat' (concatenation) operator, </text:span><text:span text:style-name="T241">*</text:span><text:span text:style-name="T242"> represents the 'star' operator </text:span><text:span text:style-name="T244">(a unary operator) </text:span><text:span text:style-name="T242">and </text:span><text:span text:style-name="T241">| </text:span><text:span text:style-name="T242">represents the <text:s/>'or' operator. </text:span><text:span text:style-name="T79">In the syntax tree the inner nodes are operators while the leaves are the operands. </text:span><text:span text:style-name="T80">The subscript assigned to every leaf is called the position of the leaf. </text:span><text:span text:style-name="T81">The position of a leaf plays a vital role in the process of constructing states for the DFA. </text:span></text:p>
      <text:p text:style-name="P40"/>
      <text:p text:style-name="P41">NOTE:</text:p>
      <text:p text:style-name="P200"><text:span text:style-name="T50">This syntax tree is an intermediate data structure. There will be no traces of this in </text:span><text:span text:style-name="T50">lex.yy.c file, because it is only used in the construction of the DFA.</text:span><text:span text:style-name="T51"> </text:span><text:span text:style-name="T53"><text:s/></text:span><text:span text:style-name="T52"><text:s/></text:span></text:p>
      <text:p text:style-name="P62"/>
      <text:p text:style-name="P63"><text:span text:style-name="T330">9</text:span>.2<text:tab/>Constructing the DFA</text:p>
      <text:p text:style-name="P63"/>
      <text:p text:style-name="P147"><text:span text:style-name="T286">Constructing the DF</text:span><text:span text:style-name="T309">A</text:span><text:span text:style-name="T286"> involves two steps:</text:span></text:p>
      <text:list xml:id="list1164741185" text:style-name="L10">
        <text:list-item>
          <text:p text:style-name="P272">Constructing the set of states of the DFA</text:p>
        </text:list-item>
        <text:list-item>
          <text:p text:style-name="P272">Constructing all the possible transitions made by the DFA from one state to another on different inputs. </text:p>
        </text:list-item>
      </text:list>
      <text:p text:style-name="P151"/>
      <text:p text:style-name="P148"><text:span text:style-name="T287">The language represented by the regular expression </text:span><text:span text:style-name="T198">( a | A ) ( a | A )* (N</text:span><text:span text:style-name="T199">)</text:span><text:span text:style-name="T198">, </text:span><text:span text:style-name="T287">c</text:span><text:span text:style-name="T304">an</text:span><text:span text:style-name="T287"> only possibly start with an 'a' or 'A'. From the syntax tree we may infer that these could only correspond to positions 1 </text:span><text:span text:style-name="T313">or</text:span><text:span text:style-name="T287"> 2 . </text:span><text:span text:style-name="T289">Let t</text:span><text:span text:style-name="T287">he </text:span><text:span text:style-name="T305">set of these</text:span><text:span text:style-name="T287"> positions </text:span><text:span text:style-name="T305">{1,2} be</text:span><text:span text:style-name="T287"> the start </text:span><text:span text:style-name="T287">state of the DFA</text:span><text:span text:style-name="T288">. </text:span><text:span text:style-name="T289">F</text:span><text:span text:style-name="T288">or convenience it has been name</text:span><text:span text:style-name="T289">d</text:span><text:span text:style-name="T288"> as state </text:span><text:span text:style-name="T29">I.</text:span></text:p>
      <text:p text:style-name="P182"><text:s/></text:p>
      <text:p text:style-name="P149"><text:span text:style-name="T291"><text:tab/></text:span><text:span text:style-name="T292">Consider the position </text:span><text:span text:style-name="T311">1 (</text:span><text:span text:style-name="T292">'a'</text:span><text:span text:style-name="T311">)</text:span><text:span text:style-name="T296">,</text:span><text:span text:style-name="T292"> </text:span><text:span text:style-name="T307">it could be followed by either of the positions 3,4 or 5</text:span><text:span text:style-name="T292">. </text:span><text:span text:style-name="T299">Let this be</text:span><text:span text:style-name="T292"> </text:span><text:span text:style-name="T298">a</text:span><text:span text:style-name="T292"> new state {3,4,5} represented by </text:span><text:span text:style-name="T30">II</text:span><text:span text:style-name="T292">. The </text:span><text:span text:style-name="T293">position</text:span><text:span text:style-name="T292"> 2 </text:span><text:span text:style-name="T294">('A') </text:span><text:span text:style-name="T308">could be possibl</text:span><text:span text:style-name="T310">y</text:span><text:span text:style-name="T308"> followed by either of the positions 3,4 or 5</text:span><text:span text:style-name="T295">.</text:span><text:span text:style-name="T294"> </text:span><text:span text:style-name="T297">But a new state is not required </text:span><text:soft-page-break/><text:span text:style-name="T297">as {3,4,5} has already been represented by </text:span><text:span text:style-name="T31">II</text:span><text:span text:style-name="T297">. </text:span><text:span text:style-name="T300">Similarly the positions 3 and 4 could be followed by the position 3 </text:span><text:span text:style-name="T306">or </text:span><text:span text:style-name="T300">4 or 5.</text:span><text:span text:style-name="T297"> </text:span><text:span text:style-name="T301">If followed by 5, the DFA must </text:span><text:span text:style-name="T312">accept and </text:span><text:span text:style-name="T301">terminate (syntax tree ends </text:span><text:span text:style-name="T302">at</text:span><text:span text:style-name="T301"> position 5). </text:span><text:span text:style-name="T303">Hence let the final (accept) state be </text:span><text:span text:style-name="T32">III</text:span><text:span text:style-name="T303">. </text:span></text:p>
      <text:p text:style-name="P152">Thus, the transitions maybe formulated as :</text:p>
      <text:p text:style-name="P153"/>
      <table:table table:name="Transition-table" table:style-name="Transition-table">
        <table:table-column table:style-name="Transition-table.A" table:number-columns-repeated="2"/>
        <table:table-column table:style-name="Transition-table.C"/>
        <table:table-column table:style-name="Transition-table.A"/>
        <table:table-column table:style-name="Transition-table.E"/>
        <table:table-row>
          <table:table-cell table:style-name="Transition-table.A1" office:value-type="string">
            <text:p text:style-name="P251">Current state</text:p>
          </table:table-cell>
          <table:table-cell table:style-name="Transition-table.A1" office:value-type="string">
            <text:p text:style-name="P251">-&gt;</text:p>
          </table:table-cell>
          <table:table-cell table:style-name="Transition-table.A1" office:value-type="string">
            <text:p text:style-name="P251">Input symbol</text:p>
          </table:table-cell>
          <table:table-cell table:style-name="Transition-table.A1" office:value-type="string">
            <text:p text:style-name="P251">-&gt;</text:p>
          </table:table-cell>
          <table:table-cell table:style-name="Transition-table.E1" office:value-type="string">
            <text:p text:style-name="P251">Next state</text:p>
          </table:table-cell>
        </table:table-row>
        <table:table-row>
          <table:table-cell table:style-name="Transition-table.A2" office:value-type="string">
            <text:p text:style-name="P251">I</text:p>
          </table:table-cell>
          <table:table-cell table:style-name="Transition-table.A2" office:value-type="string">
            <text:p text:style-name="P250"/>
          </table:table-cell>
          <table:table-cell table:style-name="Transition-table.A2" office:value-type="string">
            <text:p text:style-name="P251">a</text:p>
          </table:table-cell>
          <table:table-cell table:style-name="Transition-table.A2" office:value-type="string">
            <text:p text:style-name="P250"/>
          </table:table-cell>
          <table:table-cell table:style-name="Transition-table.E2" office:value-type="string">
            <text:p text:style-name="P251">II</text:p>
          </table:table-cell>
        </table:table-row>
        <table:table-row>
          <table:table-cell table:style-name="Transition-table.A2" office:value-type="string">
            <text:p text:style-name="P251">I</text:p>
          </table:table-cell>
          <table:table-cell table:style-name="Transition-table.A2" office:value-type="string">
            <text:p text:style-name="P250"/>
          </table:table-cell>
          <table:table-cell table:style-name="Transition-table.A2" office:value-type="string">
            <text:p text:style-name="P251">A</text:p>
          </table:table-cell>
          <table:table-cell table:style-name="Transition-table.A2" office:value-type="string">
            <text:p text:style-name="P250"/>
          </table:table-cell>
          <table:table-cell table:style-name="Transition-table.E2" office:value-type="string">
            <text:p text:style-name="P251">II</text:p>
          </table:table-cell>
        </table:table-row>
        <table:table-row>
          <table:table-cell table:style-name="Transition-table.A2" office:value-type="string">
            <text:p text:style-name="P251">II</text:p>
          </table:table-cell>
          <table:table-cell table:style-name="Transition-table.A2" office:value-type="string">
            <text:p text:style-name="P250"/>
          </table:table-cell>
          <table:table-cell table:style-name="Transition-table.A2" office:value-type="string">
            <text:p text:style-name="P251">a</text:p>
          </table:table-cell>
          <table:table-cell table:style-name="Transition-table.A2" office:value-type="string">
            <text:p text:style-name="P250"/>
          </table:table-cell>
          <table:table-cell table:style-name="Transition-table.E2" office:value-type="string">
            <text:p text:style-name="P251">II</text:p>
          </table:table-cell>
        </table:table-row>
        <table:table-row>
          <table:table-cell table:style-name="Transition-table.A2" office:value-type="string">
            <text:p text:style-name="P251">II</text:p>
          </table:table-cell>
          <table:table-cell table:style-name="Transition-table.A2" office:value-type="string">
            <text:p text:style-name="P250"/>
          </table:table-cell>
          <table:table-cell table:style-name="Transition-table.A2" office:value-type="string">
            <text:p text:style-name="P251">A</text:p>
          </table:table-cell>
          <table:table-cell table:style-name="Transition-table.A2" office:value-type="string">
            <text:p text:style-name="P250"/>
          </table:table-cell>
          <table:table-cell table:style-name="Transition-table.E2" office:value-type="string">
            <text:p text:style-name="P251">II</text:p>
          </table:table-cell>
        </table:table-row>
        <table:table-row>
          <table:table-cell table:style-name="Transition-table.A2" office:value-type="string">
            <text:p text:style-name="P251">II</text:p>
          </table:table-cell>
          <table:table-cell table:style-name="Transition-table.A2" office:value-type="string">
            <text:p text:style-name="P250"/>
          </table:table-cell>
          <table:table-cell table:style-name="Transition-table.A2" office:value-type="string">
            <text:p text:style-name="P251">N</text:p>
          </table:table-cell>
          <table:table-cell table:style-name="Transition-table.A2" office:value-type="string">
            <text:p text:style-name="P250"/>
          </table:table-cell>
          <table:table-cell table:style-name="Transition-table.E2" office:value-type="string">
            <text:p text:style-name="P252">III</text:p>
          </table:table-cell>
        </table:table-row>
      </table:table>
      <text:p text:style-name="P150"><text:span text:style-name="T292"><text:s/></text:span><text:span text:style-name="T291"><text:s text:c="3"/></text:span><text:span text:style-name="T290"><text:s text:c="3"/></text:span></text:p>
      <text:p text:style-name="P256"/>
      <text:p text:style-name="P256"/>
      <text:p text:style-name="P256"/>
      <text:p text:style-name="P122"><text:span text:style-name="T86">9</text:span><text:span text:style-name="T82">.</text:span><text:span text:style-name="T85">3</text:span><text:span text:style-name="T78"><text:tab/></text:span><text:span text:style-name="T83">The constructed</text:span><text:span text:style-name="T82"> DFA</text:span></text:p>
      <text:p text:style-name="P42"/>
      <text:p text:style-name="P102"><text:span text:style-name="T196">The DFA obtained for the above syntax tree w</text:span><text:span text:style-name="T197">ould</text:span><text:span text:style-name="T196"> look like :</text:span></text:p>
      <text:p text:style-name="P43"><draw:frame text:anchor-type="paragraph" draw:z-index="25" draw:style-name="gr13" draw:text-style-name="P275" svg:width="0.4378in" svg:height="0.2295in" svg:x="2.7437in" svg:y="0.2717in"><draw:text-box><text:p text:style-name="P275">a|A</text:p></draw:text-box></draw:frame></text:p>
      <text:p text:style-name="P43"><draw:custom-shape text:anchor-type="paragraph" draw:z-index="21" draw:style-name="gr9" draw:text-style-name="P275" svg:width="0.365in" svg:height="0.2921in" svg:x="2.7752in" svg:y="0.2118in"><text:p/>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43"><draw:ellipse text:anchor-type="paragraph" draw:z-index="16" draw:style-name="gr6" draw:text-style-name="P276" svg:width="0.3752in" svg:height="0.4067in" svg:x="2.7752in" svg:y="0.2146in"><text:p text:style-name="P275"><text:span text:style-name="T28">II</text:span></text:p></draw:ellipse><draw:ellipse text:anchor-type="paragraph" draw:z-index="17" draw:style-name="gr6" draw:text-style-name="P276" svg:width="0.3752in" svg:height="0.4067in" svg:x="1.7126in" svg:y="0.2173in"><text:p text:style-name="P275"><text:span text:style-name="T28">I</text:span></text:p></draw:ellipse><draw:frame text:anchor-type="paragraph" draw:z-index="23" draw:style-name="gr11" svg:width="0.4689in" svg:height="0.1925in" svg:x="2.1602in" svg:y="0.2291in"><draw:text-box><text:p text:style-name="P275">a|A</text:p></draw:text-box></draw:frame><draw:frame text:anchor-type="paragraph" draw:z-index="24" draw:style-name="gr12" svg:width="0.2398in" svg:height="0.1925in" svg:x="3.3374in" svg:y="0.2457in"><draw:text-box><text:p text:style-name="P275">N</text:p></draw:text-box></draw:frame><draw:ellipse text:anchor-type="paragraph" draw:z-index="18" draw:style-name="gr7" draw:text-style-name="P276" svg:width="0.3752in" svg:height="0.4067in" svg:x="3.8602in" svg:y="0.211in"><text:p text:style-name="P275"><text:span text:style-name="T28">III</text:span></text:p></draw:ellipse></text:p>
      <text:p text:style-name="P43"><draw:custom-shape text:anchor-type="paragraph" draw:z-index="19" draw:style-name="gr8" svg:width="0.4004in" svg:height="0.1004in" svg:x="2.2217in" svg:y="0.182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2" draw:style-name="gr10" svg:width="0.1461in" svg:height="0.1886in" svg:x="2.3063in" svg:y="0.0382in"><draw:text-box><text:p/></draw:text-box></draw:frame><draw:custom-shape text:anchor-type="paragraph" draw:z-index="20" draw:style-name="gr8" svg:width="0.4004in" svg:height="0.1004in" svg:x="3.2984in" svg:y="0.1728in"><text:p/>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 <text:s text:c="71"/></text:p>
      <text:p text:style-name="P44"/>
      <text:p text:style-name="P199"><text:span text:style-name="T46">This DFA represents </text:span><text:span text:style-name="T47">the regular expression provided as a specification (i.e. </text:span><text:span text:style-name="T48">p</text:span><text:span text:style-name="T47">attern to be matched) in the first rule of the token simulator program </text:span><text:span text:style-name="T55">in</text:span><text:span text:style-name="T54"> section 9</text:span><text:span text:style-name="T47">. </text:span><text:span text:style-name="T57">When the DFA is in the final state i.e. </text:span><text:span text:style-name="T67">III</text:span><text:span text:style-name="T57">, then a corresponding action is executed as instructed </text:span><text:span text:style-name="T57">in the lex.yy.c file. </text:span><text:span text:style-name="T47">The constructed DFA is simulated using a simulation algorithm. </text:span></text:p>
      <text:p text:style-name="P64"/>
      <text:p text:style-name="P203"><text:span text:style-name="T73">1</text:span><text:span text:style-name="T75">0</text:span><text:span text:style-name="T74"><text:tab/></text:span><text:span text:style-name="T73">The DFA simulation algorithm</text:span></text:p>
      <text:p text:style-name="P45"/>
      <text:p text:style-name="P45"><text:soft-page-break/>The working of the constructed DFA is simulated using the following algorithm.</text:p>
      <text:p text:style-name="P46"/>
      <text:p text:style-name="P105">DFA_simulator()</text:p>
      <text:p text:style-name="P106"><text:tab/>current_state = start_state</text:p>
      <text:p text:style-name="P106"><text:tab/>c = get_next_char()</text:p>
      <text:p text:style-name="P106"><text:tab/>while(c != EOF)</text:p>
      <text:p text:style-name="P125"><text:span text:style-name="T21"><text:tab/><text:tab/></text:span><text:span text:style-name="T26">current_sate</text:span><text:span text:style-name="T21"> = transition(current_state , c)</text:span></text:p>
      <text:p text:style-name="P125"><text:span text:style-name="T22"><text:s/><text:tab/><text:tab/></text:span><text:span text:style-name="T23">c = get_next_char()</text:span></text:p>
      <text:p text:style-name="P126"><text:span text:style-name="T23"><text:tab/><text:tab/>if(current_state </text:span><text:span text:style-name="T20">∈ </text:span><text:span text:style-name="T23">Final_states)</text:span></text:p>
      <text:p text:style-name="P126"><text:span text:style-name="T23"><text:tab/><text:tab/><text:tab/>/*</text:span><text:span text:style-name="T25">ACCEPT*/</text:span></text:p>
      <text:p text:style-name="P107"><text:tab/><text:tab/>else</text:p>
      <text:p text:style-name="P127"><text:span text:style-name="T23"><text:tab/><text:tab/><text:tab/>/*</text:span><text:span text:style-name="T25">REJECT*/</text:span></text:p>
      <text:p text:style-name="P154"/>
      <text:p text:style-name="P127"><text:span text:style-name="T174">The information about all the transitions made by the DFA can be obtained from the decision table </text:span><text:span text:style-name="T176">(generally a two dimensional matrix) </text:span><text:span text:style-name="T174">through the </text:span><text:span text:style-name="T24">transition()</text:span><text:span text:style-name="T174"> function.</text:span><text:span text:style-name="T175"> </text:span></text:p>
      <text:p text:style-name="P142"/>
      <text:p text:style-name="P191"><text:span text:style-name="T268">1</text:span><text:span text:style-name="T330">1</text:span><text:span text:style-name="T268"><text:tab/></text:span><text:span text:style-name="T269">Using the generated lexical analyzer</text:span></text:p>
      <text:p text:style-name="P143"/>
      <text:p text:style-name="P145"><text:span text:style-name="T314">The generated lex.yy.c file is the </text:span><text:span text:style-name="T315">code for the </text:span><text:span text:style-name="T314">scanner. This is compiled using a C </text:span><text:span text:style-name="T314">compiler and the generate</text:span><text:span text:style-name="T315">d</text:span><text:span text:style-name="T314"> object file </text:span><text:span text:style-name="T315">(the executable scanner) </text:span><text:span text:style-name="T314">is executed. LEX is just a tool which helps generate a smart scanner in C. </text:span></text:p>
      <text:p text:style-name="P145"><text:span text:style-name="T314"><text:tab/></text:span><text:span text:style-name="T260">The lexical analyzer only checks for </text:span><text:span text:style-name="T264">recognizable pattern sequences in the source program and produces an output of </text:span><text:span text:style-name="T260">tokens </text:span><text:span text:style-name="T264">(fed to the parser) </text:span><text:span text:style-name="T260">, it cannot be </text:span><text:span text:style-name="T260">used to check for syntax. </text:span><text:span text:style-name="T263">Syntax analysis</text:span><text:span text:style-name="T260"> is done by the parser. The parser is built using YACC , a parser generator. </text:span><text:span text:style-name="T261">YACC obtains the tokens from </text:span><text:span text:style-name="T262">LEX through </text:span><text:span text:style-name="T261">yylex() and the associated attributes from yylval, </text:span><text:span text:style-name="T260"><text:s/>which </text:span><text:span text:style-name="T262">it </text:span><text:span text:style-name="T260">uses for parsing and rest of the the compilation process.</text:span><text:span text:style-name="T265"> </text:span><text:span text:style-name="T316">In this case, t</text:span><text:span text:style-name="T276">he programmer need </text:span><text:span text:style-name="T277">not </text:span><text:span text:style-name="T276">call yylex() </text:span><text:span text:style-name="T278">in </text:span><text:span text:style-name="T278">the LEX program</text:span><text:span text:style-name="T276">, it is automatically called by YACC to read the tokens. </text:span><text:span text:style-name="T266">The parser , when given an input source program obtains all the tokens from the lexical analyzer and checks for </text:span><text:span text:style-name="T281">correctness of the</text:span><text:span text:style-name="T266"> syntax. Hence, the next step towards </text:span><text:span text:style-name="T266">compiling a </text:span><text:span text:style-name="T267">given source </text:span><text:span text:style-name="T266">program would be to build a parser. <text:s text:c="2"/></text:span></text:p>
      <text:p text:style-name="P183"/>
      <text:p text:style-name="P192"><text:span text:style-name="T282">1</text:span><text:span text:style-name="T330">2</text:span><text:span text:style-name="T282"><text:tab/></text:span><text:span text:style-name="T345">References</text:span></text:p>
      <text:p text:style-name="P146"/>
      <text:p text:style-name="P144"><text:soft-page-break/><text:span text:style-name="T282">For further detail</text:span><text:span text:style-name="T284">s</text:span><text:span text:style-name="T282"> o</text:span><text:span text:style-name="T284">n</text:span><text:span text:style-name="T282"> the topics covered in this document, the reader may refer to </text:span><text:span text:style-name="T283">the following </text:span><text:span text:style-name="T282">:</text:span></text:p>
      <text:list xml:id="list1765735966" text:style-name="L11">
        <text:list-item>
          <text:p text:style-name="P274"><text:span text:style-name="T177">Compilers : Principles,Techniques and Tools </text:span><text:span text:style-name="T179">b</text:span><text:span text:style-name="T177">y Alfred V.Aho, Monica S. Lam, Ravi Sethi and Jeffrey D.Ulman .</text:span></text:p>
        </text:list-item>
        <text:list-item>
          <text:p text:style-name="P274"><text:span text:style-name="T177">Modern </text:span><text:span text:style-name="T178">C</text:span><text:span text:style-name="T177">ompiler </text:span><text:span text:style-name="T178">I</text:span><text:span text:style-name="T177">mplementation in C </text:span><text:span text:style-name="T179">b</text:span><text:span text:style-name="T177">y Andrew W.Appel</text:span></text:p>
        </text:list-item>
        <text:list-item>
          <text:p text:style-name="P274"><text:span text:style-name="T177">Flex &amp; Bison </text:span><text:span text:style-name="T179">b</text:span><text:span text:style-name="T177">y John Levine</text:span></text:p>
        </text:list-item>
        <text:list-item>
          <text:p text:style-name="P273">http://dinosaur.compilertools.net/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Jomolhari" svg:font-family="Jomolhari"/>
    <style:font-face style:name="OpenSymbol" svg:font-family="OpenSymbol"/>
    <style:font-face style:name="DejaVu Sans1" svg:font-family="'DejaVu Sans'" style:font-family-generic="swiss"/>
    <style:font-face style:name="FreeSans" svg:font-family="FreeSans" style:font-family-generic="swiss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WenQuanYi Zen Hei Sharp1" svg:font-family="'WenQuanYi Zen Hei Sharp'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" svg:font-family="FreeMono" style:font-family-generic="swiss" style:font-pitch="variable"/>
    <style:font-face style:name="Jomolhari2" svg:font-family="Jomolha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Zen Hei Sharp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9T11:35:09</meta:creation-date>
    <dc:date>2013-08-10T00:34:39</dc:date>
    <meta:editing-duration>P1DT7H10M11S</meta:editing-duration>
    <meta:editing-cycles>988</meta:editing-cycles>
    <meta:generator>LibreOffice/3.6$Linux_X86_64 LibreOffice_project/360m1$Build-2</meta:generator>
    <meta:document-statistic meta:table-count="1" meta:image-count="0" meta:object-count="0" meta:page-count="19" meta:paragraph-count="369" meta:word-count="3175" meta:character-count="19060" meta:non-whitespace-character-count="15671"/>
  </office:meta>
</office:document-meta>
</file>